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no_co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1" calcext:value-type="float">
            <text:p>1212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.0006079673767" calcext:value-type="float">
            <text:p>10.0006079673767</text:p>
          </table:table-cell>
          <table:table-cell office:value-type="float" office:value="2" calcext:value-type="float">
            <text:p>2</text:p>
          </table:table-cell>
          <table:table-cell office:value-type="float" office:value="22122" calcext:value-type="float">
            <text:p>2212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0.0022521018982" calcext:value-type="float">
            <text:p>20.0022521018982</text:p>
          </table:table-cell>
          <table:table-cell office:value-type="float" office:value="3" calcext:value-type="float">
            <text:p>3</text:p>
          </table:table-cell>
          <table:table-cell office:value-type="float" office:value="32123" calcext:value-type="float">
            <text:p>3212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0.0035910606384" calcext:value-type="float">
            <text:p>30.0035910606384</text:p>
          </table:table-cell>
          <table:table-cell office:value-type="float" office:value="4" calcext:value-type="float">
            <text:p>4</text:p>
          </table:table-cell>
          <table:table-cell office:value-type="float" office:value="42124" calcext:value-type="float">
            <text:p>4212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0.0032579898834" calcext:value-type="float">
            <text:p>40.0032579898834</text:p>
          </table:table-cell>
          <table:table-cell office:value-type="float" office:value="5" calcext:value-type="float">
            <text:p>5</text:p>
          </table:table-cell>
          <table:table-cell office:value-type="float" office:value="52125" calcext:value-type="float">
            <text:p>5212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0.0044660568237" calcext:value-type="float">
            <text:p>50.0044660568237</text:p>
          </table:table-cell>
          <table:table-cell office:value-type="float" office:value="6" calcext:value-type="float">
            <text:p>6</text:p>
          </table:table-cell>
          <table:table-cell office:value-type="float" office:value="62126" calcext:value-type="float">
            <text:p>6212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0.0061931610107" calcext:value-type="float">
            <text:p>60.0061931610107</text:p>
          </table:table-cell>
          <table:table-cell office:value-type="float" office:value="7" calcext:value-type="float">
            <text:p>7</text:p>
          </table:table-cell>
          <table:table-cell office:value-type="float" office:value="72127" calcext:value-type="float">
            <text:p>7212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0.0066950321198" calcext:value-type="float">
            <text:p>70.0066950321198</text:p>
          </table:table-cell>
          <table:table-cell office:value-type="float" office:value="8" calcext:value-type="float">
            <text:p>8</text:p>
          </table:table-cell>
          <table:table-cell office:value-type="float" office:value="82128" calcext:value-type="float">
            <text:p>82128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0.0073220729828" calcext:value-type="float">
            <text:p>80.0073220729828</text:p>
          </table:table-cell>
          <table:table-cell office:value-type="float" office:value="9" calcext:value-type="float">
            <text:p>9</text:p>
          </table:table-cell>
          <table:table-cell office:value-type="float" office:value="92129" calcext:value-type="float">
            <text:p>92129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0.0094449520111" calcext:value-type="float">
            <text:p>90.0094449520111</text:p>
          </table:table-cell>
          <table:table-cell office:value-type="float" office:value="10" calcext:value-type="float">
            <text:p>10</text:p>
          </table:table-cell>
          <table:table-cell office:value-type="float" office:value="102130" calcext:value-type="float">
            <text:p>10213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.010106086731" calcext:value-type="float">
            <text:p>100.010106086731</text:p>
          </table:table-cell>
          <table:table-cell office:value-type="float" office:value="11" calcext:value-type="float">
            <text:p>11</text:p>
          </table:table-cell>
          <table:table-cell office:value-type="float" office:value="112131" calcext:value-type="float">
            <text:p>112131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0.011090040207" calcext:value-type="float">
            <text:p>110.011090040207</text:p>
          </table:table-cell>
          <table:table-cell office:value-type="float" office:value="12" calcext:value-type="float">
            <text:p>12</text:p>
          </table:table-cell>
          <table:table-cell office:value-type="float" office:value="122132" calcext:value-type="float">
            <text:p>122132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0.012109041214" calcext:value-type="float">
            <text:p>120.012109041214</text:p>
          </table:table-cell>
          <table:table-cell office:value-type="float" office:value="13" calcext:value-type="float">
            <text:p>13</text:p>
          </table:table-cell>
          <table:table-cell office:value-type="float" office:value="132133" calcext:value-type="float">
            <text:p>132133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0.012959003449" calcext:value-type="float">
            <text:p>130.012959003449</text:p>
          </table:table-cell>
          <table:table-cell office:value-type="float" office:value="14" calcext:value-type="float">
            <text:p>14</text:p>
          </table:table-cell>
          <table:table-cell office:value-type="float" office:value="142134" calcext:value-type="float">
            <text:p>142134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0.013559103012" calcext:value-type="float">
            <text:p>140.013559103012</text:p>
          </table:table-cell>
          <table:table-cell office:value-type="float" office:value="15" calcext:value-type="float">
            <text:p>15</text:p>
          </table:table-cell>
          <table:table-cell office:value-type="float" office:value="152135" calcext:value-type="float">
            <text:p>15213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0.014250040054" calcext:value-type="float">
            <text:p>150.014250040054</text:p>
          </table:table-cell>
          <table:table-cell office:value-type="float" office:value="16" calcext:value-type="float">
            <text:p>16</text:p>
          </table:table-cell>
          <table:table-cell office:value-type="float" office:value="162136" calcext:value-type="float">
            <text:p>162136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0.016309022903" calcext:value-type="float">
            <text:p>160.016309022903</text:p>
          </table:table-cell>
          <table:table-cell office:value-type="float" office:value="17" calcext:value-type="float">
            <text:p>17</text:p>
          </table:table-cell>
          <table:table-cell office:value-type="float" office:value="172137" calcext:value-type="float">
            <text:p>172137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0.016492128372" calcext:value-type="float">
            <text:p>170.016492128372</text:p>
          </table:table-cell>
          <table:table-cell office:value-type="float" office:value="18" calcext:value-type="float">
            <text:p>18</text:p>
          </table:table-cell>
          <table:table-cell office:value-type="float" office:value="182138" calcext:value-type="float">
            <text:p>18213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0.017004966736" calcext:value-type="float">
            <text:p>180.017004966736</text:p>
          </table:table-cell>
          <table:table-cell office:value-type="float" office:value="19" calcext:value-type="float">
            <text:p>19</text:p>
          </table:table-cell>
          <table:table-cell office:value-type="float" office:value="192139" calcext:value-type="float">
            <text:p>192139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0.019310951233" calcext:value-type="float">
            <text:p>190.019310951233</text:p>
          </table:table-cell>
          <table:table-cell office:value-type="float" office:value="20" calcext:value-type="float">
            <text:p>20</text:p>
          </table:table-cell>
          <table:table-cell office:value-type="float" office:value="202140" calcext:value-type="float">
            <text:p>20214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0.01925611496" calcext:value-type="float">
            <text:p>200.01925611496</text:p>
          </table:table-cell>
          <table:table-cell office:value-type="float" office:value="21" calcext:value-type="float">
            <text:p>21</text:p>
          </table:table-cell>
          <table:table-cell office:value-type="float" office:value="212141" calcext:value-type="float">
            <text:p>21214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10.020862102509" calcext:value-type="float">
            <text:p>210.020862102509</text:p>
          </table:table-cell>
          <table:table-cell office:value-type="float" office:value="22" calcext:value-type="float">
            <text:p>22</text:p>
          </table:table-cell>
          <table:table-cell office:value-type="float" office:value="222142" calcext:value-type="float">
            <text:p>222142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0.02232003212" calcext:value-type="float">
            <text:p>220.02232003212</text:p>
          </table:table-cell>
          <table:table-cell office:value-type="float" office:value="23" calcext:value-type="float">
            <text:p>23</text:p>
          </table:table-cell>
          <table:table-cell office:value-type="float" office:value="232143" calcext:value-type="float">
            <text:p>232143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0.023089170456" calcext:value-type="float">
            <text:p>230.023089170456</text:p>
          </table:table-cell>
          <table:table-cell office:value-type="float" office:value="24" calcext:value-type="float">
            <text:p>24</text:p>
          </table:table-cell>
          <table:table-cell office:value-type="float" office:value="242144" calcext:value-type="float">
            <text:p>242144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0.024708032608" calcext:value-type="float">
            <text:p>240.024708032608</text:p>
          </table:table-cell>
          <table:table-cell office:value-type="float" office:value="25" calcext:value-type="float">
            <text:p>25</text:p>
          </table:table-cell>
          <table:table-cell office:value-type="float" office:value="252145" calcext:value-type="float">
            <text:p>252145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0.024136066437" calcext:value-type="float">
            <text:p>250.024136066437</text:p>
          </table:table-cell>
          <table:table-cell office:value-type="float" office:value="26" calcext:value-type="float">
            <text:p>26</text:p>
          </table:table-cell>
          <table:table-cell office:value-type="float" office:value="262146" calcext:value-type="float">
            <text:p>262146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60.024661064148" calcext:value-type="float">
            <text:p>260.024661064148</text:p>
          </table:table-cell>
          <table:table-cell office:value-type="float" office:value="27" calcext:value-type="float">
            <text:p>27</text:p>
          </table:table-cell>
          <table:table-cell office:value-type="float" office:value="272147" calcext:value-type="float">
            <text:p>272147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0.026669025421" calcext:value-type="float">
            <text:p>270.026669025421</text:p>
          </table:table-cell>
          <table:table-cell office:value-type="float" office:value="28" calcext:value-type="float">
            <text:p>28</text:p>
          </table:table-cell>
          <table:table-cell office:value-type="float" office:value="282148" calcext:value-type="float">
            <text:p>282148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0.028010129929" calcext:value-type="float">
            <text:p>280.028010129929</text:p>
          </table:table-cell>
          <table:table-cell office:value-type="float" office:value="29" calcext:value-type="float">
            <text:p>29</text:p>
          </table:table-cell>
          <table:table-cell office:value-type="float" office:value="292149" calcext:value-type="float">
            <text:p>292149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0.027768135071" calcext:value-type="float">
            <text:p>290.027768135071</text:p>
          </table:table-cell>
          <table:table-cell office:value-type="float" office:value="30" calcext:value-type="float">
            <text:p>30</text:p>
          </table:table-cell>
          <table:table-cell office:value-type="float" office:value="302150" calcext:value-type="float">
            <text:p>302150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00.029428005219" calcext:value-type="float">
            <text:p>300.029428005219</text:p>
          </table:table-cell>
          <table:table-cell office:value-type="float" office:value="31" calcext:value-type="float">
            <text:p>31</text:p>
          </table:table-cell>
          <table:table-cell office:value-type="float" office:value="312151" calcext:value-type="float">
            <text:p>312151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10.02981710434" calcext:value-type="float">
            <text:p>310.02981710434</text:p>
          </table:table-cell>
          <table:table-cell office:value-type="float" office:value="32" calcext:value-type="float">
            <text:p>32</text:p>
          </table:table-cell>
          <table:table-cell office:value-type="float" office:value="322152" calcext:value-type="float">
            <text:p>322152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0.031721115112" calcext:value-type="float">
            <text:p>320.031721115112</text:p>
          </table:table-cell>
          <table:table-cell office:value-type="float" office:value="33" calcext:value-type="float">
            <text:p>33</text:p>
          </table:table-cell>
          <table:table-cell office:value-type="float" office:value="332153" calcext:value-type="float">
            <text:p>332153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30.03245306015" calcext:value-type="float">
            <text:p>330.03245306015</text:p>
          </table:table-cell>
          <table:table-cell office:value-type="float" office:value="34" calcext:value-type="float">
            <text:p>34</text:p>
          </table:table-cell>
          <table:table-cell office:value-type="float" office:value="342154" calcext:value-type="float">
            <text:p>342154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40.033967018127" calcext:value-type="float">
            <text:p>340.033967018127</text:p>
          </table:table-cell>
          <table:table-cell office:value-type="float" office:value="35" calcext:value-type="float">
            <text:p>35</text:p>
          </table:table-cell>
          <table:table-cell office:value-type="float" office:value="352155" calcext:value-type="float">
            <text:p>352155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50.034110069275" calcext:value-type="float">
            <text:p>350.034110069275</text:p>
          </table:table-cell>
          <table:table-cell office:value-type="float" office:value="36" calcext:value-type="float">
            <text:p>36</text:p>
          </table:table-cell>
          <table:table-cell office:value-type="float" office:value="362156" calcext:value-type="float">
            <text:p>362156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0.035192012787" calcext:value-type="float">
            <text:p>360.035192012787</text:p>
          </table:table-cell>
          <table:table-cell office:value-type="float" office:value="37" calcext:value-type="float">
            <text:p>37</text:p>
          </table:table-cell>
          <table:table-cell office:value-type="float" office:value="372157" calcext:value-type="float">
            <text:p>372157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0.037131071091" calcext:value-type="float">
            <text:p>370.037131071091</text:p>
          </table:table-cell>
          <table:table-cell office:value-type="float" office:value="38" calcext:value-type="float">
            <text:p>38</text:p>
          </table:table-cell>
          <table:table-cell office:value-type="float" office:value="382158" calcext:value-type="float">
            <text:p>38215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0.037297010422" calcext:value-type="float">
            <text:p>380.037297010422</text:p>
          </table:table-cell>
          <table:table-cell office:value-type="float" office:value="39" calcext:value-type="float">
            <text:p>39</text:p>
          </table:table-cell>
          <table:table-cell office:value-type="float" office:value="392159" calcext:value-type="float">
            <text:p>392159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0.038511037827" calcext:value-type="float">
            <text:p>390.038511037827</text:p>
          </table:table-cell>
          <table:table-cell office:value-type="float" office:value="40" calcext:value-type="float">
            <text:p>40</text:p>
          </table:table-cell>
          <table:table-cell office:value-type="float" office:value="402160" calcext:value-type="float">
            <text:p>40216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0.038161993027" calcext:value-type="float">
            <text:p>400.038161993027</text:p>
          </table:table-cell>
          <table:table-cell office:value-type="float" office:value="41" calcext:value-type="float">
            <text:p>41</text:p>
          </table:table-cell>
          <table:table-cell office:value-type="float" office:value="412161" calcext:value-type="float">
            <text:p>412161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0.039792060852" calcext:value-type="float">
            <text:p>410.039792060852</text:p>
          </table:table-cell>
          <table:table-cell office:value-type="float" office:value="42" calcext:value-type="float">
            <text:p>42</text:p>
          </table:table-cell>
          <table:table-cell office:value-type="float" office:value="422162" calcext:value-type="float">
            <text:p>422162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0.041121006012" calcext:value-type="float">
            <text:p>420.041121006012</text:p>
          </table:table-cell>
          <table:table-cell office:value-type="float" office:value="43" calcext:value-type="float">
            <text:p>43</text:p>
          </table:table-cell>
          <table:table-cell office:value-type="float" office:value="432163" calcext:value-type="float">
            <text:p>432163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0.042359113693" calcext:value-type="float">
            <text:p>430.042359113693</text:p>
          </table:table-cell>
          <table:table-cell office:value-type="float" office:value="44" calcext:value-type="float">
            <text:p>44</text:p>
          </table:table-cell>
          <table:table-cell office:value-type="float" office:value="442164" calcext:value-type="float">
            <text:p>442164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.042622089386" calcext:value-type="float">
            <text:p>440.042622089386</text:p>
          </table:table-cell>
          <table:table-cell office:value-type="float" office:value="45" calcext:value-type="float">
            <text:p>45</text:p>
          </table:table-cell>
          <table:table-cell office:value-type="float" office:value="452165" calcext:value-type="float">
            <text:p>452165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0.044543027878" calcext:value-type="float">
            <text:p>450.044543027878</text:p>
          </table:table-cell>
          <table:table-cell office:value-type="float" office:value="46" calcext:value-type="float">
            <text:p>46</text:p>
          </table:table-cell>
          <table:table-cell office:value-type="float" office:value="462166" calcext:value-type="float">
            <text:p>46216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0.045212984085" calcext:value-type="float">
            <text:p>460.045212984085</text:p>
          </table:table-cell>
          <table:table-cell office:value-type="float" office:value="47" calcext:value-type="float">
            <text:p>47</text:p>
          </table:table-cell>
          <table:table-cell office:value-type="float" office:value="472167" calcext:value-type="float">
            <text:p>472167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.046050071716" calcext:value-type="float">
            <text:p>470.046050071716</text:p>
          </table:table-cell>
          <table:table-cell office:value-type="float" office:value="48" calcext:value-type="float">
            <text:p>48</text:p>
          </table:table-cell>
          <table:table-cell office:value-type="float" office:value="482168" calcext:value-type="float">
            <text:p>482168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0.047316074371" calcext:value-type="float">
            <text:p>480.047316074371</text:p>
          </table:table-cell>
          <table:table-cell office:value-type="float" office:value="49" calcext:value-type="float">
            <text:p>49</text:p>
          </table:table-cell>
          <table:table-cell office:value-type="float" office:value="492169" calcext:value-type="float">
            <text:p>492169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0.048290967941" calcext:value-type="float">
            <text:p>490.048290967941</text:p>
          </table:table-cell>
          <table:table-cell office:value-type="float" office:value="50" calcext:value-type="float">
            <text:p>50</text:p>
          </table:table-cell>
          <table:table-cell office:value-type="float" office:value="502170" calcext:value-type="float">
            <text:p>50217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0.049314022064" calcext:value-type="float">
            <text:p>500.049314022064</text:p>
          </table:table-cell>
          <table:table-cell office:value-type="float" office:value="51" calcext:value-type="float">
            <text:p>51</text:p>
          </table:table-cell>
          <table:table-cell office:value-type="float" office:value="512171" calcext:value-type="float">
            <text:p>512171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.050295114517" calcext:value-type="float">
            <text:p>510.050295114517</text:p>
          </table:table-cell>
          <table:table-cell office:value-type="float" office:value="52" calcext:value-type="float">
            <text:p>52</text:p>
          </table:table-cell>
          <table:table-cell office:value-type="float" office:value="522172" calcext:value-type="float">
            <text:p>522172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0.051007986069" calcext:value-type="float">
            <text:p>520.051007986069</text:p>
          </table:table-cell>
          <table:table-cell office:value-type="float" office:value="53" calcext:value-type="float">
            <text:p>53</text:p>
          </table:table-cell>
          <table:table-cell office:value-type="float" office:value="532173" calcext:value-type="float">
            <text:p>532173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.052466154099" calcext:value-type="float">
            <text:p>530.052466154099</text:p>
          </table:table-cell>
          <table:table-cell office:value-type="float" office:value="54" calcext:value-type="float">
            <text:p>54</text:p>
          </table:table-cell>
          <table:table-cell office:value-type="float" office:value="542174" calcext:value-type="float">
            <text:p>542174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0.052833080292" calcext:value-type="float">
            <text:p>540.052833080292</text:p>
          </table:table-cell>
          <table:table-cell office:value-type="float" office:value="55" calcext:value-type="float">
            <text:p>55</text:p>
          </table:table-cell>
          <table:table-cell office:value-type="float" office:value="552175" calcext:value-type="float">
            <text:p>552175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.054411172867" calcext:value-type="float">
            <text:p>550.054411172867</text:p>
          </table:table-cell>
          <table:table-cell office:value-type="float" office:value="56" calcext:value-type="float">
            <text:p>56</text:p>
          </table:table-cell>
          <table:table-cell office:value-type="float" office:value="562176" calcext:value-type="float">
            <text:p>562176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0.054900169373" calcext:value-type="float">
            <text:p>560.054900169373</text:p>
          </table:table-cell>
          <table:table-cell office:value-type="float" office:value="57" calcext:value-type="float">
            <text:p>57</text:p>
          </table:table-cell>
          <table:table-cell office:value-type="float" office:value="572177" calcext:value-type="float">
            <text:p>572177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0.055423974991" calcext:value-type="float">
            <text:p>570.055423974991</text:p>
          </table:table-cell>
          <table:table-cell office:value-type="float" office:value="58" calcext:value-type="float">
            <text:p>58</text:p>
          </table:table-cell>
          <table:table-cell office:value-type="float" office:value="582178" calcext:value-type="float">
            <text:p>582178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.057456016541" calcext:value-type="float">
            <text:p>580.057456016541</text:p>
          </table:table-cell>
          <table:table-cell office:value-type="float" office:value="59" calcext:value-type="float">
            <text:p>59</text:p>
          </table:table-cell>
          <table:table-cell office:value-type="float" office:value="592179" calcext:value-type="float">
            <text:p>592179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0.058341026306" calcext:value-type="float">
            <text:p>590.058341026306</text:p>
          </table:table-cell>
          <table:table-cell office:value-type="float" office:value="60" calcext:value-type="float">
            <text:p>60</text:p>
          </table:table-cell>
          <table:table-cell office:value-type="float" office:value="602180" calcext:value-type="float">
            <text:p>60218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.058948993683" calcext:value-type="float">
            <text:p>600.058948993683</text:p>
          </table:table-cell>
          <table:table-cell office:value-type="float" office:value="61" calcext:value-type="float">
            <text:p>61</text:p>
          </table:table-cell>
          <table:table-cell office:value-type="float" office:value="612181" calcext:value-type="float">
            <text:p>612181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0.059023141861" calcext:value-type="float">
            <text:p>610.059023141861</text:p>
          </table:table-cell>
          <table:table-cell office:value-type="float" office:value="62" calcext:value-type="float">
            <text:p>62</text:p>
          </table:table-cell>
          <table:table-cell office:value-type="float" office:value="622182" calcext:value-type="float">
            <text:p>622182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0.061197042465" calcext:value-type="float">
            <text:p>620.061197042465</text:p>
          </table:table-cell>
          <table:table-cell office:value-type="float" office:value="63" calcext:value-type="float">
            <text:p>63</text:p>
          </table:table-cell>
          <table:table-cell office:value-type="float" office:value="632183" calcext:value-type="float">
            <text:p>632183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.060795068741" calcext:value-type="float">
            <text:p>630.060795068741</text:p>
          </table:table-cell>
          <table:table-cell office:value-type="float" office:value="64" calcext:value-type="float">
            <text:p>64</text:p>
          </table:table-cell>
          <table:table-cell office:value-type="float" office:value="642184" calcext:value-type="float">
            <text:p>642184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0.062504053116" calcext:value-type="float">
            <text:p>640.062504053116</text:p>
          </table:table-cell>
          <table:table-cell office:value-type="float" office:value="65" calcext:value-type="float">
            <text:p>65</text:p>
          </table:table-cell>
          <table:table-cell office:value-type="float" office:value="652185" calcext:value-type="float">
            <text:p>652185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0.062867164612" calcext:value-type="float">
            <text:p>650.062867164612</text:p>
          </table:table-cell>
          <table:table-cell office:value-type="float" office:value="66" calcext:value-type="float">
            <text:p>66</text:p>
          </table:table-cell>
          <table:table-cell office:value-type="float" office:value="662186" calcext:value-type="float">
            <text:p>662186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0.063709974289" calcext:value-type="float">
            <text:p>660.063709974289</text:p>
          </table:table-cell>
          <table:table-cell office:value-type="float" office:value="67" calcext:value-type="float">
            <text:p>67</text:p>
          </table:table-cell>
          <table:table-cell office:value-type="float" office:value="672187" calcext:value-type="float">
            <text:p>672187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0.06572508812" calcext:value-type="float">
            <text:p>670.06572508812</text:p>
          </table:table-cell>
          <table:table-cell office:value-type="float" office:value="68" calcext:value-type="float">
            <text:p>68</text:p>
          </table:table-cell>
          <table:table-cell office:value-type="float" office:value="682188" calcext:value-type="float">
            <text:p>682188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680.06563615799" calcext:value-type="float">
            <text:p>680.06563615799</text:p>
          </table:table-cell>
          <table:table-cell office:value-type="float" office:value="69" calcext:value-type="float">
            <text:p>69</text:p>
          </table:table-cell>
          <table:table-cell office:value-type="float" office:value="692189" calcext:value-type="float">
            <text:p>692189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690.067286968231" calcext:value-type="float">
            <text:p>690.067286968231</text:p>
          </table:table-cell>
          <table:table-cell office:value-type="float" office:value="70" calcext:value-type="float">
            <text:p>70</text:p>
          </table:table-cell>
          <table:table-cell office:value-type="float" office:value="702190" calcext:value-type="float">
            <text:p>702190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700.068528175354" calcext:value-type="float">
            <text:p>700.068528175354</text:p>
          </table:table-cell>
          <table:table-cell office:value-type="float" office:value="71" calcext:value-type="float">
            <text:p>71</text:p>
          </table:table-cell>
          <table:table-cell office:value-type="float" office:value="712191" calcext:value-type="float">
            <text:p>712191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710.069269180298" calcext:value-type="float">
            <text:p>710.069269180298</text:p>
          </table:table-cell>
          <table:table-cell office:value-type="float" office:value="72" calcext:value-type="float">
            <text:p>72</text:p>
          </table:table-cell>
          <table:table-cell office:value-type="float" office:value="722192" calcext:value-type="float">
            <text:p>722192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720.070449113846" calcext:value-type="float">
            <text:p>720.070449113846</text:p>
          </table:table-cell>
          <table:table-cell office:value-type="float" office:value="73" calcext:value-type="float">
            <text:p>73</text:p>
          </table:table-cell>
          <table:table-cell office:value-type="float" office:value="732193" calcext:value-type="float">
            <text:p>732193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30.071197032929" calcext:value-type="float">
            <text:p>730.071197032929</text:p>
          </table:table-cell>
          <table:table-cell office:value-type="float" office:value="74" calcext:value-type="float">
            <text:p>74</text:p>
          </table:table-cell>
          <table:table-cell office:value-type="float" office:value="742194" calcext:value-type="float">
            <text:p>742194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40.071721076965" calcext:value-type="float">
            <text:p>740.071721076965</text:p>
          </table:table-cell>
          <table:table-cell office:value-type="float" office:value="75" calcext:value-type="float">
            <text:p>75</text:p>
          </table:table-cell>
          <table:table-cell office:value-type="float" office:value="752195" calcext:value-type="float">
            <text:p>752195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50.072666168213" calcext:value-type="float">
            <text:p>750.072666168213</text:p>
          </table:table-cell>
          <table:table-cell office:value-type="float" office:value="76" calcext:value-type="float">
            <text:p>76</text:p>
          </table:table-cell>
          <table:table-cell office:value-type="float" office:value="762196" calcext:value-type="float">
            <text:p>762196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0.074336051941" calcext:value-type="float">
            <text:p>760.074336051941</text:p>
          </table:table-cell>
          <table:table-cell office:value-type="float" office:value="77" calcext:value-type="float">
            <text:p>77</text:p>
          </table:table-cell>
          <table:table-cell office:value-type="float" office:value="772197" calcext:value-type="float">
            <text:p>772197</text:p>
          </table:table-cell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70.075176954269" calcext:value-type="float">
            <text:p>770.075176954269</text:p>
          </table:table-cell>
          <table:table-cell office:value-type="float" office:value="78" calcext:value-type="float">
            <text:p>78</text:p>
          </table:table-cell>
          <table:table-cell office:value-type="float" office:value="782198" calcext:value-type="float">
            <text:p>782198</text:p>
          </table:table-cell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80.075878143311" calcext:value-type="float">
            <text:p>780.075878143311</text:p>
          </table:table-cell>
          <table:table-cell office:value-type="float" office:value="79" calcext:value-type="float">
            <text:p>79</text:p>
          </table:table-cell>
          <table:table-cell office:value-type="float" office:value="792199" calcext:value-type="float">
            <text:p>792199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90.076925039291" calcext:value-type="float">
            <text:p>790.076925039291</text:p>
          </table:table-cell>
          <table:table-cell office:value-type="float" office:value="80" calcext:value-type="float">
            <text:p>80</text:p>
          </table:table-cell>
          <table:table-cell office:value-type="float" office:value="802200" calcext:value-type="float">
            <text:p>802200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00.077860116959" calcext:value-type="float">
            <text:p>800.077860116959</text:p>
          </table:table-cell>
          <table:table-cell office:value-type="float" office:value="81" calcext:value-type="float">
            <text:p>81</text:p>
          </table:table-cell>
          <table:table-cell office:value-type="float" office:value="812201" calcext:value-type="float">
            <text:p>812201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10.079444169998" calcext:value-type="float">
            <text:p>810.079444169998</text:p>
          </table:table-cell>
          <table:table-cell office:value-type="float" office:value="82" calcext:value-type="float">
            <text:p>82</text:p>
          </table:table-cell>
          <table:table-cell office:value-type="float" office:value="822202" calcext:value-type="float">
            <text:p>822202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0.079972028732" calcext:value-type="float">
            <text:p>820.079972028732</text:p>
          </table:table-cell>
          <table:table-cell office:value-type="float" office:value="83" calcext:value-type="float">
            <text:p>83</text:p>
          </table:table-cell>
          <table:table-cell office:value-type="float" office:value="832203" calcext:value-type="float">
            <text:p>832203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30.08141207695" calcext:value-type="float">
            <text:p>830.08141207695</text:p>
          </table:table-cell>
          <table:table-cell office:value-type="float" office:value="84" calcext:value-type="float">
            <text:p>84</text:p>
          </table:table-cell>
          <table:table-cell office:value-type="float" office:value="842204" calcext:value-type="float">
            <text:p>842204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40.081233024597" calcext:value-type="float">
            <text:p>840.081233024597</text:p>
          </table:table-cell>
          <table:table-cell office:value-type="float" office:value="85" calcext:value-type="float">
            <text:p>85</text:p>
          </table:table-cell>
          <table:table-cell office:value-type="float" office:value="852205" calcext:value-type="float">
            <text:p>852205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0.082708120346" calcext:value-type="float">
            <text:p>850.082708120346</text:p>
          </table:table-cell>
          <table:table-cell office:value-type="float" office:value="86" calcext:value-type="float">
            <text:p>86</text:p>
          </table:table-cell>
          <table:table-cell office:value-type="float" office:value="862206" calcext:value-type="float">
            <text:p>862206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60.084221124649" calcext:value-type="float">
            <text:p>860.084221124649</text:p>
          </table:table-cell>
          <table:table-cell office:value-type="float" office:value="87" calcext:value-type="float">
            <text:p>87</text:p>
          </table:table-cell>
          <table:table-cell office:value-type="float" office:value="872207" calcext:value-type="float">
            <text:p>872207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70.085056066513" calcext:value-type="float">
            <text:p>870.085056066513</text:p>
          </table:table-cell>
          <table:table-cell office:value-type="float" office:value="88" calcext:value-type="float">
            <text:p>88</text:p>
          </table:table-cell>
          <table:table-cell office:value-type="float" office:value="882208" calcext:value-type="float">
            <text:p>882208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80.085586071014" calcext:value-type="float">
            <text:p>880.085586071014</text:p>
          </table:table-cell>
          <table:table-cell office:value-type="float" office:value="89" calcext:value-type="float">
            <text:p>89</text:p>
          </table:table-cell>
          <table:table-cell office:value-type="float" office:value="892209" calcext:value-type="float">
            <text:p>892209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90.087604045868" calcext:value-type="float">
            <text:p>890.087604045868</text:p>
          </table:table-cell>
          <table:table-cell office:value-type="float" office:value="90" calcext:value-type="float">
            <text:p>90</text:p>
          </table:table-cell>
          <table:table-cell office:value-type="float" office:value="902210" calcext:value-type="float">
            <text:p>902210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900.087656974793" calcext:value-type="float">
            <text:p>900.087656974793</text:p>
          </table:table-cell>
          <table:table-cell office:value-type="float" office:value="91" calcext:value-type="float">
            <text:p>91</text:p>
          </table:table-cell>
          <table:table-cell office:value-type="float" office:value="912211" calcext:value-type="float">
            <text:p>912211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10.088685035706" calcext:value-type="float">
            <text:p>910.088685035706</text:p>
          </table:table-cell>
          <table:table-cell office:value-type="float" office:value="92" calcext:value-type="float">
            <text:p>92</text:p>
          </table:table-cell>
          <table:table-cell office:value-type="float" office:value="922212" calcext:value-type="float">
            <text:p>922212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20.088804960251" calcext:value-type="float">
            <text:p>920.088804960251</text:p>
          </table:table-cell>
          <table:table-cell office:value-type="float" office:value="93" calcext:value-type="float">
            <text:p>93</text:p>
          </table:table-cell>
          <table:table-cell office:value-type="float" office:value="932213" calcext:value-type="float">
            <text:p>932213</text:p>
          </table:table-cell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930.090934991837" calcext:value-type="float">
            <text:p>930.090934991837</text:p>
          </table:table-cell>
          <table:table-cell office:value-type="float" office:value="94" calcext:value-type="float">
            <text:p>94</text:p>
          </table:table-cell>
          <table:table-cell office:value-type="float" office:value="942214" calcext:value-type="float">
            <text:p>942214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40.091400146484" calcext:value-type="float">
            <text:p>940.091400146484</text:p>
          </table:table-cell>
          <table:table-cell office:value-type="float" office:value="95" calcext:value-type="float">
            <text:p>95</text:p>
          </table:table-cell>
          <table:table-cell office:value-type="float" office:value="952215" calcext:value-type="float">
            <text:p>952215</text:p>
          </table:table-cell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950.092319011688" calcext:value-type="float">
            <text:p>950.092319011688</text:p>
          </table:table-cell>
          <table:table-cell office:value-type="float" office:value="96" calcext:value-type="float">
            <text:p>96</text:p>
          </table:table-cell>
          <table:table-cell office:value-type="float" office:value="962216" calcext:value-type="float">
            <text:p>962216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60.092975139618" calcext:value-type="float">
            <text:p>960.092975139618</text:p>
          </table:table-cell>
          <table:table-cell office:value-type="float" office:value="97" calcext:value-type="float">
            <text:p>97</text:p>
          </table:table-cell>
          <table:table-cell office:value-type="float" office:value="972217" calcext:value-type="float">
            <text:p>972217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70.093852996826" calcext:value-type="float">
            <text:p>970.093852996826</text:p>
          </table:table-cell>
          <table:table-cell office:value-type="float" office:value="98" calcext:value-type="float">
            <text:p>98</text:p>
          </table:table-cell>
          <table:table-cell office:value-type="float" office:value="982218" calcext:value-type="float">
            <text:p>982218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80.094971179962" calcext:value-type="float">
            <text:p>980.094971179962</text:p>
          </table:table-cell>
          <table:table-cell office:value-type="float" office:value="99" calcext:value-type="float">
            <text:p>99</text:p>
          </table:table-cell>
          <table:table-cell office:value-type="float" office:value="992219" calcext:value-type="float">
            <text:p>992219</text:p>
          </table:table-cell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90.09707903862" calcext:value-type="float">
            <text:p>990.09707903862</text:p>
          </table:table-cell>
          <table:table-cell office:value-type="float" office:value="100" calcext:value-type="float">
            <text:p>100</text:p>
          </table:table-cell>
          <table:table-cell office:value-type="float" office:value="1002220" calcext:value-type="float">
            <text:p>1002220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1000.09733104706" calcext:value-type="float">
            <text:p>1000.09733104706</text:p>
          </table:table-cell>
          <table:table-cell office:value-type="float" office:value="101" calcext:value-type="float">
            <text:p>101</text:p>
          </table:table-cell>
          <table:table-cell office:value-type="float" office:value="1012221" calcext:value-type="float">
            <text:p>1012221</text:p>
          </table:table-cell>
          <table:table-cell office:value-type="float" office:value="1009" calcext:value-type="float">
            <text:p>1009</text:p>
          </table:table-cell>
          <table:table-cell table:number-columns-repeated="3"/>
        </table:table-row>
        <table:table-row table:style-name="ro1">
          <table:table-cell office:value-type="float" office:value="1010.09882998467" calcext:value-type="float">
            <text:p>1010.09882998467</text:p>
          </table:table-cell>
          <table:table-cell office:value-type="float" office:value="102" calcext:value-type="float">
            <text:p>102</text:p>
          </table:table-cell>
          <table:table-cell office:value-type="float" office:value="1022222" calcext:value-type="float">
            <text:p>1022222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float" office:value="1020.09967708588" calcext:value-type="float">
            <text:p>1020.09967708588</text:p>
          </table:table-cell>
          <table:table-cell office:value-type="float" office:value="103" calcext:value-type="float">
            <text:p>103</text:p>
          </table:table-cell>
          <table:table-cell office:value-type="float" office:value="1032223" calcext:value-type="float">
            <text:p>103222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1030.1008181572" calcext:value-type="float">
            <text:p>1030.1008181572</text:p>
          </table:table-cell>
          <table:table-cell office:value-type="float" office:value="104" calcext:value-type="float">
            <text:p>104</text:p>
          </table:table-cell>
          <table:table-cell office:value-type="float" office:value="1042224" calcext:value-type="float">
            <text:p>1042224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float" office:value="1040.10165715218" calcext:value-type="float">
            <text:p>1040.10165715218</text:p>
          </table:table-cell>
          <table:table-cell office:value-type="float" office:value="105" calcext:value-type="float">
            <text:p>105</text:p>
          </table:table-cell>
          <table:table-cell office:value-type="float" office:value="1052225" calcext:value-type="float">
            <text:p>1052225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050.10248303413" calcext:value-type="float">
            <text:p>1050.10248303413</text:p>
          </table:table-cell>
          <table:table-cell office:value-type="float" office:value="106" calcext:value-type="float">
            <text:p>106</text:p>
          </table:table-cell>
          <table:table-cell office:value-type="float" office:value="1062226" calcext:value-type="float">
            <text:p>1062226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1060.10425806046" calcext:value-type="float">
            <text:p>1060.10425806046</text:p>
          </table:table-cell>
          <table:table-cell office:value-type="float" office:value="107" calcext:value-type="float">
            <text:p>107</text:p>
          </table:table-cell>
          <table:table-cell office:value-type="float" office:value="1072227" calcext:value-type="float">
            <text:p>1072227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70.10516405106" calcext:value-type="float">
            <text:p>1070.10516405106</text:p>
          </table:table-cell>
          <table:table-cell office:value-type="float" office:value="108" calcext:value-type="float">
            <text:p>108</text:p>
          </table:table-cell>
          <table:table-cell office:value-type="float" office:value="1082228" calcext:value-type="float">
            <text:p>1082228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80.10642695427" calcext:value-type="float">
            <text:p>1080.10642695427</text:p>
          </table:table-cell>
          <table:table-cell office:value-type="float" office:value="109" calcext:value-type="float">
            <text:p>109</text:p>
          </table:table-cell>
          <table:table-cell office:value-type="float" office:value="1092229" calcext:value-type="float">
            <text:p>1092229</text:p>
          </table:table-cell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90.10696816444" calcext:value-type="float">
            <text:p>1090.10696816444</text:p>
          </table:table-cell>
          <table:table-cell office:value-type="float" office:value="110" calcext:value-type="float">
            <text:p>110</text:p>
          </table:table-cell>
          <table:table-cell office:value-type="float" office:value="1102230" calcext:value-type="float">
            <text:p>1102230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100.10804414749" calcext:value-type="float">
            <text:p>1100.10804414749</text:p>
          </table:table-cell>
          <table:table-cell office:value-type="float" office:value="111" calcext:value-type="float">
            <text:p>111</text:p>
          </table:table-cell>
          <table:table-cell office:value-type="float" office:value="1112231" calcext:value-type="float">
            <text:p>1112231</text:p>
          </table:table-cell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10.1091799736" calcext:value-type="float">
            <text:p>1110.1091799736</text:p>
          </table:table-cell>
          <table:table-cell office:value-type="float" office:value="112" calcext:value-type="float">
            <text:p>112</text:p>
          </table:table-cell>
          <table:table-cell office:value-type="float" office:value="1122232" calcext:value-type="float">
            <text:p>1122232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20.10987496376" calcext:value-type="float">
            <text:p>1120.10987496376</text:p>
          </table:table-cell>
          <table:table-cell office:value-type="float" office:value="113" calcext:value-type="float">
            <text:p>113</text:p>
          </table:table-cell>
          <table:table-cell office:value-type="float" office:value="1132233" calcext:value-type="float">
            <text:p>1132233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30.1102809906" calcext:value-type="float">
            <text:p>1130.1102809906</text:p>
          </table:table-cell>
          <table:table-cell office:value-type="float" office:value="114" calcext:value-type="float">
            <text:p>114</text:p>
          </table:table-cell>
          <table:table-cell office:value-type="float" office:value="1142234" calcext:value-type="float">
            <text:p>1142234</text:p>
          </table:table-cell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40.11159706116" calcext:value-type="float">
            <text:p>1140.11159706116</text:p>
          </table:table-cell>
          <table:table-cell office:value-type="float" office:value="115" calcext:value-type="float">
            <text:p>115</text:p>
          </table:table-cell>
          <table:table-cell office:value-type="float" office:value="1152235" calcext:value-type="float">
            <text:p>1152235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50.11246204376" calcext:value-type="float">
            <text:p>1150.11246204376</text:p>
          </table:table-cell>
          <table:table-cell office:value-type="float" office:value="116" calcext:value-type="float">
            <text:p>116</text:p>
          </table:table-cell>
          <table:table-cell office:value-type="float" office:value="1162236" calcext:value-type="float">
            <text:p>1162236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60.11349701881" calcext:value-type="float">
            <text:p>1160.11349701881</text:p>
          </table:table-cell>
          <table:table-cell office:value-type="float" office:value="117" calcext:value-type="float">
            <text:p>117</text:p>
          </table:table-cell>
          <table:table-cell office:value-type="float" office:value="1172237" calcext:value-type="float">
            <text:p>117223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70.11455702782" calcext:value-type="float">
            <text:p>1170.11455702782</text:p>
          </table:table-cell>
          <table:table-cell office:value-type="float" office:value="118" calcext:value-type="float">
            <text:p>118</text:p>
          </table:table-cell>
          <table:table-cell office:value-type="float" office:value="1182238" calcext:value-type="float">
            <text:p>1182238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80.11510705948" calcext:value-type="float">
            <text:p>1180.11510705948</text:p>
          </table:table-cell>
          <table:table-cell office:value-type="float" office:value="119" calcext:value-type="float">
            <text:p>119</text:p>
          </table:table-cell>
          <table:table-cell office:value-type="float" office:value="1192239" calcext:value-type="float">
            <text:p>1192239</text:p>
          </table:table-cell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90.11696815491" calcext:value-type="float">
            <text:p>1190.11696815491</text:p>
          </table:table-cell>
          <table:table-cell office:value-type="float" office:value="120" calcext:value-type="float">
            <text:p>120</text:p>
          </table:table-cell>
          <table:table-cell office:value-type="float" office:value="1202240" calcext:value-type="float">
            <text:p>1202240</text:p>
          </table:table-cell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1200.11697506905" calcext:value-type="float">
            <text:p>1200.11697506905</text:p>
          </table:table-cell>
          <table:table-cell office:value-type="float" office:value="121" calcext:value-type="float">
            <text:p>121</text:p>
          </table:table-cell>
          <table:table-cell office:value-type="float" office:value="1212241" calcext:value-type="float">
            <text:p>1212241</text:p>
          </table:table-cell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10.11811900139" calcext:value-type="float">
            <text:p>1210.11811900139</text:p>
          </table:table-cell>
          <table:table-cell office:value-type="float" office:value="122" calcext:value-type="float">
            <text:p>122</text:p>
          </table:table-cell>
          <table:table-cell office:value-type="float" office:value="1222242" calcext:value-type="float">
            <text:p>1222242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220.11811709404" calcext:value-type="float">
            <text:p>1220.11811709404</text:p>
          </table:table-cell>
          <table:table-cell office:value-type="float" office:value="123" calcext:value-type="float">
            <text:p>123</text:p>
          </table:table-cell>
          <table:table-cell office:value-type="float" office:value="1232243" calcext:value-type="float">
            <text:p>1232243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230.12038207054" calcext:value-type="float">
            <text:p>1230.12038207054</text:p>
          </table:table-cell>
          <table:table-cell office:value-type="float" office:value="124" calcext:value-type="float">
            <text:p>124</text:p>
          </table:table-cell>
          <table:table-cell office:value-type="float" office:value="1242244" calcext:value-type="float">
            <text:p>1242244</text:p>
          </table:table-cell>
          <table:table-cell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1240.12175107002" calcext:value-type="float">
            <text:p>1240.12175107002</text:p>
          </table:table-cell>
          <table:table-cell office:value-type="float" office:value="125" calcext:value-type="float">
            <text:p>125</text:p>
          </table:table-cell>
          <table:table-cell office:value-type="float" office:value="1252245" calcext:value-type="float">
            <text:p>1252245</text:p>
          </table:table-cell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50.12230396271" calcext:value-type="float">
            <text:p>1250.12230396271</text:p>
          </table:table-cell>
          <table:table-cell office:value-type="float" office:value="126" calcext:value-type="float">
            <text:p>126</text:p>
          </table:table-cell>
          <table:table-cell office:value-type="float" office:value="1262246" calcext:value-type="float">
            <text:p>1262246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60.12304806709" calcext:value-type="float">
            <text:p>1260.12304806709</text:p>
          </table:table-cell>
          <table:table-cell office:value-type="float" office:value="127" calcext:value-type="float">
            <text:p>127</text:p>
          </table:table-cell>
          <table:table-cell office:value-type="float" office:value="1272247" calcext:value-type="float">
            <text:p>1272247</text:p>
          </table:table-cell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70.12368917465" calcext:value-type="float">
            <text:p>1270.12368917465</text:p>
          </table:table-cell>
          <table:table-cell office:value-type="float" office:value="128" calcext:value-type="float">
            <text:p>128</text:p>
          </table:table-cell>
          <table:table-cell office:value-type="float" office:value="1282248" calcext:value-type="float">
            <text:p>1282248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80.1254401207" calcext:value-type="float">
            <text:p>1280.1254401207</text:p>
          </table:table-cell>
          <table:table-cell office:value-type="float" office:value="129" calcext:value-type="float">
            <text:p>129</text:p>
          </table:table-cell>
          <table:table-cell office:value-type="float" office:value="1292249" calcext:value-type="float">
            <text:p>1292249</text:p>
          </table:table-cell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90.12629103661" calcext:value-type="float">
            <text:p>1290.12629103661</text:p>
          </table:table-cell>
          <table:table-cell office:value-type="float" office:value="130" calcext:value-type="float">
            <text:p>130</text:p>
          </table:table-cell>
          <table:table-cell office:value-type="float" office:value="1302250" calcext:value-type="float">
            <text:p>1302250</text:p>
          </table:table-cell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300.12669897079" calcext:value-type="float">
            <text:p>1300.12669897079</text:p>
          </table:table-cell>
          <table:table-cell office:value-type="float" office:value="131" calcext:value-type="float">
            <text:p>131</text:p>
          </table:table-cell>
          <table:table-cell office:value-type="float" office:value="1312251" calcext:value-type="float">
            <text:p>1312251</text:p>
          </table:table-cell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10.12799215317" calcext:value-type="float">
            <text:p>1310.12799215317</text:p>
          </table:table-cell>
          <table:table-cell office:value-type="float" office:value="132" calcext:value-type="float">
            <text:p>132</text:p>
          </table:table-cell>
          <table:table-cell office:value-type="float" office:value="1322252" calcext:value-type="float">
            <text:p>1322252</text:p>
          </table:table-cell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20.12799906731" calcext:value-type="float">
            <text:p>1320.12799906731</text:p>
          </table:table-cell>
          <table:table-cell office:value-type="float" office:value="133" calcext:value-type="float">
            <text:p>133</text:p>
          </table:table-cell>
          <table:table-cell office:value-type="float" office:value="1332253" calcext:value-type="float">
            <text:p>1332253</text:p>
          </table:table-cell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30.13034105301" calcext:value-type="float">
            <text:p>1330.13034105301</text:p>
          </table:table-cell>
          <table:table-cell office:value-type="float" office:value="134" calcext:value-type="float">
            <text:p>134</text:p>
          </table:table-cell>
          <table:table-cell office:value-type="float" office:value="1342254" calcext:value-type="float">
            <text:p>1342254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40.13101410866" calcext:value-type="float">
            <text:p>1340.13101410866</text:p>
          </table:table-cell>
          <table:table-cell office:value-type="float" office:value="135" calcext:value-type="float">
            <text:p>135</text:p>
          </table:table-cell>
          <table:table-cell office:value-type="float" office:value="1352255" calcext:value-type="float">
            <text:p>1352255</text:p>
          </table:table-cell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50.13175106049" calcext:value-type="float">
            <text:p>1350.13175106049</text:p>
          </table:table-cell>
          <table:table-cell office:value-type="float" office:value="136" calcext:value-type="float">
            <text:p>136</text:p>
          </table:table-cell>
          <table:table-cell office:value-type="float" office:value="1362256" calcext:value-type="float">
            <text:p>1362256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60.13267016411" calcext:value-type="float">
            <text:p>1360.13267016411</text:p>
          </table:table-cell>
          <table:table-cell office:value-type="float" office:value="137" calcext:value-type="float">
            <text:p>137</text:p>
          </table:table-cell>
          <table:table-cell office:value-type="float" office:value="1372257" calcext:value-type="float">
            <text:p>1372257</text:p>
          </table:table-cell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70.13390398026" calcext:value-type="float">
            <text:p>1370.13390398026</text:p>
          </table:table-cell>
          <table:table-cell office:value-type="float" office:value="138" calcext:value-type="float">
            <text:p>138</text:p>
          </table:table-cell>
          <table:table-cell office:value-type="float" office:value="1382258" calcext:value-type="float">
            <text:p>1382258</text:p>
          </table:table-cell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80.13532114029" calcext:value-type="float">
            <text:p>1380.13532114029</text:p>
          </table:table-cell>
          <table:table-cell office:value-type="float" office:value="139" calcext:value-type="float">
            <text:p>139</text:p>
          </table:table-cell>
          <table:table-cell office:value-type="float" office:value="1392259" calcext:value-type="float">
            <text:p>1392259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90.13513708115" calcext:value-type="float">
            <text:p>1390.13513708115</text:p>
          </table:table-cell>
          <table:table-cell office:value-type="float" office:value="140" calcext:value-type="float">
            <text:p>140</text:p>
          </table:table-cell>
          <table:table-cell office:value-type="float" office:value="1402260" calcext:value-type="float">
            <text:p>1402260</text:p>
          </table:table-cell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400.13715195656" calcext:value-type="float">
            <text:p>1400.13715195656</text:p>
          </table:table-cell>
          <table:table-cell office:value-type="float" office:value="141" calcext:value-type="float">
            <text:p>141</text:p>
          </table:table-cell>
          <table:table-cell office:value-type="float" office:value="1412261" calcext:value-type="float">
            <text:p>1412261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10.13742804527" calcext:value-type="float">
            <text:p>1410.13742804527</text:p>
          </table:table-cell>
          <table:table-cell office:value-type="float" office:value="142" calcext:value-type="float">
            <text:p>142</text:p>
          </table:table-cell>
          <table:table-cell office:value-type="float" office:value="1422262" calcext:value-type="float">
            <text:p>1422262</text:p>
          </table:table-cell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420.13871216774" calcext:value-type="float">
            <text:p>1420.13871216774</text:p>
          </table:table-cell>
          <table:table-cell office:value-type="float" office:value="143" calcext:value-type="float">
            <text:p>143</text:p>
          </table:table-cell>
          <table:table-cell office:value-type="float" office:value="1432263" calcext:value-type="float">
            <text:p>1432263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30.13977003098" calcext:value-type="float">
            <text:p>1430.13977003098</text:p>
          </table:table-cell>
          <table:table-cell office:value-type="float" office:value="144" calcext:value-type="float">
            <text:p>144</text:p>
          </table:table-cell>
          <table:table-cell office:value-type="float" office:value="1442264" calcext:value-type="float">
            <text:p>1442264</text:p>
          </table:table-cell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40.13982415199" calcext:value-type="float">
            <text:p>1440.13982415199</text:p>
          </table:table-cell>
          <table:table-cell office:value-type="float" office:value="145" calcext:value-type="float">
            <text:p>145</text:p>
          </table:table-cell>
          <table:table-cell office:value-type="float" office:value="1452265" calcext:value-type="float">
            <text:p>1452265</text:p>
          </table:table-cell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50.14197015762" calcext:value-type="float">
            <text:p>1450.14197015762</text:p>
          </table:table-cell>
          <table:table-cell office:value-type="float" office:value="146" calcext:value-type="float">
            <text:p>146</text:p>
          </table:table-cell>
          <table:table-cell office:value-type="float" office:value="1462266" calcext:value-type="float">
            <text:p>1462266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60.14342617989" calcext:value-type="float">
            <text:p>1460.14342617989</text:p>
          </table:table-cell>
          <table:table-cell office:value-type="float" office:value="147" calcext:value-type="float">
            <text:p>147</text:p>
          </table:table-cell>
          <table:table-cell office:value-type="float" office:value="1472267" calcext:value-type="float">
            <text:p>1472267</text:p>
          </table:table-cell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1">
          <table:table-cell office:value-type="float" office:value="1470.14363002777" calcext:value-type="float">
            <text:p>1470.14363002777</text:p>
          </table:table-cell>
          <table:table-cell office:value-type="float" office:value="148" calcext:value-type="float">
            <text:p>148</text:p>
          </table:table-cell>
          <table:table-cell office:value-type="float" office:value="1482268" calcext:value-type="float">
            <text:p>1482268</text:p>
          </table:table-cell>
          <table:table-cell office:value-type="float" office:value="1477" calcext:value-type="float">
            <text:p>1477</text:p>
          </table:table-cell>
          <table:table-cell table:number-columns-repeated="3"/>
        </table:table-row>
        <table:table-row table:style-name="ro1">
          <table:table-cell office:value-type="float" office:value="1480.14525794983" calcext:value-type="float">
            <text:p>1480.14525794983</text:p>
          </table:table-cell>
          <table:table-cell office:value-type="float" office:value="149" calcext:value-type="float">
            <text:p>149</text:p>
          </table:table-cell>
          <table:table-cell office:value-type="float" office:value="1492269" calcext:value-type="float">
            <text:p>1492269</text:p>
          </table:table-cell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 office:value-type="float" office:value="1490.14495205879" calcext:value-type="float">
            <text:p>1490.14495205879</text:p>
          </table:table-cell>
          <table:table-cell office:value-type="float" office:value="150" calcext:value-type="float">
            <text:p>150</text:p>
          </table:table-cell>
          <table:table-cell office:value-type="float" office:value="1502270" calcext:value-type="float">
            <text:p>1502270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 office:value-type="float" office:value="1500.14660811424" calcext:value-type="float">
            <text:p>1500.14660811424</text:p>
          </table:table-cell>
          <table:table-cell office:value-type="float" office:value="151" calcext:value-type="float">
            <text:p>151</text:p>
          </table:table-cell>
          <table:table-cell office:value-type="float" office:value="1512271" calcext:value-type="float">
            <text:p>1512271</text:p>
          </table:table-cell>
          <table:table-cell office:value-type="float" office:value="1507" calcext:value-type="float">
            <text:p>1507</text:p>
          </table:table-cell>
          <table:table-cell table:number-columns-repeated="3"/>
        </table:table-row>
        <table:table-row table:style-name="ro1">
          <table:table-cell office:value-type="float" office:value="1510.147397995" calcext:value-type="float">
            <text:p>1510.147397995</text:p>
          </table:table-cell>
          <table:table-cell office:value-type="float" office:value="152" calcext:value-type="float">
            <text:p>152</text:p>
          </table:table-cell>
          <table:table-cell office:value-type="float" office:value="1522272" calcext:value-type="float">
            <text:p>1522272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float" office:value="1520.14923405647" calcext:value-type="float">
            <text:p>1520.14923405647</text:p>
          </table:table-cell>
          <table:table-cell office:value-type="float" office:value="153" calcext:value-type="float">
            <text:p>153</text:p>
          </table:table-cell>
          <table:table-cell office:value-type="float" office:value="1532273" calcext:value-type="float">
            <text:p>1532273</text:p>
          </table:table-cell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530.15015006065" calcext:value-type="float">
            <text:p>1530.15015006065</text:p>
          </table:table-cell>
          <table:table-cell office:value-type="float" office:value="154" calcext:value-type="float">
            <text:p>154</text:p>
          </table:table-cell>
          <table:table-cell office:value-type="float" office:value="1542274" calcext:value-type="float">
            <text:p>1542274</text:p>
          </table:table-cell>
          <table:table-cell office:value-type="float" office:value="1537" calcext:value-type="float">
            <text:p>1537</text:p>
          </table:table-cell>
          <table:table-cell table:number-columns-repeated="3"/>
        </table:table-row>
        <table:table-row table:style-name="ro1">
          <table:table-cell office:value-type="float" office:value="1540.15096306801" calcext:value-type="float">
            <text:p>1540.15096306801</text:p>
          </table:table-cell>
          <table:table-cell office:value-type="float" office:value="155" calcext:value-type="float">
            <text:p>155</text:p>
          </table:table-cell>
          <table:table-cell office:value-type="float" office:value="1552275" calcext:value-type="float">
            <text:p>1552275</text:p>
          </table:table-cell>
          <table:table-cell office:value-type="float" office:value="1547" calcext:value-type="float">
            <text:p>1547</text:p>
          </table:table-cell>
          <table:table-cell table:number-columns-repeated="3"/>
        </table:table-row>
        <table:table-row table:style-name="ro1">
          <table:table-cell office:value-type="float" office:value="1550.15119099617" calcext:value-type="float">
            <text:p>1550.15119099617</text:p>
          </table:table-cell>
          <table:table-cell office:value-type="float" office:value="156" calcext:value-type="float">
            <text:p>156</text:p>
          </table:table-cell>
          <table:table-cell office:value-type="float" office:value="1562276" calcext:value-type="float">
            <text:p>1562276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float" office:value="1560.15235996246" calcext:value-type="float">
            <text:p>1560.15235996246</text:p>
          </table:table-cell>
          <table:table-cell office:value-type="float" office:value="157" calcext:value-type="float">
            <text:p>157</text:p>
          </table:table-cell>
          <table:table-cell office:value-type="float" office:value="1572277" calcext:value-type="float">
            <text:p>1572277</text:p>
          </table:table-cell>
          <table:table-cell office:value-type="float" office:value="1567" calcext:value-type="float">
            <text:p>1567</text:p>
          </table:table-cell>
          <table:table-cell table:number-columns-repeated="3"/>
        </table:table-row>
        <table:table-row table:style-name="ro1">
          <table:table-cell office:value-type="float" office:value="1570.1532189846" calcext:value-type="float">
            <text:p>1570.1532189846</text:p>
          </table:table-cell>
          <table:table-cell office:value-type="float" office:value="158" calcext:value-type="float">
            <text:p>158</text:p>
          </table:table-cell>
          <table:table-cell office:value-type="float" office:value="1582278" calcext:value-type="float">
            <text:p>1582278</text:p>
          </table:table-cell>
          <table:table-cell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1580.15366196632" calcext:value-type="float">
            <text:p>1580.15366196632</text:p>
          </table:table-cell>
          <table:table-cell office:value-type="float" office:value="159" calcext:value-type="float">
            <text:p>159</text:p>
          </table:table-cell>
          <table:table-cell office:value-type="float" office:value="1592279" calcext:value-type="float">
            <text:p>1592279</text:p>
          </table:table-cell>
          <table:table-cell office:value-type="float" office:value="1587" calcext:value-type="float">
            <text:p>1587</text:p>
          </table:table-cell>
          <table:table-cell table:number-columns-repeated="3"/>
        </table:table-row>
        <table:table-row table:style-name="ro1">
          <table:table-cell office:value-type="float" office:value="1590.15520310402" calcext:value-type="float">
            <text:p>1590.15520310402</text:p>
          </table:table-cell>
          <table:table-cell office:value-type="float" office:value="160" calcext:value-type="float">
            <text:p>160</text:p>
          </table:table-cell>
          <table:table-cell office:value-type="float" office:value="1602280" calcext:value-type="float">
            <text:p>1602280</text:p>
          </table:table-cell>
          <table:table-cell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1600.15623116493" calcext:value-type="float">
            <text:p>1600.15623116493</text:p>
          </table:table-cell>
          <table:table-cell office:value-type="float" office:value="161" calcext:value-type="float">
            <text:p>161</text:p>
          </table:table-cell>
          <table:table-cell office:value-type="float" office:value="1612281" calcext:value-type="float">
            <text:p>1612281</text:p>
          </table:table-cell>
          <table:table-cell office:value-type="float" office:value="1607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float" office:value="1610.15669107437" calcext:value-type="float">
            <text:p>1610.15669107437</text:p>
          </table:table-cell>
          <table:table-cell office:value-type="float" office:value="162" calcext:value-type="float">
            <text:p>162</text:p>
          </table:table-cell>
          <table:table-cell office:value-type="float" office:value="1622282" calcext:value-type="float">
            <text:p>1622282</text:p>
          </table:table-cell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1620.15824913979" calcext:value-type="float">
            <text:p>1620.15824913979</text:p>
          </table:table-cell>
          <table:table-cell office:value-type="float" office:value="163" calcext:value-type="float">
            <text:p>163</text:p>
          </table:table-cell>
          <table:table-cell office:value-type="float" office:value="1632283" calcext:value-type="float">
            <text:p>1632283</text:p>
          </table:table-cell>
          <table:table-cell office:value-type="float" office:value="1627" calcext:value-type="float">
            <text:p>1627</text:p>
          </table:table-cell>
          <table:table-cell table:number-columns-repeated="3"/>
        </table:table-row>
        <table:table-row table:style-name="ro1">
          <table:table-cell office:value-type="float" office:value="1630.1595890522" calcext:value-type="float">
            <text:p>1630.1595890522</text:p>
          </table:table-cell>
          <table:table-cell office:value-type="float" office:value="164" calcext:value-type="float">
            <text:p>164</text:p>
          </table:table-cell>
          <table:table-cell office:value-type="float" office:value="1642284" calcext:value-type="float">
            <text:p>1642284</text:p>
          </table:table-cell>
          <table:table-cell office:value-type="float" office:value="1637" calcext:value-type="float">
            <text:p>1637</text:p>
          </table:table-cell>
          <table:table-cell table:number-columns-repeated="3"/>
        </table:table-row>
        <table:table-row table:style-name="ro1">
          <table:table-cell office:value-type="float" office:value="1640.15974998474" calcext:value-type="float">
            <text:p>1640.15974998474</text:p>
          </table:table-cell>
          <table:table-cell office:value-type="float" office:value="165" calcext:value-type="float">
            <text:p>165</text:p>
          </table:table-cell>
          <table:table-cell office:value-type="float" office:value="1652285" calcext:value-type="float">
            <text:p>1652285</text:p>
          </table:table-cell>
          <table:table-cell office:value-type="float" office:value="1647" calcext:value-type="float">
            <text:p>1647</text:p>
          </table:table-cell>
          <table:table-cell table:number-columns-repeated="3"/>
        </table:table-row>
        <table:table-row table:style-name="ro1">
          <table:table-cell office:value-type="float" office:value="1650.15995812416" calcext:value-type="float">
            <text:p>1650.15995812416</text:p>
          </table:table-cell>
          <table:table-cell office:value-type="float" office:value="166" calcext:value-type="float">
            <text:p>166</text:p>
          </table:table-cell>
          <table:table-cell office:value-type="float" office:value="1662286" calcext:value-type="float">
            <text:p>1662286</text:p>
          </table:table-cell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1">
          <table:table-cell office:value-type="float" office:value="1660.16223096848" calcext:value-type="float">
            <text:p>1660.16223096848</text:p>
          </table:table-cell>
          <table:table-cell office:value-type="float" office:value="167" calcext:value-type="float">
            <text:p>167</text:p>
          </table:table-cell>
          <table:table-cell office:value-type="float" office:value="1672287" calcext:value-type="float">
            <text:p>1672287</text:p>
          </table:table-cell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70.16258811951" calcext:value-type="float">
            <text:p>1670.16258811951</text:p>
          </table:table-cell>
          <table:table-cell office:value-type="float" office:value="168" calcext:value-type="float">
            <text:p>168</text:p>
          </table:table-cell>
          <table:table-cell office:value-type="float" office:value="1682288" calcext:value-type="float">
            <text:p>1682288</text:p>
          </table:table-cell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 office:value-type="float" office:value="1680.16374111176" calcext:value-type="float">
            <text:p>1680.16374111176</text:p>
          </table:table-cell>
          <table:table-cell office:value-type="float" office:value="169" calcext:value-type="float">
            <text:p>169</text:p>
          </table:table-cell>
          <table:table-cell office:value-type="float" office:value="1692289" calcext:value-type="float">
            <text:p>1692289</text:p>
          </table:table-cell>
          <table:table-cell office:value-type="float" office:value="1687" calcext:value-type="float">
            <text:p>1687</text:p>
          </table:table-cell>
          <table:table-cell table:number-columns-repeated="3"/>
        </table:table-row>
        <table:table-row table:style-name="ro1">
          <table:table-cell office:value-type="float" office:value="1690.16467905045" calcext:value-type="float">
            <text:p>1690.16467905045</text:p>
          </table:table-cell>
          <table:table-cell office:value-type="float" office:value="170" calcext:value-type="float">
            <text:p>170</text:p>
          </table:table-cell>
          <table:table-cell office:value-type="float" office:value="1702290" calcext:value-type="float">
            <text:p>1702290</text:p>
          </table:table-cell>
          <table:table-cell office:value-type="float" office:value="1697" calcext:value-type="float">
            <text:p>1697</text:p>
          </table:table-cell>
          <table:table-cell table:number-columns-repeated="3"/>
        </table:table-row>
        <table:table-row table:style-name="ro1">
          <table:table-cell office:value-type="float" office:value="1700.16525411606" calcext:value-type="float">
            <text:p>1700.16525411606</text:p>
          </table:table-cell>
          <table:table-cell office:value-type="float" office:value="171" calcext:value-type="float">
            <text:p>171</text:p>
          </table:table-cell>
          <table:table-cell office:value-type="float" office:value="1712291" calcext:value-type="float">
            <text:p>1712291</text:p>
          </table:table-cell>
          <table:table-cell office:value-type="float" office:value="1707" calcext:value-type="float">
            <text:p>1707</text:p>
          </table:table-cell>
          <table:table-cell table:number-columns-repeated="3"/>
        </table:table-row>
        <table:table-row table:style-name="ro1">
          <table:table-cell office:value-type="float" office:value="1710.16736412048" calcext:value-type="float">
            <text:p>1710.16736412048</text:p>
          </table:table-cell>
          <table:table-cell office:value-type="float" office:value="172" calcext:value-type="float">
            <text:p>172</text:p>
          </table:table-cell>
          <table:table-cell office:value-type="float" office:value="1722292" calcext:value-type="float">
            <text:p>1722292</text:p>
          </table:table-cell>
          <table:table-cell office:value-type="float" office:value="1717" calcext:value-type="float">
            <text:p>1717</text:p>
          </table:table-cell>
          <table:table-cell table:number-columns-repeated="3"/>
        </table:table-row>
        <table:table-row table:style-name="ro1">
          <table:table-cell office:value-type="float" office:value="1720.16716098785" calcext:value-type="float">
            <text:p>1720.16716098785</text:p>
          </table:table-cell>
          <table:table-cell office:value-type="float" office:value="173" calcext:value-type="float">
            <text:p>173</text:p>
          </table:table-cell>
          <table:table-cell office:value-type="float" office:value="1732293" calcext:value-type="float">
            <text:p>1732293</text:p>
          </table:table-cell>
          <table:table-cell office:value-type="float" office:value="1727" calcext:value-type="float">
            <text:p>1727</text:p>
          </table:table-cell>
          <table:table-cell table:number-columns-repeated="3"/>
        </table:table-row>
        <table:table-row table:style-name="ro1">
          <table:table-cell office:value-type="float" office:value="1730.16961407661" calcext:value-type="float">
            <text:p>1730.16961407661</text:p>
          </table:table-cell>
          <table:table-cell office:value-type="float" office:value="174" calcext:value-type="float">
            <text:p>174</text:p>
          </table:table-cell>
          <table:table-cell office:value-type="float" office:value="1742294" calcext:value-type="float">
            <text:p>1742294</text:p>
          </table:table-cell>
          <table:table-cell office:value-type="float" office:value="1737" calcext:value-type="float">
            <text:p>1737</text:p>
          </table:table-cell>
          <table:table-cell table:number-columns-repeated="3"/>
        </table:table-row>
        <table:table-row table:style-name="ro1">
          <table:table-cell office:value-type="float" office:value="1740.16977715492" calcext:value-type="float">
            <text:p>1740.16977715492</text:p>
          </table:table-cell>
          <table:table-cell office:value-type="float" office:value="175" calcext:value-type="float">
            <text:p>175</text:p>
          </table:table-cell>
          <table:table-cell office:value-type="float" office:value="1752295" calcext:value-type="float">
            <text:p>1752295</text:p>
          </table:table-cell>
          <table:table-cell office:value-type="float" office:value="1747" calcext:value-type="float">
            <text:p>1747</text:p>
          </table:table-cell>
          <table:table-cell table:number-columns-repeated="3"/>
        </table:table-row>
        <table:table-row table:style-name="ro1">
          <table:table-cell office:value-type="float" office:value="1750.17049598694" calcext:value-type="float">
            <text:p>1750.17049598694</text:p>
          </table:table-cell>
          <table:table-cell office:value-type="float" office:value="176" calcext:value-type="float">
            <text:p>176</text:p>
          </table:table-cell>
          <table:table-cell office:value-type="float" office:value="1762296" calcext:value-type="float">
            <text:p>1762296</text:p>
          </table:table-cell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float" office:value="1760.17128109932" calcext:value-type="float">
            <text:p>1760.17128109932</text:p>
          </table:table-cell>
          <table:table-cell office:value-type="float" office:value="177" calcext:value-type="float">
            <text:p>177</text:p>
          </table:table-cell>
          <table:table-cell office:value-type="float" office:value="1772297" calcext:value-type="float">
            <text:p>1772297</text:p>
          </table:table-cell>
          <table:table-cell office:value-type="float" office:value="1767" calcext:value-type="float">
            <text:p>1767</text:p>
          </table:table-cell>
          <table:table-cell table:number-columns-repeated="3"/>
        </table:table-row>
        <table:table-row table:style-name="ro1">
          <table:table-cell office:value-type="float" office:value="1770.17251110077" calcext:value-type="float">
            <text:p>1770.17251110077</text:p>
          </table:table-cell>
          <table:table-cell office:value-type="float" office:value="178" calcext:value-type="float">
            <text:p>178</text:p>
          </table:table-cell>
          <table:table-cell office:value-type="float" office:value="1782298" calcext:value-type="float">
            <text:p>1782298</text:p>
          </table:table-cell>
          <table:table-cell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1780.17331004143" calcext:value-type="float">
            <text:p>1780.17331004143</text:p>
          </table:table-cell>
          <table:table-cell office:value-type="float" office:value="179" calcext:value-type="float">
            <text:p>179</text:p>
          </table:table-cell>
          <table:table-cell office:value-type="float" office:value="1792299" calcext:value-type="float">
            <text:p>1792299</text:p>
          </table:table-cell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1790.17454504967" calcext:value-type="float">
            <text:p>1790.17454504967</text:p>
          </table:table-cell>
          <table:table-cell office:value-type="float" office:value="180" calcext:value-type="float">
            <text:p>180</text:p>
          </table:table-cell>
          <table:table-cell office:value-type="float" office:value="1802300" calcext:value-type="float">
            <text:p>1802300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800.17597007751" calcext:value-type="float">
            <text:p>1800.17597007751</text:p>
          </table:table-cell>
          <table:table-cell office:value-type="float" office:value="181" calcext:value-type="float">
            <text:p>181</text:p>
          </table:table-cell>
          <table:table-cell office:value-type="float" office:value="1812301" calcext:value-type="float">
            <text:p>1812301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1810.176030159" calcext:value-type="float">
            <text:p>1810.176030159</text:p>
          </table:table-cell>
          <table:table-cell office:value-type="float" office:value="182" calcext:value-type="float">
            <text:p>182</text:p>
          </table:table-cell>
          <table:table-cell office:value-type="float" office:value="1822302" calcext:value-type="float">
            <text:p>1822302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float" office:value="1820.17758917809" calcext:value-type="float">
            <text:p>1820.17758917809</text:p>
          </table:table-cell>
          <table:table-cell office:value-type="float" office:value="183" calcext:value-type="float">
            <text:p>183</text:p>
          </table:table-cell>
          <table:table-cell office:value-type="float" office:value="1832303" calcext:value-type="float">
            <text:p>1832303</text:p>
          </table:table-cell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float" office:value="1830.17839717865" calcext:value-type="float">
            <text:p>1830.17839717865</text:p>
          </table:table-cell>
          <table:table-cell office:value-type="float" office:value="184" calcext:value-type="float">
            <text:p>184</text:p>
          </table:table-cell>
          <table:table-cell office:value-type="float" office:value="1842304" calcext:value-type="float">
            <text:p>1842304</text:p>
          </table:table-cell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float" office:value="1840.1787519455" calcext:value-type="float">
            <text:p>1840.1787519455</text:p>
          </table:table-cell>
          <table:table-cell office:value-type="float" office:value="185" calcext:value-type="float">
            <text:p>185</text:p>
          </table:table-cell>
          <table:table-cell office:value-type="float" office:value="1852305" calcext:value-type="float">
            <text:p>1852305</text:p>
          </table:table-cell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1850.18040108681" calcext:value-type="float">
            <text:p>1850.18040108681</text:p>
          </table:table-cell>
          <table:table-cell office:value-type="float" office:value="186" calcext:value-type="float">
            <text:p>186</text:p>
          </table:table-cell>
          <table:table-cell office:value-type="float" office:value="1862306" calcext:value-type="float">
            <text:p>1862306</text:p>
          </table:table-cell>
          <table:table-cell office:value-type="float" office:value="1857" calcext:value-type="float">
            <text:p>1857</text:p>
          </table:table-cell>
          <table:table-cell table:number-columns-repeated="3"/>
        </table:table-row>
        <table:table-row table:style-name="ro1">
          <table:table-cell office:value-type="float" office:value="1860.18004417419" calcext:value-type="float">
            <text:p>1860.18004417419</text:p>
          </table:table-cell>
          <table:table-cell office:value-type="float" office:value="187" calcext:value-type="float">
            <text:p>187</text:p>
          </table:table-cell>
          <table:table-cell office:value-type="float" office:value="1872307" calcext:value-type="float">
            <text:p>1872307</text:p>
          </table:table-cell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1870.18198513985" calcext:value-type="float">
            <text:p>1870.18198513985</text:p>
          </table:table-cell>
          <table:table-cell office:value-type="float" office:value="188" calcext:value-type="float">
            <text:p>188</text:p>
          </table:table-cell>
          <table:table-cell office:value-type="float" office:value="1882308" calcext:value-type="float">
            <text:p>1882308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float" office:value="1880.18287801743" calcext:value-type="float">
            <text:p>1880.18287801743</text:p>
          </table:table-cell>
          <table:table-cell office:value-type="float" office:value="189" calcext:value-type="float">
            <text:p>189</text:p>
          </table:table-cell>
          <table:table-cell office:value-type="float" office:value="1892309" calcext:value-type="float">
            <text:p>1892309</text:p>
          </table:table-cell>
          <table:table-cell office:value-type="float" office:value="1887" calcext:value-type="float">
            <text:p>1887</text:p>
          </table:table-cell>
          <table:table-cell table:number-columns-repeated="3"/>
        </table:table-row>
        <table:table-row table:style-name="ro1">
          <table:table-cell office:value-type="float" office:value="1890.1845600605" calcext:value-type="float">
            <text:p>1890.1845600605</text:p>
          </table:table-cell>
          <table:table-cell office:value-type="float" office:value="190" calcext:value-type="float">
            <text:p>190</text:p>
          </table:table-cell>
          <table:table-cell office:value-type="float" office:value="1902310" calcext:value-type="float">
            <text:p>1902310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1900.18521595001" calcext:value-type="float">
            <text:p>1900.18521595001</text:p>
          </table:table-cell>
          <table:table-cell office:value-type="float" office:value="191" calcext:value-type="float">
            <text:p>191</text:p>
          </table:table-cell>
          <table:table-cell office:value-type="float" office:value="1912311" calcext:value-type="float">
            <text:p>1912311</text:p>
          </table:table-cell>
          <table:table-cell office:value-type="float" office:value="1907" calcext:value-type="float">
            <text:p>1907</text:p>
          </table:table-cell>
          <table:table-cell table:number-columns-repeated="3"/>
        </table:table-row>
        <table:table-row table:style-name="ro1">
          <table:table-cell office:value-type="float" office:value="1910.18586206436" calcext:value-type="float">
            <text:p>1910.18586206436</text:p>
          </table:table-cell>
          <table:table-cell office:value-type="float" office:value="192" calcext:value-type="float">
            <text:p>192</text:p>
          </table:table-cell>
          <table:table-cell office:value-type="float" office:value="1922312" calcext:value-type="float">
            <text:p>1922312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1920.18699717522" calcext:value-type="float">
            <text:p>1920.18699717522</text:p>
          </table:table-cell>
          <table:table-cell office:value-type="float" office:value="193" calcext:value-type="float">
            <text:p>193</text:p>
          </table:table-cell>
          <table:table-cell office:value-type="float" office:value="1932313" calcext:value-type="float">
            <text:p>1932313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float" office:value="1930.18763303757" calcext:value-type="float">
            <text:p>1930.18763303757</text:p>
          </table:table-cell>
          <table:table-cell office:value-type="float" office:value="194" calcext:value-type="float">
            <text:p>194</text:p>
          </table:table-cell>
          <table:table-cell office:value-type="float" office:value="1942314" calcext:value-type="float">
            <text:p>1942314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1940.18933105469" calcext:value-type="float">
            <text:p>1940.18933105469</text:p>
          </table:table-cell>
          <table:table-cell office:value-type="float" office:value="195" calcext:value-type="float">
            <text:p>195</text:p>
          </table:table-cell>
          <table:table-cell office:value-type="float" office:value="1952315" calcext:value-type="float">
            <text:p>1952315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950.19017004967" calcext:value-type="float">
            <text:p>1950.19017004967</text:p>
          </table:table-cell>
          <table:table-cell office:value-type="float" office:value="196" calcext:value-type="float">
            <text:p>196</text:p>
          </table:table-cell>
          <table:table-cell office:value-type="float" office:value="1962316" calcext:value-type="float">
            <text:p>1962316</text:p>
          </table:table-cell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60.19088101387" calcext:value-type="float">
            <text:p>1960.19088101387</text:p>
          </table:table-cell>
          <table:table-cell office:value-type="float" office:value="197" calcext:value-type="float">
            <text:p>197</text:p>
          </table:table-cell>
          <table:table-cell office:value-type="float" office:value="1972317" calcext:value-type="float">
            <text:p>1972317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70.19177317619" calcext:value-type="float">
            <text:p>1970.19177317619</text:p>
          </table:table-cell>
          <table:table-cell office:value-type="float" office:value="198" calcext:value-type="float">
            <text:p>198</text:p>
          </table:table-cell>
          <table:table-cell office:value-type="float" office:value="1982318" calcext:value-type="float">
            <text:p>1982318</text:p>
          </table:table-cell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80.19312405586" calcext:value-type="float">
            <text:p>1980.19312405586</text:p>
          </table:table-cell>
          <table:table-cell office:value-type="float" office:value="199" calcext:value-type="float">
            <text:p>199</text:p>
          </table:table-cell>
          <table:table-cell office:value-type="float" office:value="1992319" calcext:value-type="float">
            <text:p>1992319</text:p>
          </table:table-cell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90.1941511631" calcext:value-type="float">
            <text:p>1990.1941511631</text:p>
          </table:table-cell>
          <table:table-cell office:value-type="float" office:value="200" calcext:value-type="float">
            <text:p>200</text:p>
          </table:table-cell>
          <table:table-cell office:value-type="float" office:value="2002320" calcext:value-type="float">
            <text:p>2002320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2000.19529795647" calcext:value-type="float">
            <text:p>2000.19529795647</text:p>
          </table:table-cell>
          <table:table-cell office:value-type="float" office:value="201" calcext:value-type="float">
            <text:p>201</text:p>
          </table:table-cell>
          <table:table-cell office:value-type="float" office:value="2012321" calcext:value-type="float">
            <text:p>2012321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10.19578504562" calcext:value-type="float">
            <text:p>2010.19578504562</text:p>
          </table:table-cell>
          <table:table-cell office:value-type="float" office:value="202" calcext:value-type="float">
            <text:p>202</text:p>
          </table:table-cell>
          <table:table-cell office:value-type="float" office:value="2022322" calcext:value-type="float">
            <text:p>2022322</text:p>
          </table:table-cell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20.19655799866" calcext:value-type="float">
            <text:p>2020.19655799866</text:p>
          </table:table-cell>
          <table:table-cell office:value-type="float" office:value="203" calcext:value-type="float">
            <text:p>203</text:p>
          </table:table-cell>
          <table:table-cell office:value-type="float" office:value="2032323" calcext:value-type="float">
            <text:p>2032323</text:p>
          </table:table-cell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30.19791316986" calcext:value-type="float">
            <text:p>2030.19791316986</text:p>
          </table:table-cell>
          <table:table-cell office:value-type="float" office:value="204" calcext:value-type="float">
            <text:p>204</text:p>
          </table:table-cell>
          <table:table-cell office:value-type="float" office:value="2042324" calcext:value-type="float">
            <text:p>2042324</text:p>
          </table:table-cell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40.19878411293" calcext:value-type="float">
            <text:p>2040.19878411293</text:p>
          </table:table-cell>
          <table:table-cell office:value-type="float" office:value="205" calcext:value-type="float">
            <text:p>205</text:p>
          </table:table-cell>
          <table:table-cell office:value-type="float" office:value="2052325" calcext:value-type="float">
            <text:p>2052325</text:p>
          </table:table-cell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50.2000939846" calcext:value-type="float">
            <text:p>2050.2000939846</text:p>
          </table:table-cell>
          <table:table-cell office:value-type="float" office:value="206" calcext:value-type="float">
            <text:p>206</text:p>
          </table:table-cell>
          <table:table-cell office:value-type="float" office:value="2062326" calcext:value-type="float">
            <text:p>2062326</text:p>
          </table:table-cell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60.2001311779" calcext:value-type="float">
            <text:p>2060.2001311779</text:p>
          </table:table-cell>
          <table:table-cell office:value-type="float" office:value="207" calcext:value-type="float">
            <text:p>207</text:p>
          </table:table-cell>
          <table:table-cell office:value-type="float" office:value="2072327" calcext:value-type="float">
            <text:p>2072327</text:p>
          </table:table-cell>
          <table:table-cell office:value-type="float" office:value="2066" calcext:value-type="float">
            <text:p>2066</text:p>
          </table:table-cell>
          <table:table-cell table:number-columns-repeated="3"/>
        </table:table-row>
        <table:table-row table:style-name="ro1">
          <table:table-cell office:value-type="float" office:value="2070.20074009895" calcext:value-type="float">
            <text:p>2070.20074009895</text:p>
          </table:table-cell>
          <table:table-cell office:value-type="float" office:value="208" calcext:value-type="float">
            <text:p>208</text:p>
          </table:table-cell>
          <table:table-cell office:value-type="float" office:value="2082328" calcext:value-type="float">
            <text:p>2082328</text:p>
          </table:table-cell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80.20190811157" calcext:value-type="float">
            <text:p>2080.20190811157</text:p>
          </table:table-cell>
          <table:table-cell office:value-type="float" office:value="209" calcext:value-type="float">
            <text:p>209</text:p>
          </table:table-cell>
          <table:table-cell office:value-type="float" office:value="2092329" calcext:value-type="float">
            <text:p>2092329</text:p>
          </table:table-cell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90.20212411881" calcext:value-type="float">
            <text:p>2090.20212411881</text:p>
          </table:table-cell>
          <table:table-cell office:value-type="float" office:value="210" calcext:value-type="float">
            <text:p>210</text:p>
          </table:table-cell>
          <table:table-cell office:value-type="float" office:value="2102330" calcext:value-type="float">
            <text:p>2102330</text:p>
          </table:table-cell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100.20322704315" calcext:value-type="float">
            <text:p>2100.20322704315</text:p>
          </table:table-cell>
          <table:table-cell office:value-type="float" office:value="211" calcext:value-type="float">
            <text:p>211</text:p>
          </table:table-cell>
          <table:table-cell office:value-type="float" office:value="2112331" calcext:value-type="float">
            <text:p>2112331</text:p>
          </table:table-cell>
          <table:table-cell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2110.20342612267" calcext:value-type="float">
            <text:p>2110.20342612267</text:p>
          </table:table-cell>
          <table:table-cell office:value-type="float" office:value="212" calcext:value-type="float">
            <text:p>212</text:p>
          </table:table-cell>
          <table:table-cell office:value-type="float" office:value="2122332" calcext:value-type="float">
            <text:p>2122332</text:p>
          </table:table-cell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20.20483112335" calcext:value-type="float">
            <text:p>2120.20483112335</text:p>
          </table:table-cell>
          <table:table-cell office:value-type="float" office:value="213" calcext:value-type="float">
            <text:p>213</text:p>
          </table:table-cell>
          <table:table-cell office:value-type="float" office:value="2132333" calcext:value-type="float">
            <text:p>2132333</text:p>
          </table:table-cell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30.20557403564" calcext:value-type="float">
            <text:p>2130.20557403564</text:p>
          </table:table-cell>
          <table:table-cell office:value-type="float" office:value="214" calcext:value-type="float">
            <text:p>214</text:p>
          </table:table-cell>
          <table:table-cell office:value-type="float" office:value="2142334" calcext:value-type="float">
            <text:p>2142334</text:p>
          </table:table-cell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40.20621609688" calcext:value-type="float">
            <text:p>2140.20621609688</text:p>
          </table:table-cell>
          <table:table-cell office:value-type="float" office:value="215" calcext:value-type="float">
            <text:p>215</text:p>
          </table:table-cell>
          <table:table-cell office:value-type="float" office:value="2152335" calcext:value-type="float">
            <text:p>2152335</text:p>
          </table:table-cell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50.20702600479" calcext:value-type="float">
            <text:p>2150.20702600479</text:p>
          </table:table-cell>
          <table:table-cell office:value-type="float" office:value="216" calcext:value-type="float">
            <text:p>216</text:p>
          </table:table-cell>
          <table:table-cell office:value-type="float" office:value="2162336" calcext:value-type="float">
            <text:p>2162336</text:p>
          </table:table-cell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60.20867300034" calcext:value-type="float">
            <text:p>2160.20867300034</text:p>
          </table:table-cell>
          <table:table-cell office:value-type="float" office:value="217" calcext:value-type="float">
            <text:p>217</text:p>
          </table:table-cell>
          <table:table-cell office:value-type="float" office:value="2172337" calcext:value-type="float">
            <text:p>2172337</text:p>
          </table:table-cell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70.20870900154" calcext:value-type="float">
            <text:p>2170.20870900154</text:p>
          </table:table-cell>
          <table:table-cell office:value-type="float" office:value="218" calcext:value-type="float">
            <text:p>218</text:p>
          </table:table-cell>
          <table:table-cell office:value-type="float" office:value="2182338" calcext:value-type="float">
            <text:p>2182338</text:p>
          </table:table-cell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80.20881509781" calcext:value-type="float">
            <text:p>2180.20881509781</text:p>
          </table:table-cell>
          <table:table-cell office:value-type="float" office:value="219" calcext:value-type="float">
            <text:p>219</text:p>
          </table:table-cell>
          <table:table-cell office:value-type="float" office:value="2192339" calcext:value-type="float">
            <text:p>2192339</text:p>
          </table:table-cell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90.21086716652" calcext:value-type="float">
            <text:p>2190.21086716652</text:p>
          </table:table-cell>
          <table:table-cell office:value-type="float" office:value="220" calcext:value-type="float">
            <text:p>220</text:p>
          </table:table-cell>
          <table:table-cell office:value-type="float" office:value="2202340" calcext:value-type="float">
            <text:p>2202340</text:p>
          </table:table-cell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200.21146011353" calcext:value-type="float">
            <text:p>2200.21146011353</text:p>
          </table:table-cell>
          <table:table-cell office:value-type="float" office:value="221" calcext:value-type="float">
            <text:p>221</text:p>
          </table:table-cell>
          <table:table-cell office:value-type="float" office:value="2212341" calcext:value-type="float">
            <text:p>2212341</text:p>
          </table:table-cell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10.21302509308" calcext:value-type="float">
            <text:p>2210.21302509308</text:p>
          </table:table-cell>
          <table:table-cell office:value-type="float" office:value="222" calcext:value-type="float">
            <text:p>222</text:p>
          </table:table-cell>
          <table:table-cell office:value-type="float" office:value="2222342" calcext:value-type="float">
            <text:p>2222342</text:p>
          </table:table-cell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20.21275997162" calcext:value-type="float">
            <text:p>2220.21275997162</text:p>
          </table:table-cell>
          <table:table-cell office:value-type="float" office:value="223" calcext:value-type="float">
            <text:p>223</text:p>
          </table:table-cell>
          <table:table-cell office:value-type="float" office:value="2232343" calcext:value-type="float">
            <text:p>2232343</text:p>
          </table:table-cell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float" office:value="2230.21302509308" calcext:value-type="float">
            <text:p>2230.21302509308</text:p>
          </table:table-cell>
          <table:table-cell office:value-type="float" office:value="224" calcext:value-type="float">
            <text:p>224</text:p>
          </table:table-cell>
          <table:table-cell office:value-type="float" office:value="2242344" calcext:value-type="float">
            <text:p>2242344</text:p>
          </table:table-cell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40.21444416046" calcext:value-type="float">
            <text:p>2240.21444416046</text:p>
          </table:table-cell>
          <table:table-cell office:value-type="float" office:value="225" calcext:value-type="float">
            <text:p>225</text:p>
          </table:table-cell>
          <table:table-cell office:value-type="float" office:value="2252345" calcext:value-type="float">
            <text:p>2252345</text:p>
          </table:table-cell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50.21602606773" calcext:value-type="float">
            <text:p>2250.21602606773</text:p>
          </table:table-cell>
          <table:table-cell office:value-type="float" office:value="226" calcext:value-type="float">
            <text:p>226</text:p>
          </table:table-cell>
          <table:table-cell office:value-type="float" office:value="2262346" calcext:value-type="float">
            <text:p>2262346</text:p>
          </table:table-cell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60.21506810188" calcext:value-type="float">
            <text:p>2260.21506810188</text:p>
          </table:table-cell>
          <table:table-cell office:value-type="float" office:value="227" calcext:value-type="float">
            <text:p>227</text:p>
          </table:table-cell>
          <table:table-cell office:value-type="float" office:value="2272347" calcext:value-type="float">
            <text:p>2272347</text:p>
          </table:table-cell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2270.2177491188" calcext:value-type="float">
            <text:p>2270.2177491188</text:p>
          </table:table-cell>
          <table:table-cell office:value-type="float" office:value="228" calcext:value-type="float">
            <text:p>228</text:p>
          </table:table-cell>
          <table:table-cell office:value-type="float" office:value="2282348" calcext:value-type="float">
            <text:p>2282348</text:p>
          </table:table-cell>
          <table:table-cell office:value-type="float" office:value="2276" calcext:value-type="float">
            <text:p>2276</text:p>
          </table:table-cell>
          <table:table-cell table:number-columns-repeated="3"/>
        </table:table-row>
        <table:table-row table:style-name="ro1">
          <table:table-cell office:value-type="float" office:value="2280.21897315979" calcext:value-type="float">
            <text:p>2280.21897315979</text:p>
          </table:table-cell>
          <table:table-cell office:value-type="float" office:value="229" calcext:value-type="float">
            <text:p>229</text:p>
          </table:table-cell>
          <table:table-cell office:value-type="float" office:value="2292349" calcext:value-type="float">
            <text:p>2292349</text:p>
          </table:table-cell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90.22072911262" calcext:value-type="float">
            <text:p>2290.22072911262</text:p>
          </table:table-cell>
          <table:table-cell office:value-type="float" office:value="230" calcext:value-type="float">
            <text:p>230</text:p>
          </table:table-cell>
          <table:table-cell office:value-type="float" office:value="2302350" calcext:value-type="float">
            <text:p>2302350</text:p>
          </table:table-cell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300.2201731205" calcext:value-type="float">
            <text:p>2300.2201731205</text:p>
          </table:table-cell>
          <table:table-cell office:value-type="float" office:value="231" calcext:value-type="float">
            <text:p>231</text:p>
          </table:table-cell>
          <table:table-cell office:value-type="float" office:value="2312351" calcext:value-type="float">
            <text:p>2312351</text:p>
          </table:table-cell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10.22035598755" calcext:value-type="float">
            <text:p>2310.22035598755</text:p>
          </table:table-cell>
          <table:table-cell office:value-type="float" office:value="232" calcext:value-type="float">
            <text:p>232</text:p>
          </table:table-cell>
          <table:table-cell office:value-type="float" office:value="2322352" calcext:value-type="float">
            <text:p>2322352</text:p>
          </table:table-cell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20.22196698189" calcext:value-type="float">
            <text:p>2320.22196698189</text:p>
          </table:table-cell>
          <table:table-cell office:value-type="float" office:value="233" calcext:value-type="float">
            <text:p>233</text:p>
          </table:table-cell>
          <table:table-cell office:value-type="float" office:value="2332353" calcext:value-type="float">
            <text:p>2332353</text:p>
          </table:table-cell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30.22285509109" calcext:value-type="float">
            <text:p>2330.22285509109</text:p>
          </table:table-cell>
          <table:table-cell office:value-type="float" office:value="234" calcext:value-type="float">
            <text:p>234</text:p>
          </table:table-cell>
          <table:table-cell office:value-type="float" office:value="2342354" calcext:value-type="float">
            <text:p>2342354</text:p>
          </table:table-cell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2340.22352409363" calcext:value-type="float">
            <text:p>2340.22352409363</text:p>
          </table:table-cell>
          <table:table-cell office:value-type="float" office:value="235" calcext:value-type="float">
            <text:p>235</text:p>
          </table:table-cell>
          <table:table-cell office:value-type="float" office:value="2352355" calcext:value-type="float">
            <text:p>2352355</text:p>
          </table:table-cell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50.22380304337" calcext:value-type="float">
            <text:p>2350.22380304337</text:p>
          </table:table-cell>
          <table:table-cell office:value-type="float" office:value="236" calcext:value-type="float">
            <text:p>236</text:p>
          </table:table-cell>
          <table:table-cell office:value-type="float" office:value="2362356" calcext:value-type="float">
            <text:p>2362356</text:p>
          </table:table-cell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60.22587299347" calcext:value-type="float">
            <text:p>2360.22587299347</text:p>
          </table:table-cell>
          <table:table-cell office:value-type="float" office:value="237" calcext:value-type="float">
            <text:p>237</text:p>
          </table:table-cell>
          <table:table-cell office:value-type="float" office:value="2372357" calcext:value-type="float">
            <text:p>2372357</text:p>
          </table:table-cell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70.22621202469" calcext:value-type="float">
            <text:p>2370.22621202469</text:p>
          </table:table-cell>
          <table:table-cell office:value-type="float" office:value="238" calcext:value-type="float">
            <text:p>238</text:p>
          </table:table-cell>
          <table:table-cell office:value-type="float" office:value="2382358" calcext:value-type="float">
            <text:p>2382358</text:p>
          </table:table-cell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80.22664308548" calcext:value-type="float">
            <text:p>2380.22664308548</text:p>
          </table:table-cell>
          <table:table-cell office:value-type="float" office:value="239" calcext:value-type="float">
            <text:p>239</text:p>
          </table:table-cell>
          <table:table-cell office:value-type="float" office:value="2392359" calcext:value-type="float">
            <text:p>2392359</text:p>
          </table:table-cell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90.22662997246" calcext:value-type="float">
            <text:p>2390.22662997246</text:p>
          </table:table-cell>
          <table:table-cell office:value-type="float" office:value="240" calcext:value-type="float">
            <text:p>240</text:p>
          </table:table-cell>
          <table:table-cell office:value-type="float" office:value="2402360" calcext:value-type="float">
            <text:p>2402360</text:p>
          </table:table-cell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400.22833895683" calcext:value-type="float">
            <text:p>2400.22833895683</text:p>
          </table:table-cell>
          <table:table-cell office:value-type="float" office:value="241" calcext:value-type="float">
            <text:p>241</text:p>
          </table:table-cell>
          <table:table-cell office:value-type="float" office:value="2412361" calcext:value-type="float">
            <text:p>2412361</text:p>
          </table:table-cell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10.22990298271" calcext:value-type="float">
            <text:p>2410.22990298271</text:p>
          </table:table-cell>
          <table:table-cell office:value-type="float" office:value="242" calcext:value-type="float">
            <text:p>242</text:p>
          </table:table-cell>
          <table:table-cell office:value-type="float" office:value="2422362" calcext:value-type="float">
            <text:p>2422362</text:p>
          </table:table-cell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20.22983717918" calcext:value-type="float">
            <text:p>2420.22983717918</text:p>
          </table:table-cell>
          <table:table-cell office:value-type="float" office:value="243" calcext:value-type="float">
            <text:p>243</text:p>
          </table:table-cell>
          <table:table-cell office:value-type="float" office:value="2432363" calcext:value-type="float">
            <text:p>2432363</text:p>
          </table:table-cell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30.23160815239" calcext:value-type="float">
            <text:p>2430.23160815239</text:p>
          </table:table-cell>
          <table:table-cell office:value-type="float" office:value="244" calcext:value-type="float">
            <text:p>244</text:p>
          </table:table-cell>
          <table:table-cell office:value-type="float" office:value="2442364" calcext:value-type="float">
            <text:p>2442364</text:p>
          </table:table-cell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40.23180913925" calcext:value-type="float">
            <text:p>2440.23180913925</text:p>
          </table:table-cell>
          <table:table-cell office:value-type="float" office:value="245" calcext:value-type="float">
            <text:p>245</text:p>
          </table:table-cell>
          <table:table-cell office:value-type="float" office:value="2452365" calcext:value-type="float">
            <text:p>2452365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50.23291707039" calcext:value-type="float">
            <text:p>2450.23291707039</text:p>
          </table:table-cell>
          <table:table-cell office:value-type="float" office:value="246" calcext:value-type="float">
            <text:p>246</text:p>
          </table:table-cell>
          <table:table-cell office:value-type="float" office:value="2462366" calcext:value-type="float">
            <text:p>2462366</text:p>
          </table:table-cell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2460.23382806778" calcext:value-type="float">
            <text:p>2460.23382806778</text:p>
          </table:table-cell>
          <table:table-cell office:value-type="float" office:value="247" calcext:value-type="float">
            <text:p>247</text:p>
          </table:table-cell>
          <table:table-cell office:value-type="float" office:value="2472367" calcext:value-type="float">
            <text:p>2472367</text:p>
          </table:table-cell>
          <table:table-cell office:value-type="float" office:value="2465" calcext:value-type="float">
            <text:p>2465</text:p>
          </table:table-cell>
          <table:table-cell table:number-columns-repeated="3"/>
        </table:table-row>
        <table:table-row table:style-name="ro1">
          <table:table-cell office:value-type="float" office:value="2470.2348511219" calcext:value-type="float">
            <text:p>2470.2348511219</text:p>
          </table:table-cell>
          <table:table-cell office:value-type="float" office:value="248" calcext:value-type="float">
            <text:p>248</text:p>
          </table:table-cell>
          <table:table-cell office:value-type="float" office:value="2482368" calcext:value-type="float">
            <text:p>2482368</text:p>
          </table:table-cell>
          <table:table-cell office:value-type="float" office:value="2475" calcext:value-type="float">
            <text:p>2475</text:p>
          </table:table-cell>
          <table:table-cell table:number-columns-repeated="3"/>
        </table:table-row>
        <table:table-row table:style-name="ro1">
          <table:table-cell office:value-type="float" office:value="2480.23525595665" calcext:value-type="float">
            <text:p>2480.23525595665</text:p>
          </table:table-cell>
          <table:table-cell office:value-type="float" office:value="249" calcext:value-type="float">
            <text:p>249</text:p>
          </table:table-cell>
          <table:table-cell office:value-type="float" office:value="2492369" calcext:value-type="float">
            <text:p>2492369</text:p>
          </table:table-cell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1">
          <table:table-cell office:value-type="float" office:value="2490.23633503914" calcext:value-type="float">
            <text:p>2490.23633503914</text:p>
          </table:table-cell>
          <table:table-cell office:value-type="float" office:value="250" calcext:value-type="float">
            <text:p>250</text:p>
          </table:table-cell>
          <table:table-cell office:value-type="float" office:value="2502370" calcext:value-type="float">
            <text:p>2502370</text:p>
          </table:table-cell>
          <table:table-cell office:value-type="float" office:value="2495" calcext:value-type="float">
            <text:p>2495</text:p>
          </table:table-cell>
          <table:table-cell table:number-columns-repeated="3"/>
        </table:table-row>
        <table:table-row table:style-name="ro1">
          <table:table-cell office:value-type="float" office:value="2500.23692417145" calcext:value-type="float">
            <text:p>2500.23692417145</text:p>
          </table:table-cell>
          <table:table-cell office:value-type="float" office:value="251" calcext:value-type="float">
            <text:p>251</text:p>
          </table:table-cell>
          <table:table-cell office:value-type="float" office:value="2512371" calcext:value-type="float">
            <text:p>2512371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2510.2376511097" calcext:value-type="float">
            <text:p>2510.2376511097</text:p>
          </table:table-cell>
          <table:table-cell office:value-type="float" office:value="252" calcext:value-type="float">
            <text:p>252</text:p>
          </table:table-cell>
          <table:table-cell office:value-type="float" office:value="2522372" calcext:value-type="float">
            <text:p>2522372</text:p>
          </table:table-cell>
          <table:table-cell office:value-type="float" office:value="2515" calcext:value-type="float">
            <text:p>2515</text:p>
          </table:table-cell>
          <table:table-cell table:number-columns-repeated="3"/>
        </table:table-row>
        <table:table-row table:style-name="ro1">
          <table:table-cell office:value-type="float" office:value="2520.23948597908" calcext:value-type="float">
            <text:p>2520.23948597908</text:p>
          </table:table-cell>
          <table:table-cell office:value-type="float" office:value="253" calcext:value-type="float">
            <text:p>253</text:p>
          </table:table-cell>
          <table:table-cell office:value-type="float" office:value="2532373" calcext:value-type="float">
            <text:p>2532373</text:p>
          </table:table-cell>
          <table:table-cell office:value-type="float" office:value="2525" calcext:value-type="float">
            <text:p>2525</text:p>
          </table:table-cell>
          <table:table-cell table:number-columns-repeated="3"/>
        </table:table-row>
        <table:table-row table:style-name="ro1">
          <table:table-cell office:value-type="float" office:value="2530.23977208138" calcext:value-type="float">
            <text:p>2530.23977208138</text:p>
          </table:table-cell>
          <table:table-cell office:value-type="float" office:value="254" calcext:value-type="float">
            <text:p>254</text:p>
          </table:table-cell>
          <table:table-cell office:value-type="float" office:value="2542374" calcext:value-type="float">
            <text:p>2542374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40.23989200592" calcext:value-type="float">
            <text:p>2540.23989200592</text:p>
          </table:table-cell>
          <table:table-cell office:value-type="float" office:value="255" calcext:value-type="float">
            <text:p>255</text:p>
          </table:table-cell>
          <table:table-cell office:value-type="float" office:value="2552375" calcext:value-type="float">
            <text:p>2552375</text:p>
          </table:table-cell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50.24107003212" calcext:value-type="float">
            <text:p>2550.24107003212</text:p>
          </table:table-cell>
          <table:table-cell office:value-type="float" office:value="256" calcext:value-type="float">
            <text:p>256</text:p>
          </table:table-cell>
          <table:table-cell office:value-type="float" office:value="2562376" calcext:value-type="float">
            <text:p>2562376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2560.24165010452" calcext:value-type="float">
            <text:p>2560.24165010452</text:p>
          </table:table-cell>
          <table:table-cell office:value-type="float" office:value="257" calcext:value-type="float">
            <text:p>257</text:p>
          </table:table-cell>
          <table:table-cell office:value-type="float" office:value="2572377" calcext:value-type="float">
            <text:p>2572377</text:p>
          </table:table-cell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2570.24331998825" calcext:value-type="float">
            <text:p>2570.24331998825</text:p>
          </table:table-cell>
          <table:table-cell office:value-type="float" office:value="258" calcext:value-type="float">
            <text:p>258</text:p>
          </table:table-cell>
          <table:table-cell office:value-type="float" office:value="2582378" calcext:value-type="float">
            <text:p>2582378</text:p>
          </table:table-cell>
          <table:table-cell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office:value-type="float" office:value="2580.24413514137" calcext:value-type="float">
            <text:p>2580.24413514137</text:p>
          </table:table-cell>
          <table:table-cell office:value-type="float" office:value="259" calcext:value-type="float">
            <text:p>259</text:p>
          </table:table-cell>
          <table:table-cell office:value-type="float" office:value="2592379" calcext:value-type="float">
            <text:p>2592379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2590.24504113197" calcext:value-type="float">
            <text:p>2590.24504113197</text:p>
          </table:table-cell>
          <table:table-cell office:value-type="float" office:value="260" calcext:value-type="float">
            <text:p>260</text:p>
          </table:table-cell>
          <table:table-cell office:value-type="float" office:value="2602380" calcext:value-type="float">
            <text:p>2602380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2600.24625205994" calcext:value-type="float">
            <text:p>2600.24625205994</text:p>
          </table:table-cell>
          <table:table-cell office:value-type="float" office:value="261" calcext:value-type="float">
            <text:p>261</text:p>
          </table:table-cell>
          <table:table-cell office:value-type="float" office:value="2612381" calcext:value-type="float">
            <text:p>2612381</text:p>
          </table:table-cell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2610.24663305283" calcext:value-type="float">
            <text:p>2610.24663305283</text:p>
          </table:table-cell>
          <table:table-cell office:value-type="float" office:value="262" calcext:value-type="float">
            <text:p>262</text:p>
          </table:table-cell>
          <table:table-cell office:value-type="float" office:value="2622382" calcext:value-type="float">
            <text:p>2622382</text:p>
          </table:table-cell>
          <table:table-cell office:value-type="float" office:value="2615" calcext:value-type="float">
            <text:p>2615</text:p>
          </table:table-cell>
          <table:table-cell table:number-columns-repeated="3"/>
        </table:table-row>
        <table:table-row table:style-name="ro1">
          <table:table-cell office:value-type="float" office:value="2620.24790906906" calcext:value-type="float">
            <text:p>2620.24790906906</text:p>
          </table:table-cell>
          <table:table-cell office:value-type="float" office:value="263" calcext:value-type="float">
            <text:p>263</text:p>
          </table:table-cell>
          <table:table-cell office:value-type="float" office:value="2632383" calcext:value-type="float">
            <text:p>2632383</text:p>
          </table:table-cell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float" office:value="2630.24768805504" calcext:value-type="float">
            <text:p>2630.24768805504</text:p>
          </table:table-cell>
          <table:table-cell office:value-type="float" office:value="264" calcext:value-type="float">
            <text:p>264</text:p>
          </table:table-cell>
          <table:table-cell office:value-type="float" office:value="2642384" calcext:value-type="float">
            <text:p>2642384</text:p>
          </table:table-cell>
          <table:table-cell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2640.2488181591" calcext:value-type="float">
            <text:p>2640.2488181591</text:p>
          </table:table-cell>
          <table:table-cell office:value-type="float" office:value="265" calcext:value-type="float">
            <text:p>265</text:p>
          </table:table-cell>
          <table:table-cell office:value-type="float" office:value="2652385" calcext:value-type="float">
            <text:p>2652385</text:p>
          </table:table-cell>
          <table:table-cell office:value-type="float" office:value="2645" calcext:value-type="float">
            <text:p>2645</text:p>
          </table:table-cell>
          <table:table-cell table:number-columns-repeated="3"/>
        </table:table-row>
        <table:table-row table:style-name="ro1">
          <table:table-cell office:value-type="float" office:value="2650.24915409088" calcext:value-type="float">
            <text:p>2650.24915409088</text:p>
          </table:table-cell>
          <table:table-cell office:value-type="float" office:value="266" calcext:value-type="float">
            <text:p>266</text:p>
          </table:table-cell>
          <table:table-cell office:value-type="float" office:value="2662386" calcext:value-type="float">
            <text:p>2662386</text:p>
          </table:table-cell>
          <table:table-cell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office:value-type="float" office:value="2660.25113415718" calcext:value-type="float">
            <text:p>2660.25113415718</text:p>
          </table:table-cell>
          <table:table-cell office:value-type="float" office:value="267" calcext:value-type="float">
            <text:p>267</text:p>
          </table:table-cell>
          <table:table-cell office:value-type="float" office:value="2672387" calcext:value-type="float">
            <text:p>2672387</text:p>
          </table:table-cell>
          <table:table-cell office:value-type="float" office:value="2665" calcext:value-type="float">
            <text:p>2665</text:p>
          </table:table-cell>
          <table:table-cell table:number-columns-repeated="3"/>
        </table:table-row>
        <table:table-row table:style-name="ro1">
          <table:table-cell office:value-type="float" office:value="2670.25172495842" calcext:value-type="float">
            <text:p>2670.25172495842</text:p>
          </table:table-cell>
          <table:table-cell office:value-type="float" office:value="268" calcext:value-type="float">
            <text:p>268</text:p>
          </table:table-cell>
          <table:table-cell office:value-type="float" office:value="2682388" calcext:value-type="float">
            <text:p>2682388</text:p>
          </table:table-cell>
          <table:table-cell office:value-type="float" office:value="2675" calcext:value-type="float">
            <text:p>2675</text:p>
          </table:table-cell>
          <table:table-cell table:number-columns-repeated="3"/>
        </table:table-row>
        <table:table-row table:style-name="ro1">
          <table:table-cell office:value-type="float" office:value="2680.25232195854" calcext:value-type="float">
            <text:p>2680.25232195854</text:p>
          </table:table-cell>
          <table:table-cell office:value-type="float" office:value="269" calcext:value-type="float">
            <text:p>269</text:p>
          </table:table-cell>
          <table:table-cell office:value-type="float" office:value="2692389" calcext:value-type="float">
            <text:p>2692389</text:p>
          </table:table-cell>
          <table:table-cell office:value-type="float" office:value="2685" calcext:value-type="float">
            <text:p>2685</text:p>
          </table:table-cell>
          <table:table-cell table:number-columns-repeated="3"/>
        </table:table-row>
        <table:table-row table:style-name="ro1">
          <table:table-cell office:value-type="float" office:value="2690.25387501717" calcext:value-type="float">
            <text:p>2690.25387501717</text:p>
          </table:table-cell>
          <table:table-cell office:value-type="float" office:value="270" calcext:value-type="float">
            <text:p>270</text:p>
          </table:table-cell>
          <table:table-cell office:value-type="float" office:value="2702390" calcext:value-type="float">
            <text:p>2702390</text:p>
          </table:table-cell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2700.25428795814" calcext:value-type="float">
            <text:p>2700.25428795814</text:p>
          </table:table-cell>
          <table:table-cell office:value-type="float" office:value="271" calcext:value-type="float">
            <text:p>271</text:p>
          </table:table-cell>
          <table:table-cell office:value-type="float" office:value="2712391" calcext:value-type="float">
            <text:p>2712391</text:p>
          </table:table-cell>
          <table:table-cell office:value-type="float" office:value="2705" calcext:value-type="float">
            <text:p>2705</text:p>
          </table:table-cell>
          <table:table-cell table:number-columns-repeated="3"/>
        </table:table-row>
        <table:table-row table:style-name="ro1">
          <table:table-cell office:value-type="float" office:value="2710.25537896156" calcext:value-type="float">
            <text:p>2710.25537896156</text:p>
          </table:table-cell>
          <table:table-cell office:value-type="float" office:value="272" calcext:value-type="float">
            <text:p>272</text:p>
          </table:table-cell>
          <table:table-cell office:value-type="float" office:value="2722392" calcext:value-type="float">
            <text:p>27223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float" office:value="2720.25570106506" calcext:value-type="float">
            <text:p>2720.25570106506</text:p>
          </table:table-cell>
          <table:table-cell office:value-type="float" office:value="273" calcext:value-type="float">
            <text:p>273</text:p>
          </table:table-cell>
          <table:table-cell office:value-type="float" office:value="2732393" calcext:value-type="float">
            <text:p>2732393</text:p>
          </table:table-cell>
          <table:table-cell office:value-type="float" office:value="2725" calcext:value-type="float">
            <text:p>2725</text:p>
          </table:table-cell>
          <table:table-cell table:number-columns-repeated="3"/>
        </table:table-row>
        <table:table-row table:style-name="ro1">
          <table:table-cell office:value-type="float" office:value="2730.25705504417" calcext:value-type="float">
            <text:p>2730.25705504417</text:p>
          </table:table-cell>
          <table:table-cell office:value-type="float" office:value="274" calcext:value-type="float">
            <text:p>274</text:p>
          </table:table-cell>
          <table:table-cell office:value-type="float" office:value="2742394" calcext:value-type="float">
            <text:p>2742394</text:p>
          </table:table-cell>
          <table:table-cell office:value-type="float" office:value="2735" calcext:value-type="float">
            <text:p>2735</text:p>
          </table:table-cell>
          <table:table-cell table:number-columns-repeated="3"/>
        </table:table-row>
        <table:table-row table:style-name="ro1">
          <table:table-cell office:value-type="float" office:value="2740.25921416283" calcext:value-type="float">
            <text:p>2740.25921416283</text:p>
          </table:table-cell>
          <table:table-cell office:value-type="float" office:value="275" calcext:value-type="float">
            <text:p>275</text:p>
          </table:table-cell>
          <table:table-cell office:value-type="float" office:value="2752395" calcext:value-type="float">
            <text:p>2752395</text:p>
          </table:table-cell>
          <table:table-cell office:value-type="float" office:value="2745" calcext:value-type="float">
            <text:p>2745</text:p>
          </table:table-cell>
          <table:table-cell table:number-columns-repeated="3"/>
        </table:table-row>
        <table:table-row table:style-name="ro1">
          <table:table-cell office:value-type="float" office:value="2750.26023697853" calcext:value-type="float">
            <text:p>2750.26023697853</text:p>
          </table:table-cell>
          <table:table-cell office:value-type="float" office:value="276" calcext:value-type="float">
            <text:p>276</text:p>
          </table:table-cell>
          <table:table-cell office:value-type="float" office:value="2762396" calcext:value-type="float">
            <text:p>2762396</text:p>
          </table:table-cell>
          <table:table-cell office:value-type="float" office:value="2755" calcext:value-type="float">
            <text:p>2755</text:p>
          </table:table-cell>
          <table:table-cell table:number-columns-repeated="3"/>
        </table:table-row>
        <table:table-row table:style-name="ro1">
          <table:table-cell office:value-type="float" office:value="2760.25964713097" calcext:value-type="float">
            <text:p>2760.25964713097</text:p>
          </table:table-cell>
          <table:table-cell office:value-type="float" office:value="277" calcext:value-type="float">
            <text:p>277</text:p>
          </table:table-cell>
          <table:table-cell office:value-type="float" office:value="2772397" calcext:value-type="float">
            <text:p>2772397</text:p>
          </table:table-cell>
          <table:table-cell office:value-type="float" office:value="2765" calcext:value-type="float">
            <text:p>2765</text:p>
          </table:table-cell>
          <table:table-cell table:number-columns-repeated="3"/>
        </table:table-row>
        <table:table-row table:style-name="ro1">
          <table:table-cell office:value-type="float" office:value="2770.26230311394" calcext:value-type="float">
            <text:p>2770.26230311394</text:p>
          </table:table-cell>
          <table:table-cell office:value-type="float" office:value="278" calcext:value-type="float">
            <text:p>278</text:p>
          </table:table-cell>
          <table:table-cell office:value-type="float" office:value="2782398" calcext:value-type="float">
            <text:p>2782398</text:p>
          </table:table-cell>
          <table:table-cell office:value-type="float" office:value="2775" calcext:value-type="float">
            <text:p>2775</text:p>
          </table:table-cell>
          <table:table-cell table:number-columns-repeated="3"/>
        </table:table-row>
        <table:table-row table:style-name="ro1">
          <table:table-cell office:value-type="float" office:value="2780.26342105865" calcext:value-type="float">
            <text:p>2780.26342105865</text:p>
          </table:table-cell>
          <table:table-cell office:value-type="float" office:value="279" calcext:value-type="float">
            <text:p>279</text:p>
          </table:table-cell>
          <table:table-cell office:value-type="float" office:value="2792399" calcext:value-type="float">
            <text:p>2792399</text:p>
          </table:table-cell>
          <table:table-cell office:value-type="float" office:value="2785" calcext:value-type="float">
            <text:p>2785</text:p>
          </table:table-cell>
          <table:table-cell table:number-columns-repeated="3"/>
        </table:table-row>
        <table:table-row table:style-name="ro1">
          <table:table-cell office:value-type="float" office:value="2790.26479697227" calcext:value-type="float">
            <text:p>2790.26479697227</text:p>
          </table:table-cell>
          <table:table-cell office:value-type="float" office:value="280" calcext:value-type="float">
            <text:p>280</text:p>
          </table:table-cell>
          <table:table-cell office:value-type="float" office:value="2802400" calcext:value-type="float">
            <text:p>2802400</text:p>
          </table:table-cell>
          <table:table-cell office:value-type="float" office:value="2795" calcext:value-type="float">
            <text:p>2795</text:p>
          </table:table-cell>
          <table:table-cell table:number-columns-repeated="3"/>
        </table:table-row>
        <table:table-row table:style-name="ro1">
          <table:table-cell office:value-type="float" office:value="2800.26584815979" calcext:value-type="float">
            <text:p>2800.26584815979</text:p>
          </table:table-cell>
          <table:table-cell office:value-type="float" office:value="281" calcext:value-type="float">
            <text:p>281</text:p>
          </table:table-cell>
          <table:table-cell office:value-type="float" office:value="2812401" calcext:value-type="float">
            <text:p>2812401</text:p>
          </table:table-cell>
          <table:table-cell office:value-type="float" office:value="2805" calcext:value-type="float">
            <text:p>2805</text:p>
          </table:table-cell>
          <table:table-cell table:number-columns-repeated="3"/>
        </table:table-row>
        <table:table-row table:style-name="ro1">
          <table:table-cell office:value-type="float" office:value="2810.26642513275" calcext:value-type="float">
            <text:p>2810.26642513275</text:p>
          </table:table-cell>
          <table:table-cell office:value-type="float" office:value="282" calcext:value-type="float">
            <text:p>282</text:p>
          </table:table-cell>
          <table:table-cell office:value-type="float" office:value="2822402" calcext:value-type="float">
            <text:p>2822402</text:p>
          </table:table-cell>
          <table:table-cell office:value-type="float" office:value="2815" calcext:value-type="float">
            <text:p>2815</text:p>
          </table:table-cell>
          <table:table-cell table:number-columns-repeated="3"/>
        </table:table-row>
        <table:table-row table:style-name="ro1">
          <table:table-cell office:value-type="float" office:value="2820.26772713661" calcext:value-type="float">
            <text:p>2820.26772713661</text:p>
          </table:table-cell>
          <table:table-cell office:value-type="float" office:value="283" calcext:value-type="float">
            <text:p>283</text:p>
          </table:table-cell>
          <table:table-cell office:value-type="float" office:value="2832403" calcext:value-type="float">
            <text:p>2832403</text:p>
          </table:table-cell>
          <table:table-cell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float" office:value="2830.26803207397" calcext:value-type="float">
            <text:p>2830.26803207397</text:p>
          </table:table-cell>
          <table:table-cell office:value-type="float" office:value="284" calcext:value-type="float">
            <text:p>284</text:p>
          </table:table-cell>
          <table:table-cell office:value-type="float" office:value="2842404" calcext:value-type="float">
            <text:p>2842404</text:p>
          </table:table-cell>
          <table:table-cell office:value-type="float" office:value="2835" calcext:value-type="float">
            <text:p>2835</text:p>
          </table:table-cell>
          <table:table-cell table:number-columns-repeated="3"/>
        </table:table-row>
        <table:table-row table:style-name="ro1">
          <table:table-cell office:value-type="float" office:value="2840.2683391571" calcext:value-type="float">
            <text:p>2840.2683391571</text:p>
          </table:table-cell>
          <table:table-cell office:value-type="float" office:value="285" calcext:value-type="float">
            <text:p>285</text:p>
          </table:table-cell>
          <table:table-cell office:value-type="float" office:value="2852405" calcext:value-type="float">
            <text:p>2852405</text:p>
          </table:table-cell>
          <table:table-cell office:value-type="float" office:value="2845" calcext:value-type="float">
            <text:p>2845</text:p>
          </table:table-cell>
          <table:table-cell table:number-columns-repeated="3"/>
        </table:table-row>
        <table:table-row table:style-name="ro1">
          <table:table-cell office:value-type="float" office:value="2850.2698199749" calcext:value-type="float">
            <text:p>2850.2698199749</text:p>
          </table:table-cell>
          <table:table-cell office:value-type="float" office:value="286" calcext:value-type="float">
            <text:p>286</text:p>
          </table:table-cell>
          <table:table-cell office:value-type="float" office:value="2862406" calcext:value-type="float">
            <text:p>2862406</text:p>
          </table:table-cell>
          <table:table-cell office:value-type="float" office:value="2855" calcext:value-type="float">
            <text:p>2855</text:p>
          </table:table-cell>
          <table:table-cell table:number-columns-repeated="3"/>
        </table:table-row>
        <table:table-row table:style-name="ro1">
          <table:table-cell office:value-type="float" office:value="2860.27066206932" calcext:value-type="float">
            <text:p>2860.27066206932</text:p>
          </table:table-cell>
          <table:table-cell office:value-type="float" office:value="287" calcext:value-type="float">
            <text:p>287</text:p>
          </table:table-cell>
          <table:table-cell office:value-type="float" office:value="2872407" calcext:value-type="float">
            <text:p>2872407</text:p>
          </table:table-cell>
          <table:table-cell office:value-type="float" office:value="2865" calcext:value-type="float">
            <text:p>2865</text:p>
          </table:table-cell>
          <table:table-cell table:number-columns-repeated="3"/>
        </table:table-row>
        <table:table-row table:style-name="ro1">
          <table:table-cell office:value-type="float" office:value="2870.27264904976" calcext:value-type="float">
            <text:p>2870.27264904976</text:p>
          </table:table-cell>
          <table:table-cell office:value-type="float" office:value="288" calcext:value-type="float">
            <text:p>288</text:p>
          </table:table-cell>
          <table:table-cell office:value-type="float" office:value="2882408" calcext:value-type="float">
            <text:p>2882408</text:p>
          </table:table-cell>
          <table:table-cell office:value-type="float" office:value="2875" calcext:value-type="float">
            <text:p>2875</text:p>
          </table:table-cell>
          <table:table-cell table:number-columns-repeated="3"/>
        </table:table-row>
        <table:table-row table:style-name="ro1">
          <table:table-cell office:value-type="float" office:value="2880.27233910561" calcext:value-type="float">
            <text:p>2880.27233910561</text:p>
          </table:table-cell>
          <table:table-cell office:value-type="float" office:value="289" calcext:value-type="float">
            <text:p>289</text:p>
          </table:table-cell>
          <table:table-cell office:value-type="float" office:value="2892409" calcext:value-type="float">
            <text:p>2892409</text:p>
          </table:table-cell>
          <table:table-cell office:value-type="float" office:value="2885" calcext:value-type="float">
            <text:p>2885</text:p>
          </table:table-cell>
          <table:table-cell table:number-columns-repeated="3"/>
        </table:table-row>
        <table:table-row table:style-name="ro1">
          <table:table-cell office:value-type="float" office:value="2890.27374505997" calcext:value-type="float">
            <text:p>2890.27374505997</text:p>
          </table:table-cell>
          <table:table-cell office:value-type="float" office:value="290" calcext:value-type="float">
            <text:p>290</text:p>
          </table:table-cell>
          <table:table-cell office:value-type="float" office:value="2902410" calcext:value-type="float">
            <text:p>2902410</text:p>
          </table:table-cell>
          <table:table-cell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float" office:value="2900.27456903458" calcext:value-type="float">
            <text:p>2900.27456903458</text:p>
          </table:table-cell>
          <table:table-cell office:value-type="float" office:value="291" calcext:value-type="float">
            <text:p>291</text:p>
          </table:table-cell>
          <table:table-cell office:value-type="float" office:value="2912411" calcext:value-type="float">
            <text:p>2912411</text:p>
          </table:table-cell>
          <table:table-cell office:value-type="float" office:value="2905" calcext:value-type="float">
            <text:p>2905</text:p>
          </table:table-cell>
          <table:table-cell table:number-columns-repeated="3"/>
        </table:table-row>
        <table:table-row table:style-name="ro1">
          <table:table-cell office:value-type="float" office:value="2910.27530407906" calcext:value-type="float">
            <text:p>2910.27530407906</text:p>
          </table:table-cell>
          <table:table-cell office:value-type="float" office:value="292" calcext:value-type="float">
            <text:p>292</text:p>
          </table:table-cell>
          <table:table-cell office:value-type="float" office:value="2922412" calcext:value-type="float">
            <text:p>2922412</text:p>
          </table:table-cell>
          <table:table-cell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float" office:value="2920.27599215508" calcext:value-type="float">
            <text:p>2920.27599215508</text:p>
          </table:table-cell>
          <table:table-cell office:value-type="float" office:value="293" calcext:value-type="float">
            <text:p>293</text:p>
          </table:table-cell>
          <table:table-cell office:value-type="float" office:value="2932413" calcext:value-type="float">
            <text:p>2932413</text:p>
          </table:table-cell>
          <table:table-cell office:value-type="float" office:value="2925" calcext:value-type="float">
            <text:p>2925</text:p>
          </table:table-cell>
          <table:table-cell table:number-columns-repeated="3"/>
        </table:table-row>
        <table:table-row table:style-name="ro1">
          <table:table-cell office:value-type="float" office:value="2930.27669095993" calcext:value-type="float">
            <text:p>2930.27669095993</text:p>
          </table:table-cell>
          <table:table-cell office:value-type="float" office:value="294" calcext:value-type="float">
            <text:p>294</text:p>
          </table:table-cell>
          <table:table-cell office:value-type="float" office:value="2942414" calcext:value-type="float">
            <text:p>2942414</text:p>
          </table:table-cell>
          <table:table-cell office:value-type="float" office:value="2935" calcext:value-type="float">
            <text:p>2935</text:p>
          </table:table-cell>
          <table:table-cell table:number-columns-repeated="3"/>
        </table:table-row>
        <table:table-row table:style-name="ro1">
          <table:table-cell office:value-type="float" office:value="2940.27686905861" calcext:value-type="float">
            <text:p>2940.27686905861</text:p>
          </table:table-cell>
          <table:table-cell office:value-type="float" office:value="295" calcext:value-type="float">
            <text:p>295</text:p>
          </table:table-cell>
          <table:table-cell office:value-type="float" office:value="2952415" calcext:value-type="float">
            <text:p>2952415</text:p>
          </table:table-cell>
          <table:table-cell office:value-type="float" office:value="2945" calcext:value-type="float">
            <text:p>2945</text:p>
          </table:table-cell>
          <table:table-cell table:number-columns-repeated="3"/>
        </table:table-row>
        <table:table-row table:style-name="ro1">
          <table:table-cell office:value-type="float" office:value="2950.27892613411" calcext:value-type="float">
            <text:p>2950.27892613411</text:p>
          </table:table-cell>
          <table:table-cell office:value-type="float" office:value="296" calcext:value-type="float">
            <text:p>296</text:p>
          </table:table-cell>
          <table:table-cell office:value-type="float" office:value="2962416" calcext:value-type="float">
            <text:p>2962416</text:p>
          </table:table-cell>
          <table:table-cell office:value-type="float" office:value="2955" calcext:value-type="float">
            <text:p>2955</text:p>
          </table:table-cell>
          <table:table-cell table:number-columns-repeated="3"/>
        </table:table-row>
        <table:table-row table:style-name="ro1">
          <table:table-cell office:value-type="float" office:value="2960.27855801582" calcext:value-type="float">
            <text:p>2960.27855801582</text:p>
          </table:table-cell>
          <table:table-cell office:value-type="float" office:value="297" calcext:value-type="float">
            <text:p>297</text:p>
          </table:table-cell>
          <table:table-cell office:value-type="float" office:value="2972417" calcext:value-type="float">
            <text:p>2972417</text:p>
          </table:table-cell>
          <table:table-cell office:value-type="float" office:value="2965" calcext:value-type="float">
            <text:p>2965</text:p>
          </table:table-cell>
          <table:table-cell table:number-columns-repeated="3"/>
        </table:table-row>
        <table:table-row table:style-name="ro1">
          <table:table-cell office:value-type="float" office:value="2970.2798371315" calcext:value-type="float">
            <text:p>2970.2798371315</text:p>
          </table:table-cell>
          <table:table-cell office:value-type="float" office:value="298" calcext:value-type="float">
            <text:p>298</text:p>
          </table:table-cell>
          <table:table-cell office:value-type="float" office:value="2982418" calcext:value-type="float">
            <text:p>2982418</text:p>
          </table:table-cell>
          <table:table-cell office:value-type="float" office:value="2975" calcext:value-type="float">
            <text:p>2975</text:p>
          </table:table-cell>
          <table:table-cell table:number-columns-repeated="3"/>
        </table:table-row>
        <table:table-row table:style-name="ro1">
          <table:table-cell office:value-type="float" office:value="2980.28130817413" calcext:value-type="float">
            <text:p>2980.28130817413</text:p>
          </table:table-cell>
          <table:table-cell office:value-type="float" office:value="299" calcext:value-type="float">
            <text:p>299</text:p>
          </table:table-cell>
          <table:table-cell office:value-type="float" office:value="2992419" calcext:value-type="float">
            <text:p>2992419</text:p>
          </table:table-cell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90.28151702881" calcext:value-type="float">
            <text:p>2990.28151702881</text:p>
          </table:table-cell>
          <table:table-cell office:value-type="float" office:value="300" calcext:value-type="float">
            <text:p>300</text:p>
          </table:table-cell>
          <table:table-cell office:value-type="float" office:value="3002420" calcext:value-type="float">
            <text:p>3002420</text:p>
          </table:table-cell>
          <table:table-cell office:value-type="float" office:value="2994" calcext:value-type="float">
            <text:p>2994</text:p>
          </table:table-cell>
          <table:table-cell table:number-columns-repeated="3"/>
        </table:table-row>
        <table:table-row table:style-name="ro1">
          <table:table-cell office:value-type="float" office:value="3000.28215312958" calcext:value-type="float">
            <text:p>3000.28215312958</text:p>
          </table:table-cell>
          <table:table-cell office:value-type="float" office:value="301" calcext:value-type="float">
            <text:p>301</text:p>
          </table:table-cell>
          <table:table-cell office:value-type="float" office:value="3012421" calcext:value-type="float">
            <text:p>3012421</text:p>
          </table:table-cell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10.28295016289" calcext:value-type="float">
            <text:p>3010.28295016289</text:p>
          </table:table-cell>
          <table:table-cell office:value-type="float" office:value="302" calcext:value-type="float">
            <text:p>302</text:p>
          </table:table-cell>
          <table:table-cell office:value-type="float" office:value="3022422" calcext:value-type="float">
            <text:p>3022422</text:p>
          </table:table-cell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20.28426814079" calcext:value-type="float">
            <text:p>3020.28426814079</text:p>
          </table:table-cell>
          <table:table-cell office:value-type="float" office:value="303" calcext:value-type="float">
            <text:p>303</text:p>
          </table:table-cell>
          <table:table-cell office:value-type="float" office:value="3032423" calcext:value-type="float">
            <text:p>3032423</text:p>
          </table:table-cell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30.28500199318" calcext:value-type="float">
            <text:p>3030.28500199318</text:p>
          </table:table-cell>
          <table:table-cell office:value-type="float" office:value="304" calcext:value-type="float">
            <text:p>304</text:p>
          </table:table-cell>
          <table:table-cell office:value-type="float" office:value="3042424" calcext:value-type="float">
            <text:p>3042424</text:p>
          </table:table-cell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40.28477311134" calcext:value-type="float">
            <text:p>3040.28477311134</text:p>
          </table:table-cell>
          <table:table-cell office:value-type="float" office:value="305" calcext:value-type="float">
            <text:p>305</text:p>
          </table:table-cell>
          <table:table-cell office:value-type="float" office:value="3052425" calcext:value-type="float">
            <text:p>3052425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50.28688812256" calcext:value-type="float">
            <text:p>3050.28688812256</text:p>
          </table:table-cell>
          <table:table-cell office:value-type="float" office:value="306" calcext:value-type="float">
            <text:p>306</text:p>
          </table:table-cell>
          <table:table-cell office:value-type="float" office:value="3062426" calcext:value-type="float">
            <text:p>3062426</text:p>
          </table:table-cell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60.28737998009" calcext:value-type="float">
            <text:p>3060.28737998009</text:p>
          </table:table-cell>
          <table:table-cell office:value-type="float" office:value="307" calcext:value-type="float">
            <text:p>307</text:p>
          </table:table-cell>
          <table:table-cell office:value-type="float" office:value="3072427" calcext:value-type="float">
            <text:p>3072427</text:p>
          </table:table-cell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70.28826713562" calcext:value-type="float">
            <text:p>3070.28826713562</text:p>
          </table:table-cell>
          <table:table-cell office:value-type="float" office:value="308" calcext:value-type="float">
            <text:p>308</text:p>
          </table:table-cell>
          <table:table-cell office:value-type="float" office:value="3082428" calcext:value-type="float">
            <text:p>3082428</text:p>
          </table:table-cell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80.28920698166" calcext:value-type="float">
            <text:p>3080.28920698166</text:p>
          </table:table-cell>
          <table:table-cell office:value-type="float" office:value="309" calcext:value-type="float">
            <text:p>309</text:p>
          </table:table-cell>
          <table:table-cell office:value-type="float" office:value="3092429" calcext:value-type="float">
            <text:p>3092429</text:p>
          </table:table-cell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90.289675951" calcext:value-type="float">
            <text:p>3090.289675951</text:p>
          </table:table-cell>
          <table:table-cell office:value-type="float" office:value="310" calcext:value-type="float">
            <text:p>310</text:p>
          </table:table-cell>
          <table:table-cell office:value-type="float" office:value="3102430" calcext:value-type="float">
            <text:p>3102430</text:p>
          </table:table-cell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100.2907910347" calcext:value-type="float">
            <text:p>3100.2907910347</text:p>
          </table:table-cell>
          <table:table-cell office:value-type="float" office:value="311" calcext:value-type="float">
            <text:p>311</text:p>
          </table:table-cell>
          <table:table-cell office:value-type="float" office:value="3112431" calcext:value-type="float">
            <text:p>3112431</text:p>
          </table:table-cell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10.29097509384" calcext:value-type="float">
            <text:p>3110.29097509384</text:p>
          </table:table-cell>
          <table:table-cell office:value-type="float" office:value="312" calcext:value-type="float">
            <text:p>312</text:p>
          </table:table-cell>
          <table:table-cell office:value-type="float" office:value="3122432" calcext:value-type="float">
            <text:p>3122432</text:p>
          </table:table-cell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20.29284000397" calcext:value-type="float">
            <text:p>3120.29284000397</text:p>
          </table:table-cell>
          <table:table-cell office:value-type="float" office:value="313" calcext:value-type="float">
            <text:p>313</text:p>
          </table:table-cell>
          <table:table-cell office:value-type="float" office:value="3132433" calcext:value-type="float">
            <text:p>3132433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30.29347610474" calcext:value-type="float">
            <text:p>3130.29347610474</text:p>
          </table:table-cell>
          <table:table-cell office:value-type="float" office:value="314" calcext:value-type="float">
            <text:p>314</text:p>
          </table:table-cell>
          <table:table-cell office:value-type="float" office:value="3142434" calcext:value-type="float">
            <text:p>3142434</text:p>
          </table:table-cell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40.29415106773" calcext:value-type="float">
            <text:p>3140.29415106773</text:p>
          </table:table-cell>
          <table:table-cell office:value-type="float" office:value="315" calcext:value-type="float">
            <text:p>315</text:p>
          </table:table-cell>
          <table:table-cell office:value-type="float" office:value="3152435" calcext:value-type="float">
            <text:p>3152435</text:p>
          </table:table-cell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50.29508900642" calcext:value-type="float">
            <text:p>3150.29508900642</text:p>
          </table:table-cell>
          <table:table-cell office:value-type="float" office:value="316" calcext:value-type="float">
            <text:p>316</text:p>
          </table:table-cell>
          <table:table-cell office:value-type="float" office:value="3162436" calcext:value-type="float">
            <text:p>3162436</text:p>
          </table:table-cell>
          <table:table-cell office:value-type="float" office:value="3154" calcext:value-type="float">
            <text:p>3154</text:p>
          </table:table-cell>
          <table:table-cell table:number-columns-repeated="3"/>
        </table:table-row>
        <table:table-row table:style-name="ro1">
          <table:table-cell office:value-type="float" office:value="3160.29594016075" calcext:value-type="float">
            <text:p>3160.29594016075</text:p>
          </table:table-cell>
          <table:table-cell office:value-type="float" office:value="317" calcext:value-type="float">
            <text:p>317</text:p>
          </table:table-cell>
          <table:table-cell office:value-type="float" office:value="3172437" calcext:value-type="float">
            <text:p>3172437</text:p>
          </table:table-cell>
          <table:table-cell office:value-type="float" office:value="3164" calcext:value-type="float">
            <text:p>3164</text:p>
          </table:table-cell>
          <table:table-cell table:number-columns-repeated="3"/>
        </table:table-row>
        <table:table-row table:style-name="ro1">
          <table:table-cell office:value-type="float" office:value="3170.29714202881" calcext:value-type="float">
            <text:p>3170.29714202881</text:p>
          </table:table-cell>
          <table:table-cell office:value-type="float" office:value="318" calcext:value-type="float">
            <text:p>318</text:p>
          </table:table-cell>
          <table:table-cell office:value-type="float" office:value="3182438" calcext:value-type="float">
            <text:p>3182438</text:p>
          </table:table-cell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80.29855513573" calcext:value-type="float">
            <text:p>3180.29855513573</text:p>
          </table:table-cell>
          <table:table-cell office:value-type="float" office:value="319" calcext:value-type="float">
            <text:p>319</text:p>
          </table:table-cell>
          <table:table-cell office:value-type="float" office:value="3192439" calcext:value-type="float">
            <text:p>3192439</text:p>
          </table:table-cell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3190.29932999611" calcext:value-type="float">
            <text:p>3190.29932999611</text:p>
          </table:table-cell>
          <table:table-cell office:value-type="float" office:value="320" calcext:value-type="float">
            <text:p>320</text:p>
          </table:table-cell>
          <table:table-cell office:value-type="float" office:value="3202440" calcext:value-type="float">
            <text:p>3202440</text:p>
          </table:table-cell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200.29947805405" calcext:value-type="float">
            <text:p>3200.29947805405</text:p>
          </table:table-cell>
          <table:table-cell office:value-type="float" office:value="321" calcext:value-type="float">
            <text:p>321</text:p>
          </table:table-cell>
          <table:table-cell office:value-type="float" office:value="3212441" calcext:value-type="float">
            <text:p>3212441</text:p>
          </table:table-cell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10.29951500893" calcext:value-type="float">
            <text:p>3210.29951500893</text:p>
          </table:table-cell>
          <table:table-cell office:value-type="float" office:value="322" calcext:value-type="float">
            <text:p>322</text:p>
          </table:table-cell>
          <table:table-cell office:value-type="float" office:value="3222442" calcext:value-type="float">
            <text:p>3222442</text:p>
          </table:table-cell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20.30176997185" calcext:value-type="float">
            <text:p>3220.30176997185</text:p>
          </table:table-cell>
          <table:table-cell office:value-type="float" office:value="323" calcext:value-type="float">
            <text:p>323</text:p>
          </table:table-cell>
          <table:table-cell office:value-type="float" office:value="3232443" calcext:value-type="float">
            <text:p>3232443</text:p>
          </table:table-cell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30.30250000954" calcext:value-type="float">
            <text:p>3230.30250000954</text:p>
          </table:table-cell>
          <table:table-cell office:value-type="float" office:value="324" calcext:value-type="float">
            <text:p>324</text:p>
          </table:table-cell>
          <table:table-cell office:value-type="float" office:value="3242444" calcext:value-type="float">
            <text:p>3242444</text:p>
          </table:table-cell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40.30243706703" calcext:value-type="float">
            <text:p>3240.30243706703</text:p>
          </table:table-cell>
          <table:table-cell office:value-type="float" office:value="325" calcext:value-type="float">
            <text:p>325</text:p>
          </table:table-cell>
          <table:table-cell office:value-type="float" office:value="3252445" calcext:value-type="float">
            <text:p>3252445</text:p>
          </table:table-cell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50.30388903618" calcext:value-type="float">
            <text:p>3250.30388903618</text:p>
          </table:table-cell>
          <table:table-cell office:value-type="float" office:value="326" calcext:value-type="float">
            <text:p>326</text:p>
          </table:table-cell>
          <table:table-cell office:value-type="float" office:value="3262446" calcext:value-type="float">
            <text:p>3262446</text:p>
          </table:table-cell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60.30430698395" calcext:value-type="float">
            <text:p>3260.30430698395</text:p>
          </table:table-cell>
          <table:table-cell office:value-type="float" office:value="327" calcext:value-type="float">
            <text:p>327</text:p>
          </table:table-cell>
          <table:table-cell office:value-type="float" office:value="3272447" calcext:value-type="float">
            <text:p>3272447</text:p>
          </table:table-cell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70.30571603775" calcext:value-type="float">
            <text:p>3270.30571603775</text:p>
          </table:table-cell>
          <table:table-cell office:value-type="float" office:value="328" calcext:value-type="float">
            <text:p>328</text:p>
          </table:table-cell>
          <table:table-cell office:value-type="float" office:value="3282448" calcext:value-type="float">
            <text:p>3282448</text:p>
          </table:table-cell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80.30600905418" calcext:value-type="float">
            <text:p>3280.30600905418</text:p>
          </table:table-cell>
          <table:table-cell office:value-type="float" office:value="329" calcext:value-type="float">
            <text:p>329</text:p>
          </table:table-cell>
          <table:table-cell office:value-type="float" office:value="3292449" calcext:value-type="float">
            <text:p>3292449</text:p>
          </table:table-cell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float" office:value="3290.30721116066" calcext:value-type="float">
            <text:p>3290.30721116066</text:p>
          </table:table-cell>
          <table:table-cell office:value-type="float" office:value="330" calcext:value-type="float">
            <text:p>330</text:p>
          </table:table-cell>
          <table:table-cell office:value-type="float" office:value="3302450" calcext:value-type="float">
            <text:p>3302450</text:p>
          </table:table-cell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300.30881810188" calcext:value-type="float">
            <text:p>3300.30881810188</text:p>
          </table:table-cell>
          <table:table-cell office:value-type="float" office:value="331" calcext:value-type="float">
            <text:p>331</text:p>
          </table:table-cell>
          <table:table-cell office:value-type="float" office:value="3312451" calcext:value-type="float">
            <text:p>3312451</text:p>
          </table:table-cell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10.309415102" calcext:value-type="float">
            <text:p>3310.309415102</text:p>
          </table:table-cell>
          <table:table-cell office:value-type="float" office:value="332" calcext:value-type="float">
            <text:p>332</text:p>
          </table:table-cell>
          <table:table-cell office:value-type="float" office:value="3322452" calcext:value-type="float">
            <text:p>3322452</text:p>
          </table:table-cell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20.30914497375" calcext:value-type="float">
            <text:p>3320.30914497375</text:p>
          </table:table-cell>
          <table:table-cell office:value-type="float" office:value="333" calcext:value-type="float">
            <text:p>333</text:p>
          </table:table-cell>
          <table:table-cell office:value-type="float" office:value="3332453" calcext:value-type="float">
            <text:p>3332453</text:p>
          </table:table-cell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30.3103749752" calcext:value-type="float">
            <text:p>3330.3103749752</text:p>
          </table:table-cell>
          <table:table-cell office:value-type="float" office:value="334" calcext:value-type="float">
            <text:p>334</text:p>
          </table:table-cell>
          <table:table-cell office:value-type="float" office:value="3342454" calcext:value-type="float">
            <text:p>3342454</text:p>
          </table:table-cell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40.31122303009" calcext:value-type="float">
            <text:p>3340.31122303009</text:p>
          </table:table-cell>
          <table:table-cell office:value-type="float" office:value="335" calcext:value-type="float">
            <text:p>335</text:p>
          </table:table-cell>
          <table:table-cell office:value-type="float" office:value="3352455" calcext:value-type="float">
            <text:p>3352455</text:p>
          </table:table-cell>
          <table:table-cell office:value-type="float" office:value="3344" calcext:value-type="float">
            <text:p>3344</text:p>
          </table:table-cell>
          <table:table-cell table:number-columns-repeated="3"/>
        </table:table-row>
        <table:table-row table:style-name="ro1">
          <table:table-cell office:value-type="float" office:value="3350.31133198738" calcext:value-type="float">
            <text:p>3350.31133198738</text:p>
          </table:table-cell>
          <table:table-cell office:value-type="float" office:value="336" calcext:value-type="float">
            <text:p>336</text:p>
          </table:table-cell>
          <table:table-cell office:value-type="float" office:value="3362456" calcext:value-type="float">
            <text:p>3362456</text:p>
          </table:table-cell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60.31193995476" calcext:value-type="float">
            <text:p>3360.31193995476</text:p>
          </table:table-cell>
          <table:table-cell office:value-type="float" office:value="337" calcext:value-type="float">
            <text:p>337</text:p>
          </table:table-cell>
          <table:table-cell office:value-type="float" office:value="3372457" calcext:value-type="float">
            <text:p>3372457</text:p>
          </table:table-cell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70.31284999847" calcext:value-type="float">
            <text:p>3370.31284999847</text:p>
          </table:table-cell>
          <table:table-cell office:value-type="float" office:value="338" calcext:value-type="float">
            <text:p>338</text:p>
          </table:table-cell>
          <table:table-cell office:value-type="float" office:value="3382458" calcext:value-type="float">
            <text:p>3382458</text:p>
          </table:table-cell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float" office:value="3380.31463503838" calcext:value-type="float">
            <text:p>3380.31463503838</text:p>
          </table:table-cell>
          <table:table-cell office:value-type="float" office:value="339" calcext:value-type="float">
            <text:p>339</text:p>
          </table:table-cell>
          <table:table-cell office:value-type="float" office:value="3392459" calcext:value-type="float">
            <text:p>3392459</text:p>
          </table:table-cell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90.31560707092" calcext:value-type="float">
            <text:p>3390.31560707092</text:p>
          </table:table-cell>
          <table:table-cell office:value-type="float" office:value="340" calcext:value-type="float">
            <text:p>340</text:p>
          </table:table-cell>
          <table:table-cell office:value-type="float" office:value="3402460" calcext:value-type="float">
            <text:p>3402460</text:p>
          </table:table-cell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400.31590104103" calcext:value-type="float">
            <text:p>3400.31590104103</text:p>
          </table:table-cell>
          <table:table-cell office:value-type="float" office:value="341" calcext:value-type="float">
            <text:p>341</text:p>
          </table:table-cell>
          <table:table-cell office:value-type="float" office:value="3412461" calcext:value-type="float">
            <text:p>3412461</text:p>
          </table:table-cell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10.31675100327" calcext:value-type="float">
            <text:p>3410.31675100327</text:p>
          </table:table-cell>
          <table:table-cell office:value-type="float" office:value="342" calcext:value-type="float">
            <text:p>342</text:p>
          </table:table-cell>
          <table:table-cell office:value-type="float" office:value="3422462" calcext:value-type="float">
            <text:p>3422462</text:p>
          </table:table-cell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20.31776213646" calcext:value-type="float">
            <text:p>3420.31776213646</text:p>
          </table:table-cell>
          <table:table-cell office:value-type="float" office:value="343" calcext:value-type="float">
            <text:p>343</text:p>
          </table:table-cell>
          <table:table-cell office:value-type="float" office:value="3432463" calcext:value-type="float">
            <text:p>3432463</text:p>
          </table:table-cell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30.31844902039" calcext:value-type="float">
            <text:p>3430.31844902039</text:p>
          </table:table-cell>
          <table:table-cell office:value-type="float" office:value="344" calcext:value-type="float">
            <text:p>344</text:p>
          </table:table-cell>
          <table:table-cell office:value-type="float" office:value="3442464" calcext:value-type="float">
            <text:p>3442464</text:p>
          </table:table-cell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40.31905817986" calcext:value-type="float">
            <text:p>3440.31905817986</text:p>
          </table:table-cell>
          <table:table-cell office:value-type="float" office:value="345" calcext:value-type="float">
            <text:p>345</text:p>
          </table:table-cell>
          <table:table-cell office:value-type="float" office:value="3452465" calcext:value-type="float">
            <text:p>3452465</text:p>
          </table:table-cell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50.32017016411" calcext:value-type="float">
            <text:p>3450.32017016411</text:p>
          </table:table-cell>
          <table:table-cell office:value-type="float" office:value="346" calcext:value-type="float">
            <text:p>346</text:p>
          </table:table-cell>
          <table:table-cell office:value-type="float" office:value="3462466" calcext:value-type="float">
            <text:p>3462466</text:p>
          </table:table-cell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60.32065796852" calcext:value-type="float">
            <text:p>3460.32065796852</text:p>
          </table:table-cell>
          <table:table-cell office:value-type="float" office:value="347" calcext:value-type="float">
            <text:p>347</text:p>
          </table:table-cell>
          <table:table-cell office:value-type="float" office:value="3472467" calcext:value-type="float">
            <text:p>3472467</text:p>
          </table:table-cell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70.32212710381" calcext:value-type="float">
            <text:p>3470.32212710381</text:p>
          </table:table-cell>
          <table:table-cell office:value-type="float" office:value="348" calcext:value-type="float">
            <text:p>348</text:p>
          </table:table-cell>
          <table:table-cell office:value-type="float" office:value="3482468" calcext:value-type="float">
            <text:p>3482468</text:p>
          </table:table-cell>
          <table:table-cell office:value-type="float" office:value="3473" calcext:value-type="float">
            <text:p>3473</text:p>
          </table:table-cell>
          <table:table-cell table:number-columns-repeated="3"/>
        </table:table-row>
        <table:table-row table:style-name="ro1">
          <table:table-cell office:value-type="float" office:value="3480.32228899002" calcext:value-type="float">
            <text:p>3480.32228899002</text:p>
          </table:table-cell>
          <table:table-cell office:value-type="float" office:value="349" calcext:value-type="float">
            <text:p>349</text:p>
          </table:table-cell>
          <table:table-cell office:value-type="float" office:value="3492469" calcext:value-type="float">
            <text:p>3492469</text:p>
          </table:table-cell>
          <table:table-cell office:value-type="float" office:value="3483" calcext:value-type="float">
            <text:p>3483</text:p>
          </table:table-cell>
          <table:table-cell table:number-columns-repeated="3"/>
        </table:table-row>
        <table:table-row table:style-name="ro1">
          <table:table-cell office:value-type="float" office:value="3490.32353115082" calcext:value-type="float">
            <text:p>3490.32353115082</text:p>
          </table:table-cell>
          <table:table-cell office:value-type="float" office:value="350" calcext:value-type="float">
            <text:p>350</text:p>
          </table:table-cell>
          <table:table-cell office:value-type="float" office:value="3502470" calcext:value-type="float">
            <text:p>3502470</text:p>
          </table:table-cell>
          <table:table-cell office:value-type="float" office:value="3493" calcext:value-type="float">
            <text:p>3493</text:p>
          </table:table-cell>
          <table:table-cell table:number-columns-repeated="3"/>
        </table:table-row>
        <table:table-row table:style-name="ro1">
          <table:table-cell office:value-type="float" office:value="3500.32399916649" calcext:value-type="float">
            <text:p>3500.32399916649</text:p>
          </table:table-cell>
          <table:table-cell office:value-type="float" office:value="351" calcext:value-type="float">
            <text:p>351</text:p>
          </table:table-cell>
          <table:table-cell office:value-type="float" office:value="3512471" calcext:value-type="float">
            <text:p>3512471</text:p>
          </table:table-cell>
          <table:table-cell office:value-type="float" office:value="3503" calcext:value-type="float">
            <text:p>3503</text:p>
          </table:table-cell>
          <table:table-cell table:number-columns-repeated="3"/>
        </table:table-row>
        <table:table-row table:style-name="ro1">
          <table:table-cell office:value-type="float" office:value="3510.32518315315" calcext:value-type="float">
            <text:p>3510.32518315315</text:p>
          </table:table-cell>
          <table:table-cell office:value-type="float" office:value="352" calcext:value-type="float">
            <text:p>352</text:p>
          </table:table-cell>
          <table:table-cell office:value-type="float" office:value="3522472" calcext:value-type="float">
            <text:p>3522472</text:p>
          </table:table-cell>
          <table:table-cell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office:value-type="float" office:value="3520.32649111748" calcext:value-type="float">
            <text:p>3520.32649111748</text:p>
          </table:table-cell>
          <table:table-cell office:value-type="float" office:value="353" calcext:value-type="float">
            <text:p>353</text:p>
          </table:table-cell>
          <table:table-cell office:value-type="float" office:value="3532473" calcext:value-type="float">
            <text:p>3532473</text:p>
          </table:table-cell>
          <table:table-cell office:value-type="float" office:value="3523" calcext:value-type="float">
            <text:p>3523</text:p>
          </table:table-cell>
          <table:table-cell table:number-columns-repeated="3"/>
        </table:table-row>
        <table:table-row table:style-name="ro1">
          <table:table-cell office:value-type="float" office:value="3530.32709097862" calcext:value-type="float">
            <text:p>3530.32709097862</text:p>
          </table:table-cell>
          <table:table-cell office:value-type="float" office:value="354" calcext:value-type="float">
            <text:p>354</text:p>
          </table:table-cell>
          <table:table-cell office:value-type="float" office:value="3542474" calcext:value-type="float">
            <text:p>3542474</text:p>
          </table:table-cell>
          <table:table-cell office:value-type="float" office:value="3533" calcext:value-type="float">
            <text:p>3533</text:p>
          </table:table-cell>
          <table:table-cell table:number-columns-repeated="3"/>
        </table:table-row>
        <table:table-row table:style-name="ro1">
          <table:table-cell office:value-type="float" office:value="3540.32730817795" calcext:value-type="float">
            <text:p>3540.32730817795</text:p>
          </table:table-cell>
          <table:table-cell office:value-type="float" office:value="355" calcext:value-type="float">
            <text:p>355</text:p>
          </table:table-cell>
          <table:table-cell office:value-type="float" office:value="3552475" calcext:value-type="float">
            <text:p>3552475</text:p>
          </table:table-cell>
          <table:table-cell office:value-type="float" office:value="3543" calcext:value-type="float">
            <text:p>3543</text:p>
          </table:table-cell>
          <table:table-cell table:number-columns-repeated="3"/>
        </table:table-row>
        <table:table-row table:style-name="ro1">
          <table:table-cell office:value-type="float" office:value="3550.3289000988" calcext:value-type="float">
            <text:p>3550.3289000988</text:p>
          </table:table-cell>
          <table:table-cell office:value-type="float" office:value="356" calcext:value-type="float">
            <text:p>356</text:p>
          </table:table-cell>
          <table:table-cell office:value-type="float" office:value="3562476" calcext:value-type="float">
            <text:p>3562476</text:p>
          </table:table-cell>
          <table:table-cell office:value-type="float" office:value="3553" calcext:value-type="float">
            <text:p>3553</text:p>
          </table:table-cell>
          <table:table-cell table:number-columns-repeated="3"/>
        </table:table-row>
        <table:table-row table:style-name="ro1">
          <table:table-cell office:value-type="float" office:value="3560.32929205894" calcext:value-type="float">
            <text:p>3560.32929205894</text:p>
          </table:table-cell>
          <table:table-cell office:value-type="float" office:value="357" calcext:value-type="float">
            <text:p>357</text:p>
          </table:table-cell>
          <table:table-cell office:value-type="float" office:value="3572477" calcext:value-type="float">
            <text:p>3572477</text:p>
          </table:table-cell>
          <table:table-cell office:value-type="float" office:value="3563" calcext:value-type="float">
            <text:p>3563</text:p>
          </table:table-cell>
          <table:table-cell table:number-columns-repeated="3"/>
        </table:table-row>
        <table:table-row table:style-name="ro1">
          <table:table-cell office:value-type="float" office:value="3570.33005809784" calcext:value-type="float">
            <text:p>3570.33005809784</text:p>
          </table:table-cell>
          <table:table-cell office:value-type="float" office:value="358" calcext:value-type="float">
            <text:p>358</text:p>
          </table:table-cell>
          <table:table-cell office:value-type="float" office:value="3582478" calcext:value-type="float">
            <text:p>3582478</text:p>
          </table:table-cell>
          <table:table-cell office:value-type="float" office:value="3573" calcext:value-type="float">
            <text:p>3573</text:p>
          </table:table-cell>
          <table:table-cell table:number-columns-repeated="3"/>
        </table:table-row>
        <table:table-row table:style-name="ro1">
          <table:table-cell office:value-type="float" office:value="3580.32994008064" calcext:value-type="float">
            <text:p>3580.32994008064</text:p>
          </table:table-cell>
          <table:table-cell office:value-type="float" office:value="359" calcext:value-type="float">
            <text:p>359</text:p>
          </table:table-cell>
          <table:table-cell office:value-type="float" office:value="3592479" calcext:value-type="float">
            <text:p>3592479</text:p>
          </table:table-cell>
          <table:table-cell office:value-type="float" office:value="3583" calcext:value-type="float">
            <text:p>3583</text:p>
          </table:table-cell>
          <table:table-cell table:number-columns-repeated="3"/>
        </table:table-row>
        <table:table-row table:style-name="ro1">
          <table:table-cell office:value-type="float" office:value="3590.33214616776" calcext:value-type="float">
            <text:p>3590.33214616776</text:p>
          </table:table-cell>
          <table:table-cell office:value-type="float" office:value="360" calcext:value-type="float">
            <text:p>360</text:p>
          </table:table-cell>
          <table:table-cell office:value-type="float" office:value="3602480" calcext:value-type="float">
            <text:p>3602480</text:p>
          </table:table-cell>
          <table:table-cell office:value-type="float" office:value="3593" calcext:value-type="float">
            <text:p>3593</text:p>
          </table:table-cell>
          <table:table-cell table:number-columns-repeated="3"/>
        </table:table-row>
        <table:table-row table:style-name="ro1">
          <table:table-cell office:value-type="float" office:value="3600.33242201805" calcext:value-type="float">
            <text:p>3600.33242201805</text:p>
          </table:table-cell>
          <table:table-cell office:value-type="float" office:value="361" calcext:value-type="float">
            <text:p>361</text:p>
          </table:table-cell>
          <table:table-cell office:value-type="float" office:value="3612481" calcext:value-type="float">
            <text:p>3612481</text:p>
          </table:table-cell>
          <table:table-cell office:value-type="float" office:value="3603" calcext:value-type="float">
            <text:p>3603</text:p>
          </table:table-cell>
          <table:table-cell table:number-columns-repeated="3"/>
        </table:table-row>
        <table:table-row table:style-name="ro1">
          <table:table-cell office:value-type="float" office:value="3610.33371400833" calcext:value-type="float">
            <text:p>3610.33371400833</text:p>
          </table:table-cell>
          <table:table-cell office:value-type="float" office:value="362" calcext:value-type="float">
            <text:p>362</text:p>
          </table:table-cell>
          <table:table-cell office:value-type="float" office:value="3622482" calcext:value-type="float">
            <text:p>3622482</text:p>
          </table:table-cell>
          <table:table-cell office:value-type="float" office:value="3613" calcext:value-type="float">
            <text:p>3613</text:p>
          </table:table-cell>
          <table:table-cell table:number-columns-repeated="3"/>
        </table:table-row>
        <table:table-row table:style-name="ro1">
          <table:table-cell office:value-type="float" office:value="3620.33557200432" calcext:value-type="float">
            <text:p>3620.33557200432</text:p>
          </table:table-cell>
          <table:table-cell office:value-type="float" office:value="363" calcext:value-type="float">
            <text:p>363</text:p>
          </table:table-cell>
          <table:table-cell office:value-type="float" office:value="3632483" calcext:value-type="float">
            <text:p>3632483</text:p>
          </table:table-cell>
          <table:table-cell office:value-type="float" office:value="3623" calcext:value-type="float">
            <text:p>3623</text:p>
          </table:table-cell>
          <table:table-cell table:number-columns-repeated="3"/>
        </table:table-row>
        <table:table-row table:style-name="ro1">
          <table:table-cell office:value-type="float" office:value="3630.33663105965" calcext:value-type="float">
            <text:p>3630.33663105965</text:p>
          </table:table-cell>
          <table:table-cell office:value-type="float" office:value="364" calcext:value-type="float">
            <text:p>364</text:p>
          </table:table-cell>
          <table:table-cell office:value-type="float" office:value="3642484" calcext:value-type="float">
            <text:p>3642484</text:p>
          </table:table-cell>
          <table:table-cell office:value-type="float" office:value="3633" calcext:value-type="float">
            <text:p>3633</text:p>
          </table:table-cell>
          <table:table-cell table:number-columns-repeated="3"/>
        </table:table-row>
        <table:table-row table:style-name="ro1">
          <table:table-cell office:value-type="float" office:value="3640.33707809448" calcext:value-type="float">
            <text:p>3640.33707809448</text:p>
          </table:table-cell>
          <table:table-cell office:value-type="float" office:value="365" calcext:value-type="float">
            <text:p>365</text:p>
          </table:table-cell>
          <table:table-cell office:value-type="float" office:value="3652485" calcext:value-type="float">
            <text:p>3652485</text:p>
          </table:table-cell>
          <table:table-cell office:value-type="float" office:value="3643" calcext:value-type="float">
            <text:p>3643</text:p>
          </table:table-cell>
          <table:table-cell table:number-columns-repeated="3"/>
        </table:table-row>
        <table:table-row table:style-name="ro1">
          <table:table-cell office:value-type="float" office:value="3650.33797717094" calcext:value-type="float">
            <text:p>3650.33797717094</text:p>
          </table:table-cell>
          <table:table-cell office:value-type="float" office:value="366" calcext:value-type="float">
            <text:p>366</text:p>
          </table:table-cell>
          <table:table-cell office:value-type="float" office:value="3662486" calcext:value-type="float">
            <text:p>3662486</text:p>
          </table:table-cell>
          <table:table-cell office:value-type="float" office:value="3653" calcext:value-type="float">
            <text:p>3653</text:p>
          </table:table-cell>
          <table:table-cell table:number-columns-repeated="3"/>
        </table:table-row>
        <table:table-row table:style-name="ro1">
          <table:table-cell office:value-type="float" office:value="3660.33906817436" calcext:value-type="float">
            <text:p>3660.33906817436</text:p>
          </table:table-cell>
          <table:table-cell office:value-type="float" office:value="367" calcext:value-type="float">
            <text:p>367</text:p>
          </table:table-cell>
          <table:table-cell office:value-type="float" office:value="3672487" calcext:value-type="float">
            <text:p>3672487</text:p>
          </table:table-cell>
          <table:table-cell office:value-type="float" office:value="3663" calcext:value-type="float">
            <text:p>3663</text:p>
          </table:table-cell>
          <table:table-cell table:number-columns-repeated="3"/>
        </table:table-row>
        <table:table-row table:style-name="ro1">
          <table:table-cell office:value-type="float" office:value="3670.33960008621" calcext:value-type="float">
            <text:p>3670.33960008621</text:p>
          </table:table-cell>
          <table:table-cell office:value-type="float" office:value="368" calcext:value-type="float">
            <text:p>368</text:p>
          </table:table-cell>
          <table:table-cell office:value-type="float" office:value="3682488" calcext:value-type="float">
            <text:p>3682488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float" office:value="3680.34028601646" calcext:value-type="float">
            <text:p>3680.34028601646</text:p>
          </table:table-cell>
          <table:table-cell office:value-type="float" office:value="369" calcext:value-type="float">
            <text:p>369</text:p>
          </table:table-cell>
          <table:table-cell office:value-type="float" office:value="3692489" calcext:value-type="float">
            <text:p>3692489</text:p>
          </table:table-cell>
          <table:table-cell office:value-type="float" office:value="3683" calcext:value-type="float">
            <text:p>3683</text:p>
          </table:table-cell>
          <table:table-cell table:number-columns-repeated="3"/>
        </table:table-row>
        <table:table-row table:style-name="ro1">
          <table:table-cell office:value-type="float" office:value="3690.34150600433" calcext:value-type="float">
            <text:p>3690.34150600433</text:p>
          </table:table-cell>
          <table:table-cell office:value-type="float" office:value="370" calcext:value-type="float">
            <text:p>370</text:p>
          </table:table-cell>
          <table:table-cell office:value-type="float" office:value="3702490" calcext:value-type="float">
            <text:p>3702490</text:p>
          </table:table-cell>
          <table:table-cell office:value-type="float" office:value="3693" calcext:value-type="float">
            <text:p>3693</text:p>
          </table:table-cell>
          <table:table-cell table:number-columns-repeated="3"/>
        </table:table-row>
        <table:table-row table:style-name="ro1">
          <table:table-cell office:value-type="float" office:value="3700.3417391777" calcext:value-type="float">
            <text:p>3700.3417391777</text:p>
          </table:table-cell>
          <table:table-cell office:value-type="float" office:value="371" calcext:value-type="float">
            <text:p>371</text:p>
          </table:table-cell>
          <table:table-cell office:value-type="float" office:value="3712491" calcext:value-type="float">
            <text:p>3712491</text:p>
          </table:table-cell>
          <table:table-cell office:value-type="float" office:value="3703" calcext:value-type="float">
            <text:p>3703</text:p>
          </table:table-cell>
          <table:table-cell table:number-columns-repeated="3"/>
        </table:table-row>
        <table:table-row table:style-name="ro1">
          <table:table-cell office:value-type="float" office:value="3710.3425860405" calcext:value-type="float">
            <text:p>3710.3425860405</text:p>
          </table:table-cell>
          <table:table-cell office:value-type="float" office:value="372" calcext:value-type="float">
            <text:p>372</text:p>
          </table:table-cell>
          <table:table-cell office:value-type="float" office:value="3722492" calcext:value-type="float">
            <text:p>3722492</text:p>
          </table:table-cell>
          <table:table-cell office:value-type="float" office:value="3713" calcext:value-type="float">
            <text:p>3713</text:p>
          </table:table-cell>
          <table:table-cell table:number-columns-repeated="3"/>
        </table:table-row>
        <table:table-row table:style-name="ro1">
          <table:table-cell office:value-type="float" office:value="3720.3443300724" calcext:value-type="float">
            <text:p>3720.3443300724</text:p>
          </table:table-cell>
          <table:table-cell office:value-type="float" office:value="373" calcext:value-type="float">
            <text:p>373</text:p>
          </table:table-cell>
          <table:table-cell office:value-type="float" office:value="3732493" calcext:value-type="float">
            <text:p>3732493</text:p>
          </table:table-cell>
          <table:table-cell office:value-type="float" office:value="3723" calcext:value-type="float">
            <text:p>3723</text:p>
          </table:table-cell>
          <table:table-cell table:number-columns-repeated="3"/>
        </table:table-row>
        <table:table-row table:style-name="ro1">
          <table:table-cell office:value-type="float" office:value="3730.34487009048" calcext:value-type="float">
            <text:p>3730.34487009048</text:p>
          </table:table-cell>
          <table:table-cell office:value-type="float" office:value="374" calcext:value-type="float">
            <text:p>374</text:p>
          </table:table-cell>
          <table:table-cell office:value-type="float" office:value="3742494" calcext:value-type="float">
            <text:p>3742494</text:p>
          </table:table-cell>
          <table:table-cell office:value-type="float" office:value="3733" calcext:value-type="float">
            <text:p>3733</text:p>
          </table:table-cell>
          <table:table-cell table:number-columns-repeated="3"/>
        </table:table-row>
        <table:table-row table:style-name="ro1">
          <table:table-cell office:value-type="float" office:value="3740.34516096115" calcext:value-type="float">
            <text:p>3740.34516096115</text:p>
          </table:table-cell>
          <table:table-cell office:value-type="float" office:value="375" calcext:value-type="float">
            <text:p>375</text:p>
          </table:table-cell>
          <table:table-cell office:value-type="float" office:value="3752495" calcext:value-type="float">
            <text:p>3752495</text:p>
          </table:table-cell>
          <table:table-cell office:value-type="float" office:value="3743" calcext:value-type="float">
            <text:p>3743</text:p>
          </table:table-cell>
          <table:table-cell table:number-columns-repeated="3"/>
        </table:table-row>
        <table:table-row table:style-name="ro1">
          <table:table-cell office:value-type="float" office:value="3750.3459341526" calcext:value-type="float">
            <text:p>3750.3459341526</text:p>
          </table:table-cell>
          <table:table-cell office:value-type="float" office:value="376" calcext:value-type="float">
            <text:p>376</text:p>
          </table:table-cell>
          <table:table-cell office:value-type="float" office:value="3762496" calcext:value-type="float">
            <text:p>3762496</text:p>
          </table:table-cell>
          <table:table-cell office:value-type="float" office:value="3753" calcext:value-type="float">
            <text:p>3753</text:p>
          </table:table-cell>
          <table:table-cell table:number-columns-repeated="3"/>
        </table:table-row>
        <table:table-row table:style-name="ro1">
          <table:table-cell office:value-type="float" office:value="3760.34718108177" calcext:value-type="float">
            <text:p>3760.34718108177</text:p>
          </table:table-cell>
          <table:table-cell office:value-type="float" office:value="377" calcext:value-type="float">
            <text:p>377</text:p>
          </table:table-cell>
          <table:table-cell office:value-type="float" office:value="3772497" calcext:value-type="float">
            <text:p>3772497</text:p>
          </table:table-cell>
          <table:table-cell office:value-type="float" office:value="3763" calcext:value-type="float">
            <text:p>3763</text:p>
          </table:table-cell>
          <table:table-cell table:number-columns-repeated="3"/>
        </table:table-row>
        <table:table-row table:style-name="ro1">
          <table:table-cell office:value-type="float" office:value="3770.34753704071" calcext:value-type="float">
            <text:p>3770.34753704071</text:p>
          </table:table-cell>
          <table:table-cell office:value-type="float" office:value="378" calcext:value-type="float">
            <text:p>378</text:p>
          </table:table-cell>
          <table:table-cell office:value-type="float" office:value="3782498" calcext:value-type="float">
            <text:p>3782498</text:p>
          </table:table-cell>
          <table:table-cell office:value-type="float" office:value="3773" calcext:value-type="float">
            <text:p>3773</text:p>
          </table:table-cell>
          <table:table-cell table:number-columns-repeated="3"/>
        </table:table-row>
        <table:table-row table:style-name="ro1">
          <table:table-cell office:value-type="float" office:value="3780.34887599945" calcext:value-type="float">
            <text:p>3780.34887599945</text:p>
          </table:table-cell>
          <table:table-cell office:value-type="float" office:value="379" calcext:value-type="float">
            <text:p>379</text:p>
          </table:table-cell>
          <table:table-cell office:value-type="float" office:value="3792499" calcext:value-type="float">
            <text:p>3792499</text:p>
          </table:table-cell>
          <table:table-cell office:value-type="float" office:value="3783" calcext:value-type="float">
            <text:p>3783</text:p>
          </table:table-cell>
          <table:table-cell table:number-columns-repeated="3"/>
        </table:table-row>
        <table:table-row table:style-name="ro1">
          <table:table-cell office:value-type="float" office:value="3790.35019516945" calcext:value-type="float">
            <text:p>3790.35019516945</text:p>
          </table:table-cell>
          <table:table-cell office:value-type="float" office:value="380" calcext:value-type="float">
            <text:p>380</text:p>
          </table:table-cell>
          <table:table-cell office:value-type="float" office:value="3802500" calcext:value-type="float">
            <text:p>3802500</text:p>
          </table:table-cell>
          <table:table-cell office:value-type="float" office:value="3793" calcext:value-type="float">
            <text:p>3793</text:p>
          </table:table-cell>
          <table:table-cell table:number-columns-repeated="3"/>
        </table:table-row>
        <table:table-row table:style-name="ro1">
          <table:table-cell office:value-type="float" office:value="3800.3506000042" calcext:value-type="float">
            <text:p>3800.3506000042</text:p>
          </table:table-cell>
          <table:table-cell office:value-type="float" office:value="381" calcext:value-type="float">
            <text:p>381</text:p>
          </table:table-cell>
          <table:table-cell office:value-type="float" office:value="3812501" calcext:value-type="float">
            <text:p>3812501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 office:value-type="float" office:value="3810.35186100006" calcext:value-type="float">
            <text:p>3810.35186100006</text:p>
          </table:table-cell>
          <table:table-cell office:value-type="float" office:value="382" calcext:value-type="float">
            <text:p>382</text:p>
          </table:table-cell>
          <table:table-cell office:value-type="float" office:value="3822502" calcext:value-type="float">
            <text:p>3822502</text:p>
          </table:table-cell>
          <table:table-cell office:value-type="float" office:value="3813" calcext:value-type="float">
            <text:p>3813</text:p>
          </table:table-cell>
          <table:table-cell table:number-columns-repeated="3"/>
        </table:table-row>
        <table:table-row table:style-name="ro1">
          <table:table-cell office:value-type="float" office:value="3820.35264396667" calcext:value-type="float">
            <text:p>3820.35264396667</text:p>
          </table:table-cell>
          <table:table-cell office:value-type="float" office:value="383" calcext:value-type="float">
            <text:p>383</text:p>
          </table:table-cell>
          <table:table-cell office:value-type="float" office:value="3832503" calcext:value-type="float">
            <text:p>3832503</text:p>
          </table:table-cell>
          <table:table-cell office:value-type="float" office:value="3823" calcext:value-type="float">
            <text:p>3823</text:p>
          </table:table-cell>
          <table:table-cell table:number-columns-repeated="3"/>
        </table:table-row>
        <table:table-row table:style-name="ro1">
          <table:table-cell office:value-type="float" office:value="3830.35338115692" calcext:value-type="float">
            <text:p>3830.35338115692</text:p>
          </table:table-cell>
          <table:table-cell office:value-type="float" office:value="384" calcext:value-type="float">
            <text:p>384</text:p>
          </table:table-cell>
          <table:table-cell office:value-type="float" office:value="3842504" calcext:value-type="float">
            <text:p>3842504</text:p>
          </table:table-cell>
          <table:table-cell office:value-type="float" office:value="3833" calcext:value-type="float">
            <text:p>3833</text:p>
          </table:table-cell>
          <table:table-cell table:number-columns-repeated="3"/>
        </table:table-row>
        <table:table-row table:style-name="ro1">
          <table:table-cell office:value-type="float" office:value="3840.35374999046" calcext:value-type="float">
            <text:p>3840.35374999046</text:p>
          </table:table-cell>
          <table:table-cell office:value-type="float" office:value="385" calcext:value-type="float">
            <text:p>385</text:p>
          </table:table-cell>
          <table:table-cell office:value-type="float" office:value="3852505" calcext:value-type="float">
            <text:p>3852505</text:p>
          </table:table-cell>
          <table:table-cell office:value-type="float" office:value="3843" calcext:value-type="float">
            <text:p>3843</text:p>
          </table:table-cell>
          <table:table-cell table:number-columns-repeated="3"/>
        </table:table-row>
        <table:table-row table:style-name="ro1">
          <table:table-cell office:value-type="float" office:value="3850.35403299332" calcext:value-type="float">
            <text:p>3850.35403299332</text:p>
          </table:table-cell>
          <table:table-cell office:value-type="float" office:value="386" calcext:value-type="float">
            <text:p>386</text:p>
          </table:table-cell>
          <table:table-cell office:value-type="float" office:value="3862506" calcext:value-type="float">
            <text:p>3862506</text:p>
          </table:table-cell>
          <table:table-cell office:value-type="float" office:value="3853" calcext:value-type="float">
            <text:p>3853</text:p>
          </table:table-cell>
          <table:table-cell table:number-columns-repeated="3"/>
        </table:table-row>
        <table:table-row table:style-name="ro1">
          <table:table-cell office:value-type="float" office:value="3860.35607910156" calcext:value-type="float">
            <text:p>3860.35607910156</text:p>
          </table:table-cell>
          <table:table-cell office:value-type="float" office:value="387" calcext:value-type="float">
            <text:p>387</text:p>
          </table:table-cell>
          <table:table-cell office:value-type="float" office:value="3872507" calcext:value-type="float">
            <text:p>3872507</text:p>
          </table:table-cell>
          <table:table-cell office:value-type="float" office:value="3863" calcext:value-type="float">
            <text:p>3863</text:p>
          </table:table-cell>
          <table:table-cell table:number-columns-repeated="3"/>
        </table:table-row>
        <table:table-row table:style-name="ro1">
          <table:table-cell office:value-type="float" office:value="3870.35562801361" calcext:value-type="float">
            <text:p>3870.35562801361</text:p>
          </table:table-cell>
          <table:table-cell office:value-type="float" office:value="388" calcext:value-type="float">
            <text:p>388</text:p>
          </table:table-cell>
          <table:table-cell office:value-type="float" office:value="3882508" calcext:value-type="float">
            <text:p>3882508</text:p>
          </table:table-cell>
          <table:table-cell office:value-type="float" office:value="3873" calcext:value-type="float">
            <text:p>3873</text:p>
          </table:table-cell>
          <table:table-cell table:number-columns-repeated="3"/>
        </table:table-row>
        <table:table-row table:style-name="ro1">
          <table:table-cell office:value-type="float" office:value="3880.35770916939" calcext:value-type="float">
            <text:p>3880.35770916939</text:p>
          </table:table-cell>
          <table:table-cell office:value-type="float" office:value="389" calcext:value-type="float">
            <text:p>389</text:p>
          </table:table-cell>
          <table:table-cell office:value-type="float" office:value="3892509" calcext:value-type="float">
            <text:p>3892509</text:p>
          </table:table-cell>
          <table:table-cell office:value-type="float" office:value="3883" calcext:value-type="float">
            <text:p>3883</text:p>
          </table:table-cell>
          <table:table-cell table:number-columns-repeated="3"/>
        </table:table-row>
        <table:table-row table:style-name="ro1">
          <table:table-cell office:value-type="float" office:value="3890.35800909996" calcext:value-type="float">
            <text:p>3890.35800909996</text:p>
          </table:table-cell>
          <table:table-cell office:value-type="float" office:value="390" calcext:value-type="float">
            <text:p>390</text:p>
          </table:table-cell>
          <table:table-cell office:value-type="float" office:value="3902510" calcext:value-type="float">
            <text:p>3902510</text:p>
          </table:table-cell>
          <table:table-cell office:value-type="float" office:value="3893" calcext:value-type="float">
            <text:p>3893</text:p>
          </table:table-cell>
          <table:table-cell table:number-columns-repeated="3"/>
        </table:table-row>
        <table:table-row table:style-name="ro1">
          <table:table-cell office:value-type="float" office:value="3900.35903811455" calcext:value-type="float">
            <text:p>3900.35903811455</text:p>
          </table:table-cell>
          <table:table-cell office:value-type="float" office:value="391" calcext:value-type="float">
            <text:p>391</text:p>
          </table:table-cell>
          <table:table-cell office:value-type="float" office:value="3912511" calcext:value-type="float">
            <text:p>3912511</text:p>
          </table:table-cell>
          <table:table-cell office:value-type="float" office:value="3903" calcext:value-type="float">
            <text:p>3903</text:p>
          </table:table-cell>
          <table:table-cell table:number-columns-repeated="3"/>
        </table:table-row>
        <table:table-row table:style-name="ro1">
          <table:table-cell office:value-type="float" office:value="3910.35931205749" calcext:value-type="float">
            <text:p>3910.35931205749</text:p>
          </table:table-cell>
          <table:table-cell office:value-type="float" office:value="392" calcext:value-type="float">
            <text:p>392</text:p>
          </table:table-cell>
          <table:table-cell office:value-type="float" office:value="3922512" calcext:value-type="float">
            <text:p>3922512</text:p>
          </table:table-cell>
          <table:table-cell office:value-type="float" office:value="3913" calcext:value-type="float">
            <text:p>3913</text:p>
          </table:table-cell>
          <table:table-cell table:number-columns-repeated="3"/>
        </table:table-row>
        <table:table-row table:style-name="ro1">
          <table:table-cell office:value-type="float" office:value="3920.36006903648" calcext:value-type="float">
            <text:p>3920.36006903648</text:p>
          </table:table-cell>
          <table:table-cell office:value-type="float" office:value="393" calcext:value-type="float">
            <text:p>393</text:p>
          </table:table-cell>
          <table:table-cell office:value-type="float" office:value="3932513" calcext:value-type="float">
            <text:p>3932513</text:p>
          </table:table-cell>
          <table:table-cell office:value-type="float" office:value="3923" calcext:value-type="float">
            <text:p>3923</text:p>
          </table:table-cell>
          <table:table-cell table:number-columns-repeated="3"/>
        </table:table-row>
        <table:table-row table:style-name="ro1">
          <table:table-cell office:value-type="float" office:value="3930.36161398888" calcext:value-type="float">
            <text:p>3930.36161398888</text:p>
          </table:table-cell>
          <table:table-cell office:value-type="float" office:value="394" calcext:value-type="float">
            <text:p>394</text:p>
          </table:table-cell>
          <table:table-cell office:value-type="float" office:value="3942514" calcext:value-type="float">
            <text:p>3942514</text:p>
          </table:table-cell>
          <table:table-cell office:value-type="float" office:value="3933" calcext:value-type="float">
            <text:p>3933</text:p>
          </table:table-cell>
          <table:table-cell table:number-columns-repeated="3"/>
        </table:table-row>
        <table:table-row table:style-name="ro1">
          <table:table-cell office:value-type="float" office:value="3940.36144995689" calcext:value-type="float">
            <text:p>3940.36144995689</text:p>
          </table:table-cell>
          <table:table-cell office:value-type="float" office:value="395" calcext:value-type="float">
            <text:p>395</text:p>
          </table:table-cell>
          <table:table-cell office:value-type="float" office:value="3952515" calcext:value-type="float">
            <text:p>3952515</text:p>
          </table:table-cell>
          <table:table-cell office:value-type="float" office:value="3943" calcext:value-type="float">
            <text:p>3943</text:p>
          </table:table-cell>
          <table:table-cell table:number-columns-repeated="3"/>
        </table:table-row>
        <table:table-row table:style-name="ro1">
          <table:table-cell office:value-type="float" office:value="3950.36398410797" calcext:value-type="float">
            <text:p>3950.36398410797</text:p>
          </table:table-cell>
          <table:table-cell office:value-type="float" office:value="396" calcext:value-type="float">
            <text:p>396</text:p>
          </table:table-cell>
          <table:table-cell office:value-type="float" office:value="3962516" calcext:value-type="float">
            <text:p>3962516</text:p>
          </table:table-cell>
          <table:table-cell office:value-type="float" office:value="3953" calcext:value-type="float">
            <text:p>3953</text:p>
          </table:table-cell>
          <table:table-cell table:number-columns-repeated="3"/>
        </table:table-row>
        <table:table-row table:style-name="ro1">
          <table:table-cell office:value-type="float" office:value="3960.36457705498" calcext:value-type="float">
            <text:p>3960.36457705498</text:p>
          </table:table-cell>
          <table:table-cell office:value-type="float" office:value="397" calcext:value-type="float">
            <text:p>397</text:p>
          </table:table-cell>
          <table:table-cell office:value-type="float" office:value="3972517" calcext:value-type="float">
            <text:p>3972517</text:p>
          </table:table-cell>
          <table:table-cell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float" office:value="3970.3656539917" calcext:value-type="float">
            <text:p>3970.3656539917</text:p>
          </table:table-cell>
          <table:table-cell office:value-type="float" office:value="398" calcext:value-type="float">
            <text:p>398</text:p>
          </table:table-cell>
          <table:table-cell office:value-type="float" office:value="3982518" calcext:value-type="float">
            <text:p>3982518</text:p>
          </table:table-cell>
          <table:table-cell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 office:value-type="float" office:value="3980.36726117134" calcext:value-type="float">
            <text:p>3980.36726117134</text:p>
          </table:table-cell>
          <table:table-cell office:value-type="float" office:value="399" calcext:value-type="float">
            <text:p>399</text:p>
          </table:table-cell>
          <table:table-cell office:value-type="float" office:value="3992519" calcext:value-type="float">
            <text:p>3992519</text:p>
          </table:table-cell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float" office:value="3990.36635303497" calcext:value-type="float">
            <text:p>3990.36635303497</text:p>
          </table:table-cell>
          <table:table-cell office:value-type="float" office:value="400" calcext:value-type="float">
            <text:p>400</text:p>
          </table:table-cell>
          <table:table-cell office:value-type="float" office:value="4002520" calcext:value-type="float">
            <text:p>4002520</text:p>
          </table:table-cell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4000.36863517761" calcext:value-type="float">
            <text:p>4000.36863517761</text:p>
          </table:table-cell>
          <table:table-cell office:value-type="float" office:value="401" calcext:value-type="float">
            <text:p>401</text:p>
          </table:table-cell>
          <table:table-cell office:value-type="float" office:value="4012521" calcext:value-type="float">
            <text:p>4012521</text:p>
          </table:table-cell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4010.36945104599" calcext:value-type="float">
            <text:p>4010.36945104599</text:p>
          </table:table-cell>
          <table:table-cell office:value-type="float" office:value="402" calcext:value-type="float">
            <text:p>402</text:p>
          </table:table-cell>
          <table:table-cell office:value-type="float" office:value="4022522" calcext:value-type="float">
            <text:p>4022522</text:p>
          </table:table-cell>
          <table:table-cell office:value-type="float" office:value="4012" calcext:value-type="float">
            <text:p>4012</text:p>
          </table:table-cell>
          <table:table-cell table:number-columns-repeated="3"/>
        </table:table-row>
        <table:table-row table:style-name="ro1">
          <table:table-cell office:value-type="float" office:value="4020.3709461689" calcext:value-type="float">
            <text:p>4020.3709461689</text:p>
          </table:table-cell>
          <table:table-cell office:value-type="float" office:value="403" calcext:value-type="float">
            <text:p>403</text:p>
          </table:table-cell>
          <table:table-cell office:value-type="float" office:value="4032523" calcext:value-type="float">
            <text:p>4032523</text:p>
          </table:table-cell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30.3721511364" calcext:value-type="float">
            <text:p>4030.3721511364</text:p>
          </table:table-cell>
          <table:table-cell office:value-type="float" office:value="404" calcext:value-type="float">
            <text:p>404</text:p>
          </table:table-cell>
          <table:table-cell office:value-type="float" office:value="4042524" calcext:value-type="float">
            <text:p>4042524</text:p>
          </table:table-cell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40.37192201614" calcext:value-type="float">
            <text:p>4040.37192201614</text:p>
          </table:table-cell>
          <table:table-cell office:value-type="float" office:value="405" calcext:value-type="float">
            <text:p>405</text:p>
          </table:table-cell>
          <table:table-cell office:value-type="float" office:value="4052525" calcext:value-type="float">
            <text:p>4052525</text:p>
          </table:table-cell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50.37253117561" calcext:value-type="float">
            <text:p>4050.37253117561</text:p>
          </table:table-cell>
          <table:table-cell office:value-type="float" office:value="406" calcext:value-type="float">
            <text:p>406</text:p>
          </table:table-cell>
          <table:table-cell office:value-type="float" office:value="4062526" calcext:value-type="float">
            <text:p>4062526</text:p>
          </table:table-cell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60.3745610714" calcext:value-type="float">
            <text:p>4060.3745610714</text:p>
          </table:table-cell>
          <table:table-cell office:value-type="float" office:value="407" calcext:value-type="float">
            <text:p>407</text:p>
          </table:table-cell>
          <table:table-cell office:value-type="float" office:value="4072527" calcext:value-type="float">
            <text:p>4072527</text:p>
          </table:table-cell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70.37557196617" calcext:value-type="float">
            <text:p>4070.37557196617</text:p>
          </table:table-cell>
          <table:table-cell office:value-type="float" office:value="408" calcext:value-type="float">
            <text:p>408</text:p>
          </table:table-cell>
          <table:table-cell office:value-type="float" office:value="4082528" calcext:value-type="float">
            <text:p>4082528</text:p>
          </table:table-cell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80.37579107285" calcext:value-type="float">
            <text:p>4080.37579107285</text:p>
          </table:table-cell>
          <table:table-cell office:value-type="float" office:value="409" calcext:value-type="float">
            <text:p>409</text:p>
          </table:table-cell>
          <table:table-cell office:value-type="float" office:value="4092529" calcext:value-type="float">
            <text:p>4092529</text:p>
          </table:table-cell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90.3768081665" calcext:value-type="float">
            <text:p>4090.3768081665</text:p>
          </table:table-cell>
          <table:table-cell office:value-type="float" office:value="410" calcext:value-type="float">
            <text:p>410</text:p>
          </table:table-cell>
          <table:table-cell office:value-type="float" office:value="4102530" calcext:value-type="float">
            <text:p>4102530</text:p>
          </table:table-cell>
          <table:table-cell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4100.37818408012" calcext:value-type="float">
            <text:p>4100.37818408012</text:p>
          </table:table-cell>
          <table:table-cell office:value-type="float" office:value="411" calcext:value-type="float">
            <text:p>411</text:p>
          </table:table-cell>
          <table:table-cell office:value-type="float" office:value="4112531" calcext:value-type="float">
            <text:p>4112531</text:p>
          </table:table-cell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10.37810897827" calcext:value-type="float">
            <text:p>4110.37810897827</text:p>
          </table:table-cell>
          <table:table-cell office:value-type="float" office:value="412" calcext:value-type="float">
            <text:p>412</text:p>
          </table:table-cell>
          <table:table-cell office:value-type="float" office:value="4122532" calcext:value-type="float">
            <text:p>4122532</text:p>
          </table:table-cell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20.38007998467" calcext:value-type="float">
            <text:p>4120.38007998467</text:p>
          </table:table-cell>
          <table:table-cell office:value-type="float" office:value="413" calcext:value-type="float">
            <text:p>413</text:p>
          </table:table-cell>
          <table:table-cell office:value-type="float" office:value="4132533" calcext:value-type="float">
            <text:p>4132533</text:p>
          </table:table-cell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30.38114905357" calcext:value-type="float">
            <text:p>4130.38114905357</text:p>
          </table:table-cell>
          <table:table-cell office:value-type="float" office:value="414" calcext:value-type="float">
            <text:p>414</text:p>
          </table:table-cell>
          <table:table-cell office:value-type="float" office:value="4142534" calcext:value-type="float">
            <text:p>4142534</text:p>
          </table:table-cell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40.38154101372" calcext:value-type="float">
            <text:p>4140.38154101372</text:p>
          </table:table-cell>
          <table:table-cell office:value-type="float" office:value="415" calcext:value-type="float">
            <text:p>415</text:p>
          </table:table-cell>
          <table:table-cell office:value-type="float" office:value="4152535" calcext:value-type="float">
            <text:p>4152535</text:p>
          </table:table-cell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50.38336205483" calcext:value-type="float">
            <text:p>4150.38336205483</text:p>
          </table:table-cell>
          <table:table-cell office:value-type="float" office:value="416" calcext:value-type="float">
            <text:p>416</text:p>
          </table:table-cell>
          <table:table-cell office:value-type="float" office:value="4162536" calcext:value-type="float">
            <text:p>4162536</text:p>
          </table:table-cell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60.38341808319" calcext:value-type="float">
            <text:p>4160.38341808319</text:p>
          </table:table-cell>
          <table:table-cell office:value-type="float" office:value="417" calcext:value-type="float">
            <text:p>417</text:p>
          </table:table-cell>
          <table:table-cell office:value-type="float" office:value="4172537" calcext:value-type="float">
            <text:p>4172537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70.38386416435" calcext:value-type="float">
            <text:p>4170.38386416435</text:p>
          </table:table-cell>
          <table:table-cell office:value-type="float" office:value="418" calcext:value-type="float">
            <text:p>418</text:p>
          </table:table-cell>
          <table:table-cell office:value-type="float" office:value="4182538" calcext:value-type="float">
            <text:p>4182538</text:p>
          </table:table-cell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80.38567614555" calcext:value-type="float">
            <text:p>4180.38567614555</text:p>
          </table:table-cell>
          <table:table-cell office:value-type="float" office:value="419" calcext:value-type="float">
            <text:p>419</text:p>
          </table:table-cell>
          <table:table-cell office:value-type="float" office:value="4192539" calcext:value-type="float">
            <text:p>4192539</text:p>
          </table:table-cell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90.38634109497" calcext:value-type="float">
            <text:p>4190.38634109497</text:p>
          </table:table-cell>
          <table:table-cell office:value-type="float" office:value="420" calcext:value-type="float">
            <text:p>420</text:p>
          </table:table-cell>
          <table:table-cell office:value-type="float" office:value="4202540" calcext:value-type="float">
            <text:p>4202540</text:p>
          </table:table-cell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200.38697504997" calcext:value-type="float">
            <text:p>4200.38697504997</text:p>
          </table:table-cell>
          <table:table-cell office:value-type="float" office:value="421" calcext:value-type="float">
            <text:p>421</text:p>
          </table:table-cell>
          <table:table-cell office:value-type="float" office:value="4212541" calcext:value-type="float">
            <text:p>4212541</text:p>
          </table:table-cell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10.38819003105" calcext:value-type="float">
            <text:p>4210.38819003105</text:p>
          </table:table-cell>
          <table:table-cell office:value-type="float" office:value="422" calcext:value-type="float">
            <text:p>422</text:p>
          </table:table-cell>
          <table:table-cell office:value-type="float" office:value="4222542" calcext:value-type="float">
            <text:p>4222542</text:p>
          </table:table-cell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20.38792705536" calcext:value-type="float">
            <text:p>4220.38792705536</text:p>
          </table:table-cell>
          <table:table-cell office:value-type="float" office:value="423" calcext:value-type="float">
            <text:p>423</text:p>
          </table:table-cell>
          <table:table-cell office:value-type="float" office:value="4232543" calcext:value-type="float">
            <text:p>4232543</text:p>
          </table:table-cell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30.38957500458" calcext:value-type="float">
            <text:p>4230.38957500458</text:p>
          </table:table-cell>
          <table:table-cell office:value-type="float" office:value="424" calcext:value-type="float">
            <text:p>424</text:p>
          </table:table-cell>
          <table:table-cell office:value-type="float" office:value="4242544" calcext:value-type="float">
            <text:p>4242544</text:p>
          </table:table-cell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40.39054512978" calcext:value-type="float">
            <text:p>4240.39054512978</text:p>
          </table:table-cell>
          <table:table-cell office:value-type="float" office:value="425" calcext:value-type="float">
            <text:p>425</text:p>
          </table:table-cell>
          <table:table-cell office:value-type="float" office:value="4252545" calcext:value-type="float">
            <text:p>4252545</text:p>
          </table:table-cell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50.39090394974" calcext:value-type="float">
            <text:p>4250.39090394974</text:p>
          </table:table-cell>
          <table:table-cell office:value-type="float" office:value="426" calcext:value-type="float">
            <text:p>426</text:p>
          </table:table-cell>
          <table:table-cell office:value-type="float" office:value="4262546" calcext:value-type="float">
            <text:p>4262546</text:p>
          </table:table-cell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float" office:value="4260.3923060894" calcext:value-type="float">
            <text:p>4260.3923060894</text:p>
          </table:table-cell>
          <table:table-cell office:value-type="float" office:value="427" calcext:value-type="float">
            <text:p>427</text:p>
          </table:table-cell>
          <table:table-cell office:value-type="float" office:value="4272547" calcext:value-type="float">
            <text:p>4272547</text:p>
          </table:table-cell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70.39282202721" calcext:value-type="float">
            <text:p>4270.39282202721</text:p>
          </table:table-cell>
          <table:table-cell office:value-type="float" office:value="428" calcext:value-type="float">
            <text:p>428</text:p>
          </table:table-cell>
          <table:table-cell office:value-type="float" office:value="4282548" calcext:value-type="float">
            <text:p>4282548</text:p>
          </table:table-cell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80.39412999153" calcext:value-type="float">
            <text:p>4280.39412999153</text:p>
          </table:table-cell>
          <table:table-cell office:value-type="float" office:value="429" calcext:value-type="float">
            <text:p>429</text:p>
          </table:table-cell>
          <table:table-cell office:value-type="float" office:value="4292549" calcext:value-type="float">
            <text:p>4292549</text:p>
          </table:table-cell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90.39412212372" calcext:value-type="float">
            <text:p>4290.39412212372</text:p>
          </table:table-cell>
          <table:table-cell office:value-type="float" office:value="430" calcext:value-type="float">
            <text:p>430</text:p>
          </table:table-cell>
          <table:table-cell office:value-type="float" office:value="4302550" calcext:value-type="float">
            <text:p>4302550</text:p>
          </table:table-cell>
          <table:table-cell office:value-type="float" office:value="4292" calcext:value-type="float">
            <text:p>4292</text:p>
          </table:table-cell>
          <table:table-cell table:number-columns-repeated="3"/>
        </table:table-row>
        <table:table-row table:style-name="ro1">
          <table:table-cell office:value-type="float" office:value="4300.39540410042" calcext:value-type="float">
            <text:p>4300.39540410042</text:p>
          </table:table-cell>
          <table:table-cell office:value-type="float" office:value="431" calcext:value-type="float">
            <text:p>431</text:p>
          </table:table-cell>
          <table:table-cell office:value-type="float" office:value="4312551" calcext:value-type="float">
            <text:p>4312551</text:p>
          </table:table-cell>
          <table:table-cell office:value-type="float" office:value="4302" calcext:value-type="float">
            <text:p>4302</text:p>
          </table:table-cell>
          <table:table-cell table:number-columns-repeated="3"/>
        </table:table-row>
        <table:table-row table:style-name="ro1">
          <table:table-cell office:value-type="float" office:value="4310.39625000954" calcext:value-type="float">
            <text:p>4310.39625000954</text:p>
          </table:table-cell>
          <table:table-cell office:value-type="float" office:value="432" calcext:value-type="float">
            <text:p>432</text:p>
          </table:table-cell>
          <table:table-cell office:value-type="float" office:value="4322552" calcext:value-type="float">
            <text:p>4322552</text:p>
          </table:table-cell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20.39707899094" calcext:value-type="float">
            <text:p>4320.39707899094</text:p>
          </table:table-cell>
          <table:table-cell office:value-type="float" office:value="433" calcext:value-type="float">
            <text:p>433</text:p>
          </table:table-cell>
          <table:table-cell office:value-type="float" office:value="4332553" calcext:value-type="float">
            <text:p>4332553</text:p>
          </table:table-cell>
          <table:table-cell office:value-type="float" office:value="4322" calcext:value-type="float">
            <text:p>4322</text:p>
          </table:table-cell>
          <table:table-cell table:number-columns-repeated="3"/>
        </table:table-row>
        <table:table-row table:style-name="ro1">
          <table:table-cell office:value-type="float" office:value="4330.39776206017" calcext:value-type="float">
            <text:p>4330.39776206017</text:p>
          </table:table-cell>
          <table:table-cell office:value-type="float" office:value="434" calcext:value-type="float">
            <text:p>434</text:p>
          </table:table-cell>
          <table:table-cell office:value-type="float" office:value="4342554" calcext:value-type="float">
            <text:p>4342554</text:p>
          </table:table-cell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40.3992459774" calcext:value-type="float">
            <text:p>4340.3992459774</text:p>
          </table:table-cell>
          <table:table-cell office:value-type="float" office:value="435" calcext:value-type="float">
            <text:p>435</text:p>
          </table:table-cell>
          <table:table-cell office:value-type="float" office:value="4352555" calcext:value-type="float">
            <text:p>4352555</text:p>
          </table:table-cell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50.3990881443" calcext:value-type="float">
            <text:p>4350.3990881443</text:p>
          </table:table-cell>
          <table:table-cell office:value-type="float" office:value="436" calcext:value-type="float">
            <text:p>436</text:p>
          </table:table-cell>
          <table:table-cell office:value-type="float" office:value="4362556" calcext:value-type="float">
            <text:p>4362556</text:p>
          </table:table-cell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60.40056610107" calcext:value-type="float">
            <text:p>4360.40056610107</text:p>
          </table:table-cell>
          <table:table-cell office:value-type="float" office:value="437" calcext:value-type="float">
            <text:p>437</text:p>
          </table:table-cell>
          <table:table-cell office:value-type="float" office:value="4372557" calcext:value-type="float">
            <text:p>4372557</text:p>
          </table:table-cell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70.40028905869" calcext:value-type="float">
            <text:p>4370.40028905869</text:p>
          </table:table-cell>
          <table:table-cell office:value-type="float" office:value="438" calcext:value-type="float">
            <text:p>438</text:p>
          </table:table-cell>
          <table:table-cell office:value-type="float" office:value="4382558" calcext:value-type="float">
            <text:p>4382558</text:p>
          </table:table-cell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80.40136408806" calcext:value-type="float">
            <text:p>4380.40136408806</text:p>
          </table:table-cell>
          <table:table-cell office:value-type="float" office:value="439" calcext:value-type="float">
            <text:p>439</text:p>
          </table:table-cell>
          <table:table-cell office:value-type="float" office:value="4392559" calcext:value-type="float">
            <text:p>4392559</text:p>
          </table:table-cell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90.40272402763" calcext:value-type="float">
            <text:p>4390.40272402763</text:p>
          </table:table-cell>
          <table:table-cell office:value-type="float" office:value="440" calcext:value-type="float">
            <text:p>440</text:p>
          </table:table-cell>
          <table:table-cell office:value-type="float" office:value="4402560" calcext:value-type="float">
            <text:p>4402560</text:p>
          </table:table-cell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400.40389204025" calcext:value-type="float">
            <text:p>4400.40389204025</text:p>
          </table:table-cell>
          <table:table-cell office:value-type="float" office:value="441" calcext:value-type="float">
            <text:p>441</text:p>
          </table:table-cell>
          <table:table-cell office:value-type="float" office:value="4412561" calcext:value-type="float">
            <text:p>4412561</text:p>
          </table:table-cell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10.40399217606" calcext:value-type="float">
            <text:p>4410.40399217606</text:p>
          </table:table-cell>
          <table:table-cell office:value-type="float" office:value="442" calcext:value-type="float">
            <text:p>442</text:p>
          </table:table-cell>
          <table:table-cell office:value-type="float" office:value="4422562" calcext:value-type="float">
            <text:p>4422562</text:p>
          </table:table-cell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20.40380716324" calcext:value-type="float">
            <text:p>4420.40380716324</text:p>
          </table:table-cell>
          <table:table-cell office:value-type="float" office:value="443" calcext:value-type="float">
            <text:p>443</text:p>
          </table:table-cell>
          <table:table-cell office:value-type="float" office:value="4432563" calcext:value-type="float">
            <text:p>4432563</text:p>
          </table:table-cell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30.40491604805" calcext:value-type="float">
            <text:p>4430.40491604805</text:p>
          </table:table-cell>
          <table:table-cell office:value-type="float" office:value="444" calcext:value-type="float">
            <text:p>444</text:p>
          </table:table-cell>
          <table:table-cell office:value-type="float" office:value="4442564" calcext:value-type="float">
            <text:p>4442564</text:p>
          </table:table-cell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40.40642499924" calcext:value-type="float">
            <text:p>4440.40642499924</text:p>
          </table:table-cell>
          <table:table-cell office:value-type="float" office:value="445" calcext:value-type="float">
            <text:p>445</text:p>
          </table:table-cell>
          <table:table-cell office:value-type="float" office:value="4452565" calcext:value-type="float">
            <text:p>4452565</text:p>
          </table:table-cell>
          <table:table-cell office:value-type="float" office:value="4441" calcext:value-type="float">
            <text:p>4441</text:p>
          </table:table-cell>
          <table:table-cell table:number-columns-repeated="3"/>
        </table:table-row>
        <table:table-row table:style-name="ro1">
          <table:table-cell office:value-type="float" office:value="4450.40800213814" calcext:value-type="float">
            <text:p>4450.40800213814</text:p>
          </table:table-cell>
          <table:table-cell office:value-type="float" office:value="446" calcext:value-type="float">
            <text:p>446</text:p>
          </table:table-cell>
          <table:table-cell office:value-type="float" office:value="4462566" calcext:value-type="float">
            <text:p>4462566</text:p>
          </table:table-cell>
          <table:table-cell office:value-type="float" office:value="4451" calcext:value-type="float">
            <text:p>4451</text:p>
          </table:table-cell>
          <table:table-cell table:number-columns-repeated="3"/>
        </table:table-row>
        <table:table-row table:style-name="ro1">
          <table:table-cell office:value-type="float" office:value="4460.40810108185" calcext:value-type="float">
            <text:p>4460.40810108185</text:p>
          </table:table-cell>
          <table:table-cell office:value-type="float" office:value="447" calcext:value-type="float">
            <text:p>447</text:p>
          </table:table-cell>
          <table:table-cell office:value-type="float" office:value="4472567" calcext:value-type="float">
            <text:p>4472567</text:p>
          </table:table-cell>
          <table:table-cell office:value-type="float" office:value="4461" calcext:value-type="float">
            <text:p>4461</text:p>
          </table:table-cell>
          <table:table-cell table:number-columns-repeated="3"/>
        </table:table-row>
        <table:table-row table:style-name="ro1">
          <table:table-cell office:value-type="float" office:value="4470.40918016434" calcext:value-type="float">
            <text:p>4470.40918016434</text:p>
          </table:table-cell>
          <table:table-cell office:value-type="float" office:value="448" calcext:value-type="float">
            <text:p>448</text:p>
          </table:table-cell>
          <table:table-cell office:value-type="float" office:value="4482568" calcext:value-type="float">
            <text:p>4482568</text:p>
          </table:table-cell>
          <table:table-cell office:value-type="float" office:value="4471" calcext:value-type="float">
            <text:p>4471</text:p>
          </table:table-cell>
          <table:table-cell table:number-columns-repeated="3"/>
        </table:table-row>
        <table:table-row table:style-name="ro1">
          <table:table-cell office:value-type="float" office:value="4480.40959000587" calcext:value-type="float">
            <text:p>4480.40959000587</text:p>
          </table:table-cell>
          <table:table-cell office:value-type="float" office:value="449" calcext:value-type="float">
            <text:p>449</text:p>
          </table:table-cell>
          <table:table-cell office:value-type="float" office:value="4492569" calcext:value-type="float">
            <text:p>4492569</text:p>
          </table:table-cell>
          <table:table-cell office:value-type="float" office:value="4481" calcext:value-type="float">
            <text:p>4481</text:p>
          </table:table-cell>
          <table:table-cell table:number-columns-repeated="3"/>
        </table:table-row>
        <table:table-row table:style-name="ro1">
          <table:table-cell office:value-type="float" office:value="4490.410779953" calcext:value-type="float">
            <text:p>4490.410779953</text:p>
          </table:table-cell>
          <table:table-cell office:value-type="float" office:value="450" calcext:value-type="float">
            <text:p>450</text:p>
          </table:table-cell>
          <table:table-cell office:value-type="float" office:value="4502570" calcext:value-type="float">
            <text:p>4502570</text:p>
          </table:table-cell>
          <table:table-cell office:value-type="float" office:value="4491" calcext:value-type="float">
            <text:p>4491</text:p>
          </table:table-cell>
          <table:table-cell table:number-columns-repeated="3"/>
        </table:table-row>
        <table:table-row table:style-name="ro1">
          <table:table-cell office:value-type="float" office:value="4500.4112739563" calcext:value-type="float">
            <text:p>4500.4112739563</text:p>
          </table:table-cell>
          <table:table-cell office:value-type="float" office:value="451" calcext:value-type="float">
            <text:p>451</text:p>
          </table:table-cell>
          <table:table-cell office:value-type="float" office:value="4512571" calcext:value-type="float">
            <text:p>4512571</text:p>
          </table:table-cell>
          <table:table-cell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float" office:value="4510.41208910942" calcext:value-type="float">
            <text:p>4510.41208910942</text:p>
          </table:table-cell>
          <table:table-cell office:value-type="float" office:value="452" calcext:value-type="float">
            <text:p>452</text:p>
          </table:table-cell>
          <table:table-cell office:value-type="float" office:value="4522572" calcext:value-type="float">
            <text:p>4522572</text:p>
          </table:table-cell>
          <table:table-cell office:value-type="float" office:value="4511" calcext:value-type="float">
            <text:p>4511</text:p>
          </table:table-cell>
          <table:table-cell table:number-columns-repeated="3"/>
        </table:table-row>
        <table:table-row table:style-name="ro1">
          <table:table-cell office:value-type="float" office:value="4520.41248512268" calcext:value-type="float">
            <text:p>4520.41248512268</text:p>
          </table:table-cell>
          <table:table-cell office:value-type="float" office:value="453" calcext:value-type="float">
            <text:p>453</text:p>
          </table:table-cell>
          <table:table-cell office:value-type="float" office:value="4532573" calcext:value-type="float">
            <text:p>4532573</text:p>
          </table:table-cell>
          <table:table-cell office:value-type="float" office:value="4521" calcext:value-type="float">
            <text:p>4521</text:p>
          </table:table-cell>
          <table:table-cell table:number-columns-repeated="3"/>
        </table:table-row>
        <table:table-row table:style-name="ro1">
          <table:table-cell office:value-type="float" office:value="4530.41503310204" calcext:value-type="float">
            <text:p>4530.41503310204</text:p>
          </table:table-cell>
          <table:table-cell office:value-type="float" office:value="454" calcext:value-type="float">
            <text:p>454</text:p>
          </table:table-cell>
          <table:table-cell office:value-type="float" office:value="4542574" calcext:value-type="float">
            <text:p>4542574</text:p>
          </table:table-cell>
          <table:table-cell office:value-type="float" office:value="4531" calcext:value-type="float">
            <text:p>4531</text:p>
          </table:table-cell>
          <table:table-cell table:number-columns-repeated="3"/>
        </table:table-row>
        <table:table-row table:style-name="ro1">
          <table:table-cell office:value-type="float" office:value="4540.41250300407" calcext:value-type="float">
            <text:p>4540.41250300407</text:p>
          </table:table-cell>
          <table:table-cell office:value-type="float" office:value="455" calcext:value-type="float">
            <text:p>455</text:p>
          </table:table-cell>
          <table:table-cell office:value-type="float" office:value="4552575" calcext:value-type="float">
            <text:p>4552575</text:p>
          </table:table-cell>
          <table:table-cell office:value-type="float" office:value="4541" calcext:value-type="float">
            <text:p>4541</text:p>
          </table:table-cell>
          <table:table-cell table:number-columns-repeated="3"/>
        </table:table-row>
        <table:table-row table:style-name="ro1">
          <table:table-cell office:value-type="float" office:value="4550.4149620533" calcext:value-type="float">
            <text:p>4550.4149620533</text:p>
          </table:table-cell>
          <table:table-cell office:value-type="float" office:value="456" calcext:value-type="float">
            <text:p>456</text:p>
          </table:table-cell>
          <table:table-cell office:value-type="float" office:value="4562576" calcext:value-type="float">
            <text:p>4562576</text:p>
          </table:table-cell>
          <table:table-cell office:value-type="float" office:value="4551" calcext:value-type="float">
            <text:p>4551</text:p>
          </table:table-cell>
          <table:table-cell table:number-columns-repeated="3"/>
        </table:table-row>
        <table:table-row table:style-name="ro1">
          <table:table-cell office:value-type="float" office:value="4560.41642808914" calcext:value-type="float">
            <text:p>4560.41642808914</text:p>
          </table:table-cell>
          <table:table-cell office:value-type="float" office:value="457" calcext:value-type="float">
            <text:p>457</text:p>
          </table:table-cell>
          <table:table-cell office:value-type="float" office:value="4572577" calcext:value-type="float">
            <text:p>4572577</text:p>
          </table:table-cell>
          <table:table-cell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 office:value-type="float" office:value="4570.41763710976" calcext:value-type="float">
            <text:p>4570.41763710976</text:p>
          </table:table-cell>
          <table:table-cell office:value-type="float" office:value="458" calcext:value-type="float">
            <text:p>458</text:p>
          </table:table-cell>
          <table:table-cell office:value-type="float" office:value="4582578" calcext:value-type="float">
            <text:p>4582578</text:p>
          </table:table-cell>
          <table:table-cell office:value-type="float" office:value="4571" calcext:value-type="float">
            <text:p>4571</text:p>
          </table:table-cell>
          <table:table-cell table:number-columns-repeated="3"/>
        </table:table-row>
        <table:table-row table:style-name="ro1">
          <table:table-cell office:value-type="float" office:value="4580.41803002357" calcext:value-type="float">
            <text:p>4580.41803002357</text:p>
          </table:table-cell>
          <table:table-cell office:value-type="float" office:value="459" calcext:value-type="float">
            <text:p>459</text:p>
          </table:table-cell>
          <table:table-cell office:value-type="float" office:value="4592579" calcext:value-type="float">
            <text:p>4592579</text:p>
          </table:table-cell>
          <table:table-cell office:value-type="float" office:value="4581" calcext:value-type="float">
            <text:p>4581</text:p>
          </table:table-cell>
          <table:table-cell table:number-columns-repeated="3"/>
        </table:table-row>
        <table:table-row table:style-name="ro1">
          <table:table-cell office:value-type="float" office:value="4590.41846108437" calcext:value-type="float">
            <text:p>4590.41846108437</text:p>
          </table:table-cell>
          <table:table-cell office:value-type="float" office:value="460" calcext:value-type="float">
            <text:p>460</text:p>
          </table:table-cell>
          <table:table-cell office:value-type="float" office:value="4602580" calcext:value-type="float">
            <text:p>4602580</text:p>
          </table:table-cell>
          <table:table-cell office:value-type="float" office:value="4591" calcext:value-type="float">
            <text:p>4591</text:p>
          </table:table-cell>
          <table:table-cell table:number-columns-repeated="3"/>
        </table:table-row>
        <table:table-row table:style-name="ro1">
          <table:table-cell office:value-type="float" office:value="4600.41937208176" calcext:value-type="float">
            <text:p>4600.41937208176</text:p>
          </table:table-cell>
          <table:table-cell office:value-type="float" office:value="461" calcext:value-type="float">
            <text:p>461</text:p>
          </table:table-cell>
          <table:table-cell office:value-type="float" office:value="4612581" calcext:value-type="float">
            <text:p>4612581</text:p>
          </table:table-cell>
          <table:table-cell office:value-type="float" office:value="4601" calcext:value-type="float">
            <text:p>46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[.A461]-[.A1]" office:value-type="float" office:value="4600.41937208176" calcext:value-type="float">
            <text:p>4600.41937208176</text:p>
          </table:table-cell>
          <table:table-cell table:style-name="ce1" table:formula="of:=[.B461]-[.B1]" office:value-type="float" office:value="460" calcext:value-type="float">
            <text:p>460</text:p>
          </table:table-cell>
          <table:table-cell table:style-name="ce1" table:formula="of:=[.C461]-[.C1]" office:value-type="float" office:value="4600460" calcext:value-type="float">
            <text:p>4600460</text:p>
          </table:table-cell>
          <table:table-cell table:style-name="ce1" table:formula="of:=[.D461]-[.D1]" office:value-type="float" office:value="4589" calcext:value-type="float">
            <text:p>458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table:formula="of:=[.C463]/[.$A463]/1000" office:value-type="float" office:value="1.000008831351" calcext:value-type="float">
            <text:p>1.000008831351</text:p>
          </table:table-cell>
          <table:table-cell table:style-name="ce2" table:formula="of:=[.D463]/[.$A463]" office:value-type="float" office:value="0.99751775410932" calcext:value-type="float">
            <text:p>0.99751775410932</text:p>
          </table:table-cell>
          <table:table-cell/>
          <table:table-cell table:formula="of:=[.C465]*60*10" office:value-type="float" office:value="600.0052988106" calcext:value-type="float">
            <text:p>600.0052988106</text:p>
          </table:table-cell>
          <table:table-cell table:formula="of:=[.D465]*60*10" office:value-type="float" office:value="598.510652465592" calcext:value-type="float">
            <text:p>598.5106524655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utes/hour perio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C$465]-1)*3600*[.$A467]" office:value-type="float" office:value="0.0317928636001774" calcext:value-type="float">
            <text:p>0.031792863600178</text:p>
          </table:table-cell>
          <table:table-cell table:formula="of:=([.D$465]-1)*3600*[.$A467]" office:value-type="float" office:value="-8.93608520644809" calcext:value-type="float">
            <text:p>-8.93608520644809</text:p>
          </table:table-cell>
          <table:table-cell table:style-name="ce3" table:formula="of:=[.D467]/60" office:value-type="float" office:value="-0.148934753440828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C$465]-1)*3600*[.$A468]" office:value-type="float" office:value="0.0953785908005322" calcext:value-type="float">
            <text:p>0.095378590800532</text:p>
          </table:table-cell>
          <table:table-cell table:formula="of:=([.D$465]-1)*3600*[.$A468]" office:value-type="float" office:value="-26.8082556193443" calcext:value-type="float">
            <text:p>-26.8082556193443</text:p>
          </table:table-cell>
          <table:table-cell table:style-name="ce3" table:formula="of:=[.D468]/60" office:value-type="float" office:value="-0.446804260322484" calcext:value-type="float">
            <text:p>-0.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C$465]-1)*3600*[.$A469]" office:value-type="float" office:value="0.190757181601064" calcext:value-type="float">
            <text:p>0.190757181601064</text:p>
          </table:table-cell>
          <table:table-cell table:formula="of:=([.D$465]-1)*3600*[.$A469]" office:value-type="float" office:value="-53.6165112386885" calcext:value-type="float">
            <text:p>-53.6165112386885</text:p>
          </table:table-cell>
          <table:table-cell table:style-name="ce3" table:formula="of:=[.D469]/60" office:value-type="float" office:value="-0.893608520644809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.C$465]-1)*3600*[.$A470]" office:value-type="float" office:value="0.381514363202129" calcext:value-type="float">
            <text:p>0.381514363202129</text:p>
          </table:table-cell>
          <table:table-cell table:formula="of:=([.D$465]-1)*3600*[.$A470]" office:value-type="float" office:value="-107.233022477377" calcext:value-type="float">
            <text:p>-107.233022477377</text:p>
          </table:table-cell>
          <table:table-cell table:style-name="ce3" table:formula="of:=[.D470]/60" office:value-type="float" office:value="-1.78721704128962" calcext:value-type="float">
            <text:p>-1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.C$465]-1)*3600*[.$A471]" office:value-type="float" office:value="0.763028726404258" calcext:value-type="float">
            <text:p>0.763028726404258</text:p>
          </table:table-cell>
          <table:table-cell table:formula="of:=([.D$465]-1)*3600*[.$A471]" office:value-type="float" office:value="-214.466044954754" calcext:value-type="float">
            <text:p>-214.466044954754</text:p>
          </table:table-cell>
          <table:table-cell table:style-name="ce3" table:formula="of:=[.D471]/60" office:value-type="float" office:value="-3.57443408257987" calcext:value-type="float">
            <text:p>-3.57</text:p>
          </table:table-cell>
          <table:table-cell table:number-columns-repeated="2"/>
        </table:table-row>
        <table:table-row table:style-name="ro1">
          <table:table-cell table:formula="of:=24*7" office:value-type="float" office:value="168" calcext:value-type="float">
            <text:p>168</text:p>
          </table:table-cell>
          <table:table-cell/>
          <table:table-cell table:formula="of:=([.C$465]-1)*3600*[.$A472]" office:value-type="float" office:value="5.34120108482981" calcext:value-type="float">
            <text:p>5.34120108482981</text:p>
          </table:table-cell>
          <table:table-cell table:formula="of:=([.D$465]-1)*3600*[.$A472]" office:value-type="float" office:value="-1501.26231468328" calcext:value-type="float">
            <text:p>-1501.26231468328</text:p>
          </table:table-cell>
          <table:table-cell table:style-name="ce3" table:formula="of:=[.D472]/60" office:value-type="float" office:value="-25.0210385780591" calcext:value-type="float">
            <text:p>-25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5:58:06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6:02:15.919000000</dc:date>
    <meta:editing-duration>PT23M5S</meta:editing-duration>
    <meta:editing-cycles>4</meta:editing-cycles>
    <meta:generator>LibreOffice/7.1.5.2$Windows_X86_64 LibreOffice_project/85f04e9f809797b8199d13c421bd8a2b025d52b5</meta:generator>
    <meta:document-statistic meta:table-count="1" meta:cell-count="1877" meta:object-count="0"/>
  </office:meta>
</office:document-meta>
</file>